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45.28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28.95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>
      <style:text-properties style:font-name="Liberation Serif" style:font-name-asian="WenQuanYi Micro Hei" style:font-name-complex="Lohit Devanagari"/>
    </style:style>
    <style:style style:name="ce5" style:family="table-cell" style:parent-style-name="Default" style:data-style-name="N2"/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/>
    <style:style style:name="ce10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/>
  </office:automatic-styles>
  <office:body>
    <office:spreadsheet>
      <table:calculation-settings table:automatic-find-labels="false"/>
      <table:table table:name="STI5k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Distance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</text:p>
          </table:table-cell>
          <table:table-cell table:style-name="Default" office:value-type="string" calcext:value-type="string">
            <text:p>Mean</text:p>
          </table:table-cell>
          <table:table-cell table:style-name="ce3" office:value-type="string" calcext:value-type="string">
            <text:p>IQR (25%)</text:p>
          </table:table-cell>
          <table:table-cell table:style-name="ce3" office:value-type="string" calcext:value-type="string">
            <text:p>IQR(75%)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ffectivenes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Mean</text:p>
          </table:table-cell>
          <table:table-cell table:style-name="ce3" office:value-type="string" calcext:value-type="string">
            <text:p>IQR (25%)</text:p>
          </table:table-cell>
          <table:table-cell table:style-name="ce3" office:value-type="string" calcext:value-type="string">
            <text:p>IQR(75%)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Median [IQR]</text:p>
          </table:table-cell>
          <table:table-cell office:value-type="string" calcext:value-type="string">
            <text:p>Effectiveness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Blossom V (Best possible)</text:p>
          </table:table-cell>
          <table:table-cell table:style-name="ce2" office:value-type="float" office:value="2.790101" calcext:value-type="float">
            <text:p>2.79</text:p>
          </table:table-cell>
          <table:table-cell table:style-name="ce2" office:value-type="float" office:value="0.2660256" calcext:value-type="float">
            <text:p>0.27</text:p>
          </table:table-cell>
          <table:table-cell table:style-name="ce2" office:value-type="float" office:value="0.4159074" calcext:value-type="float">
            <text:p>0.42</text:p>
          </table:table-cell>
          <table:table-cell table:style-name="ce2" office:value-type="float" office:value="14.70854" calcext:value-type="float">
            <text:p>14.71</text:p>
          </table:table-cell>
          <table:table-cell table:style-name="ce2" office:value-type="float" office:value="0.3213811" calcext:value-type="float">
            <text:p>0.32</text:p>
          </table:table-cell>
          <table:table-cell table:style-name="ce5" table:formula="of:=[.E3]/[.$E$3]" office:value-type="float" office:value="1" calcext:value-type="float">
            <text:p>1.00</text:p>
          </table:table-cell>
          <table:table-cell table:style-name="ce1" office:value-type="string" calcext:value-type="string">
            <text:p>Blossom V</text:p>
          </table:table-cell>
          <table:table-cell table:style-name="ce7" office:value-type="float" office:value="40.69687" calcext:value-type="float">
            <text:p>41</text:p>
          </table:table-cell>
          <table:table-cell table:style-name="ce1" office:value-type="float" office:value="0.059375" calcext:value-type="float">
            <text:p>0.059375</text:p>
          </table:table-cell>
          <table:table-cell table:style-name="ce1" office:value-type="float" office:value="5.5875" calcext:value-type="float">
            <text:p>5.5875</text:p>
          </table:table-cell>
          <table:table-cell table:style-name="ce7" office:value-type="float" office:value="232.5859" calcext:value-type="float">
            <text:p>233</text:p>
          </table:table-cell>
          <table:table-cell table:style-name="ce8" office:value-type="float" office:value="1.759375" calcext:value-type="float">
            <text:p>1.8</text:p>
          </table:table-cell>
          <table:table-cell table:style-name="ce9" table:formula="of:=[.L3]/[.$L$3]" office:value-type="float" office:value="1" calcext:value-type="float">
            <text:p>1.0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Brute force</text:p>
          </table:table-cell>
          <table:table-cell table:style-name="ce2" office:value-type="float" office:value="2.88468" calcext:value-type="float">
            <text:p>2.88</text:p>
          </table:table-cell>
          <table:table-cell table:style-name="ce2" office:value-type="float" office:value="0.2622726" calcext:value-type="float">
            <text:p>0.26</text:p>
          </table:table-cell>
          <table:table-cell table:style-name="ce2" office:value-type="float" office:value="0.4406772" calcext:value-type="float">
            <text:p>0.44</text:p>
          </table:table-cell>
          <table:table-cell table:style-name="ce2" office:value-type="float" office:value="19.79605" calcext:value-type="float">
            <text:p>19.80</text:p>
          </table:table-cell>
          <table:table-cell table:style-name="ce2" office:value-type="float" office:value="0.3211721" calcext:value-type="float">
            <text:p>0.32</text:p>
          </table:table-cell>
          <table:table-cell table:style-name="ce5" table:formula="of:=[.E4]/[.$E$3]" office:value-type="float" office:value="1.03389805602019" calcext:value-type="float">
            <text:p>1.03</text:p>
          </table:table-cell>
          <table:table-cell table:style-name="ce1" office:value-type="string" calcext:value-type="string">
            <text:p>Brute force</text:p>
          </table:table-cell>
          <table:table-cell table:style-name="ce7" office:value-type="float" office:value="64.45312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84375" calcext:value-type="float">
            <text:p>6.84375</text:p>
          </table:table-cell>
          <table:table-cell table:style-name="ce7" office:value-type="float" office:value="337.2495" calcext:value-type="float">
            <text:p>337</text:p>
          </table:table-cell>
          <table:table-cell table:style-name="ce8" office:value-type="float" office:value="1.65625" calcext:value-type="float">
            <text:p>1.7</text:p>
          </table:table-cell>
          <table:table-cell table:style-name="ce9" table:formula="of:=[.L4]/[.$L$3]" office:value-type="float" office:value="1.58373653796963" calcext:value-type="float">
            <text:p>1.6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Cluster shuffle</text:p>
          </table:table-cell>
          <table:table-cell table:style-name="ce2" office:value-type="float" office:value="3.426005" calcext:value-type="float">
            <text:p>3.43</text:p>
          </table:table-cell>
          <table:table-cell table:style-name="ce2" office:value-type="float" office:value="0.3571455" calcext:value-type="float">
            <text:p>0.36</text:p>
          </table:table-cell>
          <table:table-cell table:style-name="ce2" office:value-type="float" office:value="1.0099548" calcext:value-type="float">
            <text:p>1.01</text:p>
          </table:table-cell>
          <table:table-cell table:style-name="ce2" office:value-type="float" office:value="17.46463" calcext:value-type="float">
            <text:p>17.46</text:p>
          </table:table-cell>
          <table:table-cell table:style-name="ce2" office:value-type="float" office:value="0.5168829" calcext:value-type="float">
            <text:p>0.52</text:p>
          </table:table-cell>
          <table:table-cell table:style-name="ce5" table:formula="of:=[.E5]/[.$E$3]" office:value-type="float" office:value="1.22791432998304" calcext:value-type="float">
            <text:p>1.23</text:p>
          </table:table-cell>
          <table:table-cell table:style-name="ce1" office:value-type="string" calcext:value-type="string">
            <text:p>Distribution</text:p>
          </table:table-cell>
          <table:table-cell table:style-name="ce7" office:value-type="float" office:value="128.1375" calcext:value-type="float">
            <text:p>128</text:p>
          </table:table-cell>
          <table:table-cell table:style-name="ce1" office:value-type="float" office:value="9.521875" calcext:value-type="float">
            <text:p>9.521875</text:p>
          </table:table-cell>
          <table:table-cell table:style-name="ce1" office:value-type="float" office:value="94.2" calcext:value-type="float">
            <text:p>94.2</text:p>
          </table:table-cell>
          <table:table-cell table:style-name="ce7" office:value-type="float" office:value="352.5665" calcext:value-type="float">
            <text:p>353</text:p>
          </table:table-cell>
          <table:table-cell table:style-name="ce8" office:value-type="float" office:value="30.175" calcext:value-type="float">
            <text:p>30.2</text:p>
          </table:table-cell>
          <table:table-cell table:style-name="ce9" table:formula="of:=[.L5]/[.$L$3]" office:value-type="float" office:value="3.14858366257651" calcext:value-type="float">
            <text:p>3.1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Weighted shuffle</text:p>
          </table:table-cell>
          <table:table-cell table:style-name="ce2" office:value-type="float" office:value="3.46674" calcext:value-type="float">
            <text:p>3.47</text:p>
          </table:table-cell>
          <table:table-cell table:style-name="ce2" office:value-type="float" office:value="0.4813653" calcext:value-type="float">
            <text:p>0.48</text:p>
          </table:table-cell>
          <table:table-cell table:style-name="ce2" office:value-type="float" office:value="1.3598424" calcext:value-type="float">
            <text:p>1.36</text:p>
          </table:table-cell>
          <table:table-cell table:style-name="ce2" office:value-type="float" office:value="19.02194" calcext:value-type="float">
            <text:p>19.02</text:p>
          </table:table-cell>
          <table:table-cell table:style-name="ce2" office:value-type="float" office:value="0.7793085" calcext:value-type="float">
            <text:p>0.78</text:p>
          </table:table-cell>
          <table:table-cell table:style-name="ce5" table:formula="of:=[.E6]/[.$E$3]" office:value-type="float" office:value="1.24251415988167" calcext:value-type="float">
            <text:p>1.24</text:p>
          </table:table-cell>
          <table:table-cell table:style-name="ce1" office:value-type="string" calcext:value-type="string">
            <text:p>Cluster shuffle</text:p>
          </table:table-cell>
          <table:table-cell table:style-name="ce7" office:value-type="float" office:value="161.39687" calcext:value-type="float">
            <text:p>161</text:p>
          </table:table-cell>
          <table:table-cell table:style-name="ce1" office:value-type="float" office:value="3.896875" calcext:value-type="float">
            <text:p>3.896875</text:p>
          </table:table-cell>
          <table:table-cell table:style-name="ce1" office:value-type="float" office:value="100.21563" calcext:value-type="float">
            <text:p>100.21563</text:p>
          </table:table-cell>
          <table:table-cell table:style-name="ce7" office:value-type="float" office:value="523.3137" calcext:value-type="float">
            <text:p>523</text:p>
          </table:table-cell>
          <table:table-cell table:style-name="ce8" office:value-type="float" office:value="20.801562" calcext:value-type="float">
            <text:p>20.8</text:p>
          </table:table-cell>
          <table:table-cell table:style-name="ce9" table:formula="of:=[.L6]/[.$L$3]" office:value-type="float" office:value="3.96583005032082" calcext:value-type="float">
            <text:p>4.0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Random k</text:p>
          </table:table-cell>
          <table:table-cell table:style-name="ce2" office:value-type="float" office:value="3.4913" calcext:value-type="float">
            <text:p>3.49</text:p>
          </table:table-cell>
          <table:table-cell table:style-name="ce2" office:value-type="float" office:value="0.4857088" calcext:value-type="float">
            <text:p>0.49</text:p>
          </table:table-cell>
          <table:table-cell table:style-name="ce2" office:value-type="float" office:value="1.3874139" calcext:value-type="float">
            <text:p>1.39</text:p>
          </table:table-cell>
          <table:table-cell table:style-name="ce2" office:value-type="float" office:value="18.99922" calcext:value-type="float">
            <text:p>19.00</text:p>
          </table:table-cell>
          <table:table-cell table:style-name="ce2" office:value-type="float" office:value="0.7893977" calcext:value-type="float">
            <text:p>0.79</text:p>
          </table:table-cell>
          <table:table-cell table:style-name="ce5" table:formula="of:=[.E7]/[.$E$3]" office:value-type="float" office:value="1.25131670860661" calcext:value-type="float">
            <text:p>1.25</text:p>
          </table:table-cell>
          <table:table-cell table:style-name="ce1" office:value-type="string" calcext:value-type="string">
            <text:p>Weighted shuffle</text:p>
          </table:table-cell>
          <table:table-cell table:style-name="ce7" office:value-type="float" office:value="179.13438" calcext:value-type="float">
            <text:p>179</text:p>
          </table:table-cell>
          <table:table-cell table:style-name="ce1" office:value-type="float" office:value="19.890625" calcext:value-type="float">
            <text:p>19.890625</text:p>
          </table:table-cell>
          <table:table-cell table:style-name="ce1" office:value-type="float" office:value="177.875" calcext:value-type="float">
            <text:p>177.875</text:p>
          </table:table-cell>
          <table:table-cell table:style-name="ce7" office:value-type="float" office:value="369.4776" calcext:value-type="float">
            <text:p>369</text:p>
          </table:table-cell>
          <table:table-cell table:style-name="ce8" office:value-type="float" office:value="62.640625" calcext:value-type="float">
            <text:p>62.6</text:p>
          </table:table-cell>
          <table:table-cell table:style-name="ce9" table:formula="of:=[.L7]/[.$L$3]" office:value-type="float" office:value="4.40167462510016" calcext:value-type="float">
            <text:p>4.4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Distribution</text:p>
          </table:table-cell>
          <table:table-cell table:style-name="ce2" office:value-type="float" office:value="3.839805" calcext:value-type="float">
            <text:p>3.84</text:p>
          </table:table-cell>
          <table:table-cell table:style-name="ce2" office:value-type="float" office:value="0.3751512" calcext:value-type="float">
            <text:p>0.38</text:p>
          </table:table-cell>
          <table:table-cell table:style-name="ce2" office:value-type="float" office:value="1.0053931" calcext:value-type="float">
            <text:p>1.01</text:p>
          </table:table-cell>
          <table:table-cell table:style-name="ce2" office:value-type="float" office:value="20.79404" calcext:value-type="float">
            <text:p>20.79</text:p>
          </table:table-cell>
          <table:table-cell table:style-name="ce2" office:value-type="float" office:value="0.5728755" calcext:value-type="float">
            <text:p>0.57</text:p>
          </table:table-cell>
          <table:table-cell table:style-name="ce5" table:formula="of:=[.E8]/[.$E$3]" office:value-type="float" office:value="1.37622437323954" calcext:value-type="float">
            <text:p>1.38</text:p>
          </table:table-cell>
          <table:table-cell table:style-name="ce1" office:value-type="string" calcext:value-type="string">
            <text:p>Random k</text:p>
          </table:table-cell>
          <table:table-cell table:style-name="ce7" office:value-type="float" office:value="183.45625" calcext:value-type="float">
            <text:p>183</text:p>
          </table:table-cell>
          <table:table-cell table:style-name="ce1" office:value-type="float" office:value="20.475" calcext:value-type="float">
            <text:p>20.475</text:p>
          </table:table-cell>
          <table:table-cell table:style-name="ce1" office:value-type="float" office:value="183.99687" calcext:value-type="float">
            <text:p>183.99687</text:p>
          </table:table-cell>
          <table:table-cell table:style-name="ce7" office:value-type="float" office:value="372.8241" calcext:value-type="float">
            <text:p>373</text:p>
          </table:table-cell>
          <table:table-cell table:style-name="ce8" office:value-type="float" office:value="64.284375" calcext:value-type="float">
            <text:p>64.3</text:p>
          </table:table-cell>
          <table:table-cell table:style-name="ce9" table:formula="of:=[.L8]/[.$L$3]" office:value-type="float" office:value="4.50787124415219" calcext:value-type="float">
            <text:p>4.5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Random</text:p>
          </table:table-cell>
          <table:table-cell table:style-name="ce2" office:value-type="float" office:value="105.465229" calcext:value-type="float">
            <text:p>105.47</text:p>
          </table:table-cell>
          <table:table-cell table:style-name="ce2" office:value-type="float" office:value="4.9777613" calcext:value-type="float">
            <text:p>4.98</text:p>
          </table:table-cell>
          <table:table-cell table:style-name="ce2" office:value-type="float" office:value="203.2863688" calcext:value-type="float">
            <text:p>203.29</text:p>
          </table:table-cell>
          <table:table-cell table:style-name="ce2" office:value-type="float" office:value="93.14783" calcext:value-type="float">
            <text:p>93.15</text:p>
          </table:table-cell>
          <table:table-cell table:style-name="ce2" office:value-type="float" office:value="104.1273781" calcext:value-type="float">
            <text:p>104.13</text:p>
          </table:table-cell>
          <table:table-cell table:style-name="ce5" table:formula="of:=[.E9]/[.$E$3]" office:value-type="float" office:value="37.799788968213" calcext:value-type="float">
            <text:p>37.80</text:p>
          </table:table-cell>
          <table:table-cell table:style-name="ce1" office:value-type="string" calcext:value-type="string">
            <text:p>Random</text:p>
          </table:table-cell>
          <table:table-cell table:style-name="ce7" office:value-type="float" office:value="2498.09062" calcext:value-type="float">
            <text:p>2,498</text:p>
          </table:table-cell>
          <table:table-cell table:style-name="ce1" office:value-type="float" office:value="1249.8" calcext:value-type="float">
            <text:p>1249.8</text:p>
          </table:table-cell>
          <table:table-cell table:style-name="ce1" office:value-type="float" office:value="3747.26875" calcext:value-type="float">
            <text:p>3747.26875</text:p>
          </table:table-cell>
          <table:table-cell table:style-name="ce7" office:value-type="float" office:value="1442.4425" calcext:value-type="float">
            <text:p>1,442</text:p>
          </table:table-cell>
          <table:table-cell table:style-name="ce8" office:value-type="float" office:value="2499.05" calcext:value-type="float">
            <text:p>2,499.1</text:p>
          </table:table-cell>
          <table:table-cell table:style-name="ce9" table:formula="of:=[.L9]/[.$L$3]" office:value-type="float" office:value="61.3828685105267" calcext:value-type="float">
            <text:p>61.4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&amp; Time</text:p>
          </table:table-cell>
          <table:table-cell table:number-columns-repeated="2"/>
          <table:table-cell table:style-name="Default" table:formula="of:=[.D2]" office:value-type="string" office:string-value="Algorithm" calcext:value-type="string">
            <text:p>Algorithm</text:p>
          </table:table-cell>
          <table:table-cell table:style-name="Default" table:formula="of:=&quot;&amp;&quot; &amp; &quot; &quot; &amp; [.E2]" office:value-type="string" office:string-value="&amp; Mean" calcext:value-type="string">
            <text:p>&amp; Mean</text:p>
          </table:table-cell>
          <table:table-cell table:style-name="Default" table:formula="of:=&quot;&amp;&quot; &amp; &quot; &quot; &amp; [.H2]" office:value-type="string" office:string-value="&amp; Std. Dev." calcext:value-type="string">
            <text:p>&amp; Std. Dev.</text:p>
          </table:table-cell>
          <table:table-cell table:style-name="Default" table:formula="of:=&quot;&amp;&quot; &amp; &quot; &quot; &amp; [.I2]" office:value-type="string" office:string-value="&amp; Median" calcext:value-type="string">
            <text:p>&amp; Median</text:p>
          </table:table-cell>
          <table:table-cell office:value-type="string" calcext:value-type="string">
            <text:p>&amp; Effectiveness</text:p>
          </table:table-cell>
          <table:table-cell office:value-type="string" calcext:value-type="string">
            <text:p>&amp; Time</text:p>
          </table:table-cell>
          <table:table-cell office:value-type="string" calcext:value-type="string">
            <text:p>\\</text:p>
          </table:table-cell>
          <table:table-cell table:formula="of:=[.K2]" office:value-type="string" office:string-value="Algorithm" calcext:value-type="string">
            <text:p>Algorithm</text:p>
          </table:table-cell>
          <table:table-cell table:formula="of:=&quot;&amp;&quot; &amp; &quot; &quot; &amp; [.L2]" office:value-type="string" office:string-value="&amp; Mean" calcext:value-type="string">
            <text:p>&amp; Mean</text:p>
          </table:table-cell>
          <table:table-cell table:formula="of:=&quot;&amp;&quot; &amp; &quot; &quot; &amp; [.O2]" office:value-type="string" office:string-value="&amp; Std. Dev." calcext:value-type="string">
            <text:p>&amp; Std. Dev.</text:p>
          </table:table-cell>
          <table:table-cell table:formula="of:=&quot;&amp;&quot; &amp; &quot; &quot; &amp; [.P2]" office:value-type="string" office:string-value="&amp; Median [IQR]" calcext:value-type="string">
            <text:p>&amp; Median [IQR]</text:p>
          </table:table-cell>
          <table:table-cell office:value-type="string" calcext:value-type="string">
            <text:p>&amp; Effectiveness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2">
          <table:table-cell table:style-name="ce1" office:value-type="string" calcext:value-type="string">
            <text:p>&amp; 31.89 hours</text:p>
          </table:table-cell>
          <table:table-cell/>
          <table:table-cell table:style-name="ce1"/>
          <table:table-cell table:formula="of:=[.D3]" office:value-type="string" office:string-value="Blossom V (Best possible)" calcext:value-type="string">
            <text:p>Blossom V (Best possible)</text:p>
          </table:table-cell>
          <table:table-cell table:style-name="Default" table:formula="of:=&quot;&amp;&quot; &amp; &quot; &quot; &amp; ROUND([.E3];2)" office:value-type="string" office:string-value="&amp; 2.79" calcext:value-type="string">
            <text:p>&amp; 2.79</text:p>
          </table:table-cell>
          <table:table-cell table:style-name="Default" table:formula="of:=&quot;&amp;&quot; &amp; &quot; &quot; &amp; ROUND([.H3];1)" office:value-type="string" office:string-value="&amp; 14.7" calcext:value-type="string">
            <text:p>&amp; 14.7</text:p>
          </table:table-cell>
          <table:table-cell table:style-name="ce4" table:formula="of:=&quot;&amp; &quot; &amp; ROUND([.I3];2) &amp; &quot; [&quot; &amp; ROUND([.F3];2) &amp; &quot;,&quot; &amp; ROUND([.G3];2) &amp; &quot;]&quot;" office:value-type="string" office:string-value="&amp; 0.32 [0.27,0.42]" calcext:value-type="string">
            <text:p>&amp; 0.32 [0.27,0.42]</text:p>
          </table:table-cell>
          <table:table-cell table:formula="of:=&quot;&amp;&quot; &amp; &quot; &quot; &amp; ROUND([.J3];2)" office:value-type="string" office:string-value="&amp; 1" calcext:value-type="string">
            <text:p>&amp; 1</text:p>
          </table:table-cell>
          <table:table-cell table:style-name="ce1" office:value-type="string" calcext:value-type="string">
            <text:p>&amp; 31.89 hour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3]" office:value-type="string" office:string-value="Blossom V" calcext:value-type="string">
            <text:p>Blossom V</text:p>
          </table:table-cell>
          <table:table-cell table:formula="of:=&quot;&amp; &quot; &amp; ROUND([.L3])" office:value-type="string" office:string-value="&amp; 41" calcext:value-type="string">
            <text:p>&amp; 41</text:p>
          </table:table-cell>
          <table:table-cell table:formula="of:=&quot;&amp;&quot; &amp; &quot; &quot; &amp; ROUND([.O3])" office:value-type="string" office:string-value="&amp; 233" calcext:value-type="string">
            <text:p>&amp; 233</text:p>
          </table:table-cell>
          <table:table-cell table:style-name="ce4" table:formula="of:=&quot;&amp; &quot; &amp; ROUND([.P3];1) &amp; &quot; [&quot; &amp; ROUND([.M3];1) &amp; &quot;,&quot; &amp; ROUND([.N3];1) &amp; &quot;]&quot;" office:value-type="string" office:string-value="&amp; 1.8 [0.1,5.6]" calcext:value-type="string">
            <text:p>&amp; 1.8 [0.1,5.6]</text:p>
          </table:table-cell>
          <table:table-cell table:formula="of:=&quot;&amp;&quot; &amp; &quot; &quot; &amp; ROUND([.Q3];1)" office:value-type="string" office:string-value="&amp; 1" calcext:value-type="string">
            <text:p>&amp; 1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style-name="ce1" office:value-type="string" calcext:value-type="string">
            <text:p>&amp; 1.54 minutes</text:p>
          </table:table-cell>
          <table:table-cell/>
          <table:table-cell table:style-name="ce1"/>
          <table:table-cell table:formula="of:=[.D4]" office:value-type="string" office:string-value="Brute force" calcext:value-type="string">
            <text:p>Brute force</text:p>
          </table:table-cell>
          <table:table-cell table:style-name="Default" table:formula="of:=&quot;&amp;&quot; &amp; &quot; &quot; &amp; ROUND([.E4];2)" office:value-type="string" office:string-value="&amp; 2.88" calcext:value-type="string">
            <text:p>&amp; 2.88</text:p>
          </table:table-cell>
          <table:table-cell table:style-name="Default" table:formula="of:=&quot;&amp;&quot; &amp; &quot; &quot; &amp; ROUND([.H4];1)" office:value-type="string" office:string-value="&amp; 19.8" calcext:value-type="string">
            <text:p>&amp; 19.8</text:p>
          </table:table-cell>
          <table:table-cell table:style-name="ce4" table:formula="of:=&quot;&amp; &quot; &amp; ROUND([.I4];2) &amp; &quot; [&quot; &amp; ROUND([.F4];2) &amp; &quot;,&quot; &amp; ROUND([.G4];2) &amp; &quot;]&quot;" office:value-type="string" office:string-value="&amp; 0.32 [0.26,0.44]" calcext:value-type="string">
            <text:p>&amp; 0.32 [0.26,0.44]</text:p>
          </table:table-cell>
          <table:table-cell table:formula="of:=&quot;&amp;&quot; &amp; &quot; &quot; &amp; ROUND([.J4];2)" office:value-type="string" office:string-value="&amp; 1.03" calcext:value-type="string">
            <text:p>&amp; 1.03</text:p>
          </table:table-cell>
          <table:table-cell table:style-name="ce1" office:value-type="string" calcext:value-type="string">
            <text:p>&amp; 1.54 minute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4]" office:value-type="string" office:string-value="Brute force" calcext:value-type="string">
            <text:p>Brute force</text:p>
          </table:table-cell>
          <table:table-cell table:formula="of:=&quot;&amp; &quot; &amp; ROUND([.L4])" office:value-type="string" office:string-value="&amp; 64" calcext:value-type="string">
            <text:p>&amp; 64</text:p>
          </table:table-cell>
          <table:table-cell table:formula="of:=&quot;&amp;&quot; &amp; &quot; &quot; &amp; ROUND([.O4])" office:value-type="string" office:string-value="&amp; 337" calcext:value-type="string">
            <text:p>&amp; 337</text:p>
          </table:table-cell>
          <table:table-cell table:style-name="ce4" table:formula="of:=&quot;&amp; &quot; &amp; ROUND([.P4];1) &amp; &quot; [&quot; &amp; ROUND([.M4];2) &amp; &quot;,&quot; &amp; ROUND([.N4];1) &amp; &quot;]&quot;" office:value-type="string" office:string-value="&amp; 1.7 [0,6.8]" calcext:value-type="string">
            <text:p>&amp; 1.7 [0,6.8]</text:p>
          </table:table-cell>
          <table:table-cell table:formula="of:=&quot;&amp;&quot; &amp; &quot; &quot; &amp; ROUND([.Q4];1)" office:value-type="string" office:string-value="&amp; 1.6" calcext:value-type="string">
            <text:p>&amp; 1.6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style-name="ce1" office:value-type="string" calcext:value-type="string">
            <text:p>&amp; 4 seconds</text:p>
          </table:table-cell>
          <table:table-cell/>
          <table:table-cell table:style-name="ce1"/>
          <table:table-cell table:formula="of:=[.D5]" office:value-type="string" office:string-value="Cluster shuffle" calcext:value-type="string">
            <text:p>Cluster shuffle</text:p>
          </table:table-cell>
          <table:table-cell table:style-name="Default" table:formula="of:=&quot;&amp;&quot; &amp; &quot; &quot; &amp; ROUND([.E5];2)" office:value-type="string" office:string-value="&amp; 3.43" calcext:value-type="string">
            <text:p>&amp; 3.43</text:p>
          </table:table-cell>
          <table:table-cell table:style-name="Default" table:formula="of:=&quot;&amp;&quot; &amp; &quot; &quot; &amp; ROUND([.H5];1)" office:value-type="string" office:string-value="&amp; 17.5" calcext:value-type="string">
            <text:p>&amp; 17.5</text:p>
          </table:table-cell>
          <table:table-cell table:style-name="ce4" table:formula="of:=&quot;&amp; &quot; &amp; ROUND([.I5];2) &amp; &quot; [&quot; &amp; ROUND([.F5];2) &amp; &quot;,&quot; &amp; ROUND([.G5];2) &amp; &quot;]&quot;" office:value-type="string" office:string-value="&amp; 0.52 [0.36,1.01]" calcext:value-type="string">
            <text:p>&amp; 0.52 [0.36,1.01]</text:p>
          </table:table-cell>
          <table:table-cell table:formula="of:=&quot;&amp;&quot; &amp; &quot; &quot; &amp; ROUND([.J5];2)" office:value-type="string" office:string-value="&amp; 1.23" calcext:value-type="string">
            <text:p>&amp; 1.23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5]" office:value-type="string" office:string-value="Distribution" calcext:value-type="string">
            <text:p>Distribution</text:p>
          </table:table-cell>
          <table:table-cell table:formula="of:=&quot;&amp; &quot; &amp; ROUND([.L5])" office:value-type="string" office:string-value="&amp; 128" calcext:value-type="string">
            <text:p>&amp; 128</text:p>
          </table:table-cell>
          <table:table-cell table:formula="of:=&quot;&amp;&quot; &amp; &quot; &quot; &amp; ROUND([.O5])" office:value-type="string" office:string-value="&amp; 353" calcext:value-type="string">
            <text:p>&amp; 353</text:p>
          </table:table-cell>
          <table:table-cell table:style-name="ce4" table:formula="of:=&quot;&amp; &quot; &amp; ROUND([.P5];1) &amp; &quot; [&quot; &amp; ROUND([.M5];1) &amp; &quot;,&quot; &amp; ROUND([.N5];1) &amp; &quot;]&quot;" office:value-type="string" office:string-value="&amp; 30.2 [9.5,94.2]" calcext:value-type="string">
            <text:p>&amp; 30.2 [9.5,94.2]</text:p>
          </table:table-cell>
          <table:table-cell table:formula="of:=&quot;&amp;&quot; &amp; &quot; &quot; &amp; ROUND([.Q5];1)" office:value-type="string" office:string-value="&amp; 3.1" calcext:value-type="string">
            <text:p>&amp; 3.1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1">
          <table:table-cell table:style-name="ce1" office:value-type="string" calcext:value-type="string">
            <text:p>&amp; 4 seconds</text:p>
          </table:table-cell>
          <table:table-cell/>
          <table:table-cell table:style-name="ce1"/>
          <table:table-cell table:formula="of:=[.D6]" office:value-type="string" office:string-value="Weighted shuffle" calcext:value-type="string">
            <text:p>Weighted shuffle</text:p>
          </table:table-cell>
          <table:table-cell table:style-name="Default" table:formula="of:=&quot;&amp;&quot; &amp; &quot; &quot; &amp; ROUND([.E6];2)" office:value-type="string" office:string-value="&amp; 3.47" calcext:value-type="string">
            <text:p>&amp; 3.47</text:p>
          </table:table-cell>
          <table:table-cell table:style-name="Default" table:formula="of:=&quot;&amp;&quot; &amp; &quot; &quot; &amp; ROUND([.H6];1)" office:value-type="string" office:string-value="&amp; 19" calcext:value-type="string">
            <text:p>&amp; 19</text:p>
          </table:table-cell>
          <table:table-cell table:style-name="ce4" table:formula="of:=&quot;&amp; &quot; &amp; ROUND([.I6];2) &amp; &quot; [&quot; &amp; ROUND([.F6];2) &amp; &quot;,&quot; &amp; ROUND([.G6];2) &amp; &quot;]&quot;" office:value-type="string" office:string-value="&amp; 0.78 [0.48,1.36]" calcext:value-type="string">
            <text:p>&amp; 0.78 [0.48,1.36]</text:p>
          </table:table-cell>
          <table:table-cell table:formula="of:=&quot;&amp;&quot; &amp; &quot; &quot; &amp; ROUND([.J6];2)" office:value-type="string" office:string-value="&amp; 1.24" calcext:value-type="string">
            <text:p>&amp; 1.24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6]" office:value-type="string" office:string-value="Cluster shuffle" calcext:value-type="string">
            <text:p>Cluster shuffle</text:p>
          </table:table-cell>
          <table:table-cell table:formula="of:=&quot;&amp; &quot; &amp; ROUND([.L6])" office:value-type="string" office:string-value="&amp; 161" calcext:value-type="string">
            <text:p>&amp; 161</text:p>
          </table:table-cell>
          <table:table-cell table:formula="of:=&quot;&amp;&quot; &amp; &quot; &quot; &amp; ROUND([.O6])" office:value-type="string" office:string-value="&amp; 523" calcext:value-type="string">
            <text:p>&amp; 523</text:p>
          </table:table-cell>
          <table:table-cell table:style-name="ce4" table:formula="of:=&quot;&amp; &quot; &amp; ROUND([.P6];1) &amp; &quot; [&quot; &amp; ROUND([.M6];1) &amp; &quot;,&quot; &amp; ROUND([.N6];1) &amp; &quot;]&quot;" office:value-type="string" office:string-value="&amp; 20.8 [3.9,100.2]" calcext:value-type="string">
            <text:p>&amp; 20.8 [3.9,100.2]</text:p>
          </table:table-cell>
          <table:table-cell table:formula="of:=&quot;&amp;&quot; &amp; &quot; &quot; &amp; ROUND([.Q6];1)" office:value-type="string" office:string-value="&amp; 4" calcext:value-type="string">
            <text:p>&amp; 4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style-name="ce1" office:value-type="string" calcext:value-type="string">
            <text:p>&amp; 0.5 seconds</text:p>
          </table:table-cell>
          <table:table-cell/>
          <table:table-cell table:style-name="ce1"/>
          <table:table-cell table:formula="of:=[.D7]" office:value-type="string" office:string-value="Random k" calcext:value-type="string">
            <text:p>Random k</text:p>
          </table:table-cell>
          <table:table-cell table:style-name="Default" table:formula="of:=&quot;&amp;&quot; &amp; &quot; &quot; &amp; ROUND([.E7];2)" office:value-type="string" office:string-value="&amp; 3.49" calcext:value-type="string">
            <text:p>&amp; 3.49</text:p>
          </table:table-cell>
          <table:table-cell table:style-name="Default" table:formula="of:=&quot;&amp;&quot; &amp; &quot; &quot; &amp; ROUND([.H7];1)" office:value-type="string" office:string-value="&amp; 19" calcext:value-type="string">
            <text:p>&amp; 19</text:p>
          </table:table-cell>
          <table:table-cell table:style-name="ce4" table:formula="of:=&quot;&amp; &quot; &amp; ROUND([.I7];2) &amp; &quot; [&quot; &amp; ROUND([.F7];2) &amp; &quot;,&quot; &amp; ROUND([.G7];2) &amp; &quot;]&quot;" office:value-type="string" office:string-value="&amp; 0.79 [0.49,1.39]" calcext:value-type="string">
            <text:p>&amp; 0.79 [0.49,1.39]</text:p>
          </table:table-cell>
          <table:table-cell table:formula="of:=&quot;&amp;&quot; &amp; &quot; &quot; &amp; ROUND([.J7];2)" office:value-type="string" office:string-value="&amp; 1.25" calcext:value-type="string">
            <text:p>&amp; 1.25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7]" office:value-type="string" office:string-value="Weighted shuffle" calcext:value-type="string">
            <text:p>Weighted shuffle</text:p>
          </table:table-cell>
          <table:table-cell table:formula="of:=&quot;&amp; &quot; &amp; ROUND([.L7])" office:value-type="string" office:string-value="&amp; 179" calcext:value-type="string">
            <text:p>&amp; 179</text:p>
          </table:table-cell>
          <table:table-cell table:formula="of:=&quot;&amp;&quot; &amp; &quot; &quot; &amp; ROUND([.O7])" office:value-type="string" office:string-value="&amp; 369" calcext:value-type="string">
            <text:p>&amp; 369</text:p>
          </table:table-cell>
          <table:table-cell table:style-name="ce4" table:formula="of:=&quot;&amp; &quot; &amp; ROUND([.P7];1) &amp; &quot; [&quot; &amp; ROUND([.M7];1) &amp; &quot;,&quot; &amp; ROUND([.N7];1) &amp; &quot;]&quot;" office:value-type="string" office:string-value="&amp; 62.6 [19.9,177.9]" calcext:value-type="string">
            <text:p>&amp; 62.6 [19.9,177.9]</text:p>
          </table:table-cell>
          <table:table-cell table:formula="of:=&quot;&amp;&quot; &amp; &quot; &quot; &amp; ROUND([.Q7];1)" office:value-type="string" office:string-value="&amp; 4.4" calcext:value-type="string">
            <text:p>&amp; 4.4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style-name="ce1" office:value-type="string" calcext:value-type="string">
            <text:p>&amp; 4 seconds</text:p>
          </table:table-cell>
          <table:table-cell/>
          <table:table-cell table:style-name="ce1"/>
          <table:table-cell table:formula="of:=[.D8]" office:value-type="string" office:string-value="Distribution" calcext:value-type="string">
            <text:p>Distribution</text:p>
          </table:table-cell>
          <table:table-cell table:style-name="Default" table:formula="of:=&quot;&amp;&quot; &amp; &quot; &quot; &amp; ROUND([.E8];2)" office:value-type="string" office:string-value="&amp; 3.84" calcext:value-type="string">
            <text:p>&amp; 3.84</text:p>
          </table:table-cell>
          <table:table-cell table:style-name="Default" table:formula="of:=&quot;&amp;&quot; &amp; &quot; &quot; &amp; ROUND([.H8];1)" office:value-type="string" office:string-value="&amp; 20.8" calcext:value-type="string">
            <text:p>&amp; 20.8</text:p>
          </table:table-cell>
          <table:table-cell table:style-name="ce4" table:formula="of:=&quot;&amp; &quot; &amp; ROUND([.I8];2) &amp; &quot; [&quot; &amp; ROUND([.F8];2) &amp; &quot;,&quot; &amp; ROUND([.G8];2) &amp; &quot;]&quot;" office:value-type="string" office:string-value="&amp; 0.57 [0.38,1.01]" calcext:value-type="string">
            <text:p>&amp; 0.57 [0.38,1.01]</text:p>
          </table:table-cell>
          <table:table-cell table:formula="of:=&quot;&amp;&quot; &amp; &quot; &quot; &amp; ROUND([.J8];2)" office:value-type="string" office:string-value="&amp; 1.38" calcext:value-type="string">
            <text:p>&amp; 1.38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8]" office:value-type="string" office:string-value="Random k" calcext:value-type="string">
            <text:p>Random k</text:p>
          </table:table-cell>
          <table:table-cell table:formula="of:=&quot;&amp; &quot; &amp; ROUND([.L8])" office:value-type="string" office:string-value="&amp; 183" calcext:value-type="string">
            <text:p>&amp; 183</text:p>
          </table:table-cell>
          <table:table-cell table:formula="of:=&quot;&amp;&quot; &amp; &quot; &quot; &amp; ROUND([.O8])" office:value-type="string" office:string-value="&amp; 373" calcext:value-type="string">
            <text:p>&amp; 373</text:p>
          </table:table-cell>
          <table:table-cell table:style-name="ce4" table:formula="of:=&quot;&amp; &quot; &amp; ROUND([.P8];1) &amp; &quot; [&quot; &amp; ROUND([.M8];1) &amp; &quot;,&quot; &amp; ROUND([.N8];1) &amp; &quot;]&quot;" office:value-type="string" office:string-value="&amp; 64.3 [20.5,184]" calcext:value-type="string">
            <text:p>&amp; 64.3 [20.5,184]</text:p>
          </table:table-cell>
          <table:table-cell table:formula="of:=&quot;&amp;&quot; &amp; &quot; &quot; &amp; ROUND([.Q8];1)" office:value-type="string" office:string-value="&amp; 4.5" calcext:value-type="string">
            <text:p>&amp; 4.5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office:value-type="string" calcext:value-type="string">
            <text:p>&amp; 4 seconds</text:p>
          </table:table-cell>
          <table:table-cell/>
          <table:table-cell table:style-name="ce1"/>
          <table:table-cell table:formula="of:=[.D9]" office:value-type="string" office:string-value="Random" calcext:value-type="string">
            <text:p>Random</text:p>
          </table:table-cell>
          <table:table-cell table:style-name="Default" table:formula="of:=&quot;&amp;&quot; &amp; &quot; &quot; &amp; ROUND([.E9];2)" office:value-type="string" office:string-value="&amp; 105.47" calcext:value-type="string">
            <text:p>&amp; 105.47</text:p>
          </table:table-cell>
          <table:table-cell table:style-name="Default" table:formula="of:=&quot;&amp;&quot; &amp; &quot; &quot; &amp; ROUND([.H9];1)" office:value-type="string" office:string-value="&amp; 93.1" calcext:value-type="string">
            <text:p>&amp; 93.1</text:p>
          </table:table-cell>
          <table:table-cell table:style-name="ce4" table:formula="of:=&quot;&amp; &quot; &amp; ROUND([.I9];2) &amp; &quot; [&quot; &amp; ROUND([.F9];2) &amp; &quot;,&quot; &amp; ROUND([.G9];2) &amp; &quot;]&quot;" office:value-type="string" office:string-value="&amp; 104.13 [4.98,203.29]" calcext:value-type="string">
            <text:p>&amp; 104.13 [4.98,203.29]</text:p>
          </table:table-cell>
          <table:table-cell table:formula="of:=&quot;&amp;&quot; &amp; &quot; &quot; &amp; ROUND([.J9];2)" office:value-type="string" office:string-value="&amp; 37.8" calcext:value-type="string">
            <text:p>&amp; 37.8</text:p>
          </table:table-cell>
          <table:table-cell office:value-type="string" calcext:value-type="string">
            <text:p>&amp; 0.5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9]" office:value-type="string" office:string-value="Random" calcext:value-type="string">
            <text:p>Random</text:p>
          </table:table-cell>
          <table:table-cell table:formula="of:=&quot;&amp; &quot; &amp; ROUND([.L9])" office:value-type="string" office:string-value="&amp; 2498" calcext:value-type="string">
            <text:p>&amp; 2498</text:p>
          </table:table-cell>
          <table:table-cell table:formula="of:=&quot;&amp;&quot; &amp; &quot; &quot; &amp; ROUND([.O9])" office:value-type="string" office:string-value="&amp; 1442" calcext:value-type="string">
            <text:p>&amp; 1442</text:p>
          </table:table-cell>
          <table:table-cell table:style-name="ce4" table:formula="of:=&quot;&amp; &quot; &amp; ROUND([.P9];1) &amp; &quot; [&quot; &amp; ROUND([.M9];1) &amp; &quot;,&quot; &amp; ROUND([.N9];1) &amp; &quot;]&quot;" office:value-type="string" office:string-value="&amp; 2499.1 [1249.8,3747.3]" calcext:value-type="string">
            <text:p>&amp; 2499.1 [1249.8,3747.3]</text:p>
          </table:table-cell>
          <table:table-cell table:formula="of:=&quot;&amp;&quot; &amp; &quot; &quot; &amp; ROUND([.Q9];1)" office:value-type="string" office:string-value="&amp; 61.4" calcext:value-type="string">
            <text:p>&amp; 61.4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Default" table:number-columns-repeated="3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 table:number-columns-repeated="2"/>
          <table:table-cell table:number-columns-repeated="8"/>
        </table:table-row>
        <table:table-row table:style-name="ro4"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seconds</text:p>
          </table:table-cell>
          <table:table-cell table:style-name="ce1" office:value-type="string" calcext:value-type="string">
            <text:p>\usepackage{tabularx}</text:p>
          </table:table-cell>
          <table:table-cell table:style-name="ce1" office:value-type="string" calcext:value-type="string">
            <text:p>hour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Blossom V</text:p>
          </table:table-cell>
          <table:table-cell office:value-type="float" office:value="114808850" calcext:value-type="float">
            <text:p>114808850</text:p>
          </table:table-cell>
          <table:table-cell table:formula="of:=[.F24]/1000" office:value-type="float" office:value="114808.85" calcext:value-type="float">
            <text:p>114808.85</text:p>
          </table:table-cell>
          <table:table-cell table:style-name="ce1" table:formula="of:=[.G24]/60" office:value-type="float" office:value="1913.48083333333" calcext:value-type="float">
            <text:p>1913.4808333333</text:p>
          </table:table-cell>
          <table:table-cell table:style-name="ce1" table:formula="of:=[.H24]/60" office:value-type="float" office:value="31.8913472222222" calcext:value-type="float">
            <text:p>31.89134722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Brute force</text:p>
          </table:table-cell>
          <table:table-cell office:value-type="float" office:value="92272" calcext:value-type="float">
            <text:p>92272</text:p>
          </table:table-cell>
          <table:table-cell table:formula="of:=[.F25]/1000" office:value-type="float" office:value="92.272" calcext:value-type="float">
            <text:p>92.272</text:p>
          </table:table-cell>
          <table:table-cell table:style-name="ce1" table:formula="of:=[.G25]/60" office:value-type="float" office:value="1.53786666666667" calcext:value-type="float">
            <text:p>1.5378666667</text:p>
          </table:table-cell>
          <table:table-cell table:style-name="ce1" table:formula="of:=[.H25]/60" office:value-type="float" office:value="0.0256311111111111" calcext:value-type="float">
            <text:p>0.0256311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Cluster shuffle</text:p>
          </table:table-cell>
          <table:table-cell office:value-type="float" office:value="4064" calcext:value-type="float">
            <text:p>4064</text:p>
          </table:table-cell>
          <table:table-cell table:formula="of:=[.F26]/1000" office:value-type="float" office:value="4.064" calcext:value-type="float">
            <text:p>4.064</text:p>
          </table:table-cell>
          <table:table-cell table:style-name="ce1" table:formula="of:=[.G26]/60" office:value-type="float" office:value="0.0677333333333333" calcext:value-type="float">
            <text:p>0.0677333333</text:p>
          </table:table-cell>
          <table:table-cell table:style-name="ce1" table:formula="of:=[.H26]/60" office:value-type="float" office:value="0.00112888888888889" calcext:value-type="float">
            <text:p>0.001128888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4" calcext:value-type="float">
            <text:p>4</text:p>
          </table:table-cell>
          <table:table-cell office:value-type="string" calcext:value-type="string">
            <text:p>Distribution match</text:p>
          </table:table-cell>
          <table:table-cell office:value-type="float" office:value="4351" calcext:value-type="float">
            <text:p>4351</text:p>
          </table:table-cell>
          <table:table-cell table:formula="of:=[.F27]/1000" office:value-type="float" office:value="4.351" calcext:value-type="float">
            <text:p>4.351</text:p>
          </table:table-cell>
          <table:table-cell table:style-name="ce1" table:formula="of:=[.G27]/60" office:value-type="float" office:value="0.0725166666666667" calcext:value-type="float">
            <text:p>0.0725166667</text:p>
          </table:table-cell>
          <table:table-cell table:style-name="ce1" table:formula="of:=[.H27]/60" office:value-type="float" office:value="0.00120861111111111" calcext:value-type="float">
            <text:p>0.0012086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5" calcext:value-type="float">
            <text:p>5</text:p>
          </table:table-cell>
          <table:table-cell office:value-type="string" calcext:value-type="string">
            <text:p>Random match</text:p>
          </table:table-cell>
          <table:table-cell office:value-type="float" office:value="47" calcext:value-type="float">
            <text:p>47</text:p>
          </table:table-cell>
          <table:table-cell table:formula="of:=[.F28]/1000" office:value-type="float" office:value="0.047" calcext:value-type="float">
            <text:p>0.047</text:p>
          </table:table-cell>
          <table:table-cell table:style-name="ce1" table:formula="of:=[.G28]/60" office:value-type="float" office:value="0.000783333333333333" calcext:value-type="float">
            <text:p>0.0007833333</text:p>
          </table:table-cell>
          <table:table-cell table:style-name="ce1" table:formula="of:=[.H28]/60" office:value-type="float" office:value="0.0000130555555555556" calcext:value-type="float">
            <text:p>1.30555555555556E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6" calcext:value-type="float">
            <text:p>6</text:p>
          </table:table-cell>
          <table:table-cell office:value-type="string" calcext:value-type="string">
            <text:p>Random match n</text:p>
          </table:table-cell>
          <table:table-cell office:value-type="float" office:value="3631" calcext:value-type="float">
            <text:p>3631</text:p>
          </table:table-cell>
          <table:table-cell table:formula="of:=[.F29]/1000" office:value-type="float" office:value="3.631" calcext:value-type="float">
            <text:p>3.631</text:p>
          </table:table-cell>
          <table:table-cell table:style-name="ce1" table:formula="of:=[.G29]/60" office:value-type="float" office:value="0.0605166666666667" calcext:value-type="float">
            <text:p>0.0605166667</text:p>
          </table:table-cell>
          <table:table-cell table:style-name="ce1" table:formula="of:=[.H29]/60" office:value-type="float" office:value="0.00100861111111111" calcext:value-type="float">
            <text:p>0.0010086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7" calcext:value-type="float">
            <text:p>7</text:p>
          </table:table-cell>
          <table:table-cell office:value-type="string" calcext:value-type="string">
            <text:p>Weighted shuffle</text:p>
          </table:table-cell>
          <table:table-cell office:value-type="float" office:value="3743" calcext:value-type="float">
            <text:p>3743</text:p>
          </table:table-cell>
          <table:table-cell table:formula="of:=[.F30]/1000" office:value-type="float" office:value="3.743" calcext:value-type="float">
            <text:p>3.743</text:p>
          </table:table-cell>
          <table:table-cell table:style-name="ce1" table:formula="of:=[.G30]/60" office:value-type="float" office:value="0.0623833333333333" calcext:value-type="float">
            <text:p>0.0623833333</text:p>
          </table:table-cell>
          <table:table-cell table:style-name="ce1" table:formula="of:=[.H30]/60" office:value-type="float" office:value="0.00103972222222222" calcext:value-type="float">
            <text:p>0.0010397222</text:p>
          </table:table-cell>
          <table:table-cell table:number-columns-repeated="8"/>
        </table:table-row>
        <table:table-row table:style-name="ro1" table:number-rows-repeated="6"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lossom 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0.4159074" calcext:value-type="float">
            <text:p>0.41590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rute for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0.4406772" calcext:value-type="float">
            <text:p>0.440677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luster shuff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0099548" calcext:value-type="float">
            <text:p>1.009954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Distribution mat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0053931" calcext:value-type="float">
            <text:p>1.00539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andom mat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203.2863688" calcext:value-type="float">
            <text:p>203.286368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Random match 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3874139" calcext:value-type="float">
            <text:p>1.387413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Weighted shuff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3598424" calcext:value-type="float">
            <text:p>1.3598424</text:p>
          </table:table-cell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lossom V</text:p>
          </table:table-cell>
          <table:table-cell office:value-type="float" office:value="0" calcext:value-type="float">
            <text:p>0</text:p>
          </table:table-cell>
          <table:table-cell office:value-type="float" office:value="40.4375" calcext:value-type="float">
            <text:p>40.4375</text:p>
          </table:table-cell>
          <table:table-cell/>
          <table:table-cell office:value-type="string" calcext:value-type="string">
            <text:p>Blossom V</text:p>
          </table:table-cell>
          <table:table-cell table:formula="of:=[.G48]" office:value-type="float" office:value="40.4375" calcext:value-type="float">
            <text:p>40.4375</text:p>
          </table:table-cell>
          <table:table-cell table:formula="of:=[.G67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Blossom V</text:p>
          </table:table-cell>
          <table:table-cell office:value-type="float" office:value="1" calcext:value-type="float">
            <text:p>1</text:p>
          </table:table-cell>
          <table:table-cell office:value-type="float" office:value="39.9375" calcext:value-type="float">
            <text:p>39.9375</text:p>
          </table:table-cell>
          <table:table-cell/>
          <table:table-cell office:value-type="string" calcext:value-type="string">
            <text:p>Brute force</text:p>
          </table:table-cell>
          <table:table-cell table:formula="of:=[.G68]" office:value-type="float" office:value="64.5" calcext:value-type="float">
            <text:p>64.5</text:p>
          </table:table-cell>
          <table:table-cell table:formula="of:=[.G87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Blossom V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luster shuffle</text:p>
          </table:table-cell>
          <table:table-cell table:style-name="ce1" office:value-type="float" office:value="146.875" calcext:value-type="float">
            <text:p>146.875</text:p>
          </table:table-cell>
          <table:table-cell table:style-name="ce1" office:value-type="float" office:value="178.5" calcext:value-type="float">
            <text:p>178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Blossom V</text:p>
          </table:table-cell>
          <table:table-cell office:value-type="float" office:value="3" calcext:value-type="float">
            <text:p>3</text:p>
          </table:table-cell>
          <table:table-cell office:value-type="float" office:value="39.875" calcext:value-type="float">
            <text:p>39.875</text:p>
          </table:table-cell>
          <table:table-cell/>
          <table:table-cell office:value-type="string" calcext:value-type="string">
            <text:p>Distribution</text:p>
          </table:table-cell>
          <table:table-cell table:style-name="ce1" office:value-type="float" office:value="129.0625" calcext:value-type="float">
            <text:p>129.0625</text:p>
          </table:table-cell>
          <table:table-cell table:style-name="ce1" office:value-type="float" office:value="124.625" calcext:value-type="float">
            <text:p>124.6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Blossom V</text:p>
          </table:table-cell>
          <table:table-cell office:value-type="float" office:value="4" calcext:value-type="float">
            <text:p>4</text:p>
          </table:table-cell>
          <table:table-cell office:value-type="float" office:value="39.9375" calcext:value-type="float">
            <text:p>39.9375</text:p>
          </table:table-cell>
          <table:table-cell/>
          <table:table-cell office:value-type="string" calcext:value-type="string">
            <text:p>Random match</text:p>
          </table:table-cell>
          <table:table-cell table:style-name="ce1" office:value-type="float" office:value="2499.9375" calcext:value-type="float">
            <text:p>2499.9375</text:p>
          </table:table-cell>
          <table:table-cell table:style-name="ce1" office:value-type="float" office:value="2498.875" calcext:value-type="float">
            <text:p>2498.87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Blossom V</text:p>
          </table:table-cell>
          <table:table-cell office:value-type="float" office:value="5" calcext:value-type="float">
            <text:p>5</text:p>
          </table:table-cell>
          <table:table-cell office:value-type="float" office:value="39.9375" calcext:value-type="float">
            <text:p>39.9375</text:p>
          </table:table-cell>
          <table:table-cell/>
          <table:table-cell table:style-name="ce1" office:value-type="string" calcext:value-type="string">
            <text:p>Random match n</text:p>
          </table:table-cell>
          <table:table-cell table:style-name="ce1" office:value-type="float" office:value="177.0625" calcext:value-type="float">
            <text:p>177.0625</text:p>
          </table:table-cell>
          <table:table-cell table:style-name="ce1" office:value-type="float" office:value="184.5625" calcext:value-type="float">
            <text:p>184.562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Blossom V</text:p>
          </table:table-cell>
          <table:table-cell office:value-type="float" office:value="6" calcext:value-type="float">
            <text:p>6</text:p>
          </table:table-cell>
          <table:table-cell office:value-type="float" office:value="40.125" calcext:value-type="float">
            <text:p>40.125</text:p>
          </table:table-cell>
          <table:table-cell/>
          <table:table-cell table:style-name="ce1" office:value-type="string" calcext:value-type="string">
            <text:p>Weighted shuffle</text:p>
          </table:table-cell>
          <table:table-cell table:style-name="ce6" office:value-type="float" office:value="185" calcext:value-type="float">
            <text:p>185</text:p>
          </table:table-cell>
          <table:table-cell table:style-name="ce1" office:value-type="float" office:value="171.5" calcext:value-type="float">
            <text:p>171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Blossom V</text:p>
          </table:table-cell>
          <table:table-cell office:value-type="float" office:value="7" calcext:value-type="float">
            <text:p>7</text:p>
          </table:table-cell>
          <table:table-cell office:value-type="float" office:value="40.25" calcext:value-type="float">
            <text:p>40.25</text:p>
          </table:table-cell>
          <table:table-cell table:number-columns-repeated="2"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Blossom V</text:p>
          </table:table-cell>
          <table:table-cell office:value-type="float" office:value="8" calcext:value-type="float">
            <text:p>8</text:p>
          </table:table-cell>
          <table:table-cell office:value-type="float" office:value="40.375" calcext:value-type="float">
            <text:p>40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Blossom V</text:p>
          </table:table-cell>
          <table:table-cell office:value-type="float" office:value="9" calcext:value-type="float">
            <text:p>9</text:p>
          </table:table-cell>
          <table:table-cell office:value-type="float" office:value="40.375" calcext:value-type="float">
            <text:p>40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Blossom V</text:p>
          </table:table-cell>
          <table:table-cell office:value-type="float" office:value="10" calcext:value-type="float">
            <text:p>10</text:p>
          </table:table-cell>
          <table:table-cell office:value-type="float" office:value="40.5625" calcext:value-type="float">
            <text:p>40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Blossom V</text:p>
          </table:table-cell>
          <table:table-cell office:value-type="float" office:value="11" calcext:value-type="float">
            <text:p>11</text:p>
          </table:table-cell>
          <table:table-cell office:value-type="float" office:value="40.8125" calcext:value-type="float">
            <text:p>40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Blossom V</text:p>
          </table:table-cell>
          <table:table-cell office:value-type="float" office:value="12" calcext:value-type="float">
            <text:p>12</text:p>
          </table:table-cell>
          <table:table-cell office:value-type="float" office:value="40.8125" calcext:value-type="float">
            <text:p>40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string" calcext:value-type="string">
            <text:p>Blossom V</text:p>
          </table:table-cell>
          <table:table-cell office:value-type="float" office:value="13" calcext:value-type="float">
            <text:p>13</text:p>
          </table:table-cell>
          <table:table-cell office:value-type="float" office:value="40.9375" calcext:value-type="float">
            <text:p>40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Blossom V</text:p>
          </table:table-cell>
          <table:table-cell office:value-type="float" office:value="14" calcext:value-type="float">
            <text:p>14</text:p>
          </table:table-cell>
          <table:table-cell office:value-type="float" office:value="41.1875" calcext:value-type="float">
            <text:p>41.1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Blossom V</text:p>
          </table:table-cell>
          <table:table-cell office:value-type="float" office:value="15" calcext:value-type="float">
            <text:p>15</text:p>
          </table:table-cell>
          <table:table-cell office:value-type="float" office:value="41.3125" calcext:value-type="float">
            <text:p>41.3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string" calcext:value-type="string">
            <text:p>Blossom V</text:p>
          </table:table-cell>
          <table:table-cell office:value-type="float" office:value="16" calcext:value-type="float">
            <text:p>16</text:p>
          </table:table-cell>
          <table:table-cell office:value-type="float" office:value="41.375" calcext:value-type="float">
            <text:p>41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Blossom V</text:p>
          </table:table-cell>
          <table:table-cell office:value-type="float" office:value="17" calcext:value-type="float">
            <text:p>17</text:p>
          </table:table-cell>
          <table:table-cell office:value-type="float" office:value="41.75" calcext:value-type="float">
            <text:p>41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string" calcext:value-type="string">
            <text:p>Blossom V</text:p>
          </table:table-cell>
          <table:table-cell office:value-type="float" office:value="18" calcext:value-type="float">
            <text:p>18</text:p>
          </table:table-cell>
          <table:table-cell office:value-type="float" office:value="41.9375" calcext:value-type="float">
            <text:p>41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string" calcext:value-type="string">
            <text:p>Blossom V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rute force</text:p>
          </table:table-cell>
          <table:table-cell office:value-type="float" office:value="0" calcext:value-type="float">
            <text:p>0</text:p>
          </table:table-cell>
          <table:table-cell office:value-type="float" office:value="64.5" calcext:value-type="float">
            <text:p>64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Brute force</text:p>
          </table:table-cell>
          <table:table-cell office:value-type="float" office:value="1" calcext:value-type="float">
            <text:p>1</text:p>
          </table:table-cell>
          <table:table-cell office:value-type="float" office:value="64.5625" calcext:value-type="float">
            <text:p>64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Brute force</text:p>
          </table:table-cell>
          <table:table-cell office:value-type="float" office:value="2" calcext:value-type="float">
            <text:p>2</text:p>
          </table:table-cell>
          <table:table-cell office:value-type="float" office:value="64.8125" calcext:value-type="float">
            <text:p>64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Brute force</text:p>
          </table:table-cell>
          <table:table-cell office:value-type="float" office:value="3" calcext:value-type="float">
            <text:p>3</text:p>
          </table:table-cell>
          <table:table-cell office:value-type="float" office:value="63.875" calcext:value-type="float">
            <text:p>63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Brute force</text:p>
          </table:table-cell>
          <table:table-cell office:value-type="float" office:value="4" calcext:value-type="float">
            <text:p>4</text:p>
          </table:table-cell>
          <table:table-cell office:value-type="float" office:value="64.5625" calcext:value-type="float">
            <text:p>64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Brute force</text:p>
          </table:table-cell>
          <table:table-cell office:value-type="float" office:value="5" calcext:value-type="float">
            <text:p>5</text:p>
          </table:table-cell>
          <table:table-cell office:value-type="float" office:value="64.75" calcext:value-type="float">
            <text:p>64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Brute force</text:p>
          </table:table-cell>
          <table:table-cell office:value-type="float" office:value="6" calcext:value-type="float">
            <text:p>6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Brute force</text:p>
          </table:table-cell>
          <table:table-cell office:value-type="float" office:value="7" calcext:value-type="float">
            <text:p>7</text:p>
          </table:table-cell>
          <table:table-cell office:value-type="float" office:value="64.0625" calcext:value-type="float">
            <text:p>64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Brute force</text:p>
          </table:table-cell>
          <table:table-cell office:value-type="float" office:value="8" calcext:value-type="float">
            <text:p>8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Brute force</text:p>
          </table:table-cell>
          <table:table-cell office:value-type="float" office:value="9" calcext:value-type="float">
            <text:p>9</text:p>
          </table:table-cell>
          <table:table-cell office:value-type="float" office:value="63.375" calcext:value-type="float">
            <text:p>63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Brute force</text:p>
          </table:table-cell>
          <table:table-cell office:value-type="float" office:value="10" calcext:value-type="float">
            <text:p>10</text:p>
          </table:table-cell>
          <table:table-cell office:value-type="float" office:value="64.6875" calcext:value-type="float">
            <text:p>64.6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Brute force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string" calcext:value-type="string">
            <text:p>Brute force</text:p>
          </table:table-cell>
          <table:table-cell office:value-type="float" office:value="12" calcext:value-type="float">
            <text:p>12</text:p>
          </table:table-cell>
          <table:table-cell office:value-type="float" office:value="64.4375" calcext:value-type="float">
            <text:p>64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string" calcext:value-type="string">
            <text:p>Brute force</text:p>
          </table:table-cell>
          <table:table-cell office:value-type="float" office:value="13" calcext:value-type="float">
            <text:p>13</text:p>
          </table:table-cell>
          <table:table-cell office:value-type="float" office:value="64.5625" calcext:value-type="float">
            <text:p>64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Brute force</text:p>
          </table:table-cell>
          <table:table-cell office:value-type="float" office:value="14" calcext:value-type="float">
            <text:p>14</text:p>
          </table:table-cell>
          <table:table-cell office:value-type="float" office:value="63.875" calcext:value-type="float">
            <text:p>63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Brute force</text:p>
          </table:table-cell>
          <table:table-cell office:value-type="float" office:value="15" calcext:value-type="float">
            <text:p>15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Brute force</text:p>
          </table:table-cell>
          <table:table-cell office:value-type="float" office:value="16" calcext:value-type="float">
            <text:p>16</text:p>
          </table:table-cell>
          <table:table-cell office:value-type="float" office:value="64.875" calcext:value-type="float">
            <text:p>64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string" calcext:value-type="string">
            <text:p>Brute force</text:p>
          </table:table-cell>
          <table:table-cell office:value-type="float" office:value="17" calcext:value-type="float">
            <text:p>17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Brute force</text:p>
          </table:table-cell>
          <table:table-cell office:value-type="float" office:value="18" calcext:value-type="float">
            <text:p>18</text:p>
          </table:table-cell>
          <table:table-cell office:value-type="float" office:value="65.125" calcext:value-type="float">
            <text:p>65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string" calcext:value-type="string">
            <text:p>Brute force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luster shuffle</text:p>
          </table:table-cell>
          <table:table-cell office:value-type="float" office:value="0" calcext:value-type="float">
            <text:p>0</text:p>
          </table:table-cell>
          <table:table-cell office:value-type="float" office:value="146.875" calcext:value-type="float">
            <text:p>146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uster shuffle</text:p>
          </table:table-cell>
          <table:table-cell office:value-type="float" office:value="1" calcext:value-type="float">
            <text:p>1</text:p>
          </table:table-cell>
          <table:table-cell office:value-type="float" office:value="147.125" calcext:value-type="float">
            <text:p>147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Cluster shuffle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Cluster shuffle</text:p>
          </table:table-cell>
          <table:table-cell office:value-type="float" office:value="3" calcext:value-type="float">
            <text:p>3</text:p>
          </table:table-cell>
          <table:table-cell office:value-type="float" office:value="151.125" calcext:value-type="float">
            <text:p>151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Cluster shuffle</text:p>
          </table:table-cell>
          <table:table-cell office:value-type="float" office:value="4" calcext:value-type="float">
            <text:p>4</text:p>
          </table:table-cell>
          <table:table-cell office:value-type="float" office:value="152.125" calcext:value-type="float">
            <text:p>152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Cluster shuffle</text:p>
          </table:table-cell>
          <table:table-cell office:value-type="float" office:value="5" calcext:value-type="float">
            <text:p>5</text:p>
          </table:table-cell>
          <table:table-cell office:value-type="float" office:value="153.1875" calcext:value-type="float">
            <text:p>153.1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Cluster shuffle</text:p>
          </table:table-cell>
          <table:table-cell office:value-type="float" office:value="6" calcext:value-type="float">
            <text:p>6</text:p>
          </table:table-cell>
          <table:table-cell office:value-type="float" office:value="154.5" calcext:value-type="float">
            <text:p>154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Cluster shuffle</text:p>
          </table:table-cell>
          <table:table-cell office:value-type="float" office:value="7" calcext:value-type="float">
            <text:p>7</text:p>
          </table:table-cell>
          <table:table-cell office:value-type="float" office:value="156.8125" calcext:value-type="float">
            <text:p>156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Cluster shuffle</text:p>
          </table:table-cell>
          <table:table-cell office:value-type="float" office:value="8" calcext:value-type="float">
            <text:p>8</text:p>
          </table:table-cell>
          <table:table-cell office:value-type="float" office:value="159.9375" calcext:value-type="float">
            <text:p>159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Cluster shuffle</text:p>
          </table:table-cell>
          <table:table-cell office:value-type="float" office:value="9" calcext:value-type="float">
            <text:p>9</text:p>
          </table:table-cell>
          <table:table-cell office:value-type="float" office:value="160.8125" calcext:value-type="float">
            <text:p>160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Cluster shuffle</text:p>
          </table:table-cell>
          <table:table-cell office:value-type="float" office:value="10" calcext:value-type="float">
            <text:p>10</text:p>
          </table:table-cell>
          <table:table-cell office:value-type="float" office:value="162.4375" calcext:value-type="float">
            <text:p>162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Cluster shuffle</text:p>
          </table:table-cell>
          <table:table-cell office:value-type="float" office:value="11" calcext:value-type="float">
            <text:p>11</text:p>
          </table:table-cell>
          <table:table-cell office:value-type="float" office:value="163.4375" calcext:value-type="float">
            <text:p>163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Cluster shuffle</text:p>
          </table:table-cell>
          <table:table-cell office:value-type="float" office:value="12" calcext:value-type="float">
            <text:p>12</text:p>
          </table:table-cell>
          <table:table-cell office:value-type="float" office:value="165.625" calcext:value-type="float">
            <text:p>165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string" calcext:value-type="string">
            <text:p>Cluster shuffle</text:p>
          </table:table-cell>
          <table:table-cell office:value-type="float" office:value="13" calcext:value-type="float">
            <text:p>13</text:p>
          </table:table-cell>
          <table:table-cell office:value-type="float" office:value="165.875" calcext:value-type="float">
            <text:p>165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Cluster shuffle</text:p>
          </table:table-cell>
          <table:table-cell office:value-type="float" office:value="14" calcext:value-type="float">
            <text:p>14</text:p>
          </table:table-cell>
          <table:table-cell office:value-type="float" office:value="169.125" calcext:value-type="float">
            <text:p>169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Cluster shuffle</text:p>
          </table:table-cell>
          <table:table-cell office:value-type="float" office:value="15" calcext:value-type="float">
            <text:p>15</text:p>
          </table:table-cell>
          <table:table-cell office:value-type="float" office:value="169.8125" calcext:value-type="float">
            <text:p>169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Cluster shuffle</text:p>
          </table:table-cell>
          <table:table-cell office:value-type="float" office:value="16" calcext:value-type="float">
            <text:p>16</text:p>
          </table:table-cell>
          <table:table-cell office:value-type="float" office:value="172.8125" calcext:value-type="float">
            <text:p>172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string" calcext:value-type="string">
            <text:p>Cluster shuffle</text:p>
          </table:table-cell>
          <table:table-cell office:value-type="float" office:value="17" calcext:value-type="float">
            <text:p>17</text:p>
          </table:table-cell>
          <table:table-cell office:value-type="float" office:value="173.3125" calcext:value-type="float">
            <text:p>173.3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string" calcext:value-type="string">
            <text:p>Cluster shuffle</text:p>
          </table:table-cell>
          <table:table-cell office:value-type="float" office:value="18" calcext:value-type="float">
            <text:p>18</text:p>
          </table:table-cell>
          <table:table-cell office:value-type="float" office:value="175.5" calcext:value-type="float">
            <text:p>175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string" calcext:value-type="string">
            <text:p>Cluster shuffle</text:p>
          </table:table-cell>
          <table:table-cell office:value-type="float" office:value="19" calcext:value-type="float">
            <text:p>19</text:p>
          </table:table-cell>
          <table:table-cell office:value-type="float" office:value="178.5" calcext:value-type="float">
            <text:p>178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stribution match</text:p>
          </table:table-cell>
          <table:table-cell office:value-type="float" office:value="0" calcext:value-type="float">
            <text:p>0</text:p>
          </table:table-cell>
          <table:table-cell office:value-type="float" office:value="129.0625" calcext:value-type="float">
            <text:p>129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Distribution match</text:p>
          </table:table-cell>
          <table:table-cell office:value-type="float" office:value="1" calcext:value-type="float">
            <text:p>1</text:p>
          </table:table-cell>
          <table:table-cell office:value-type="float" office:value="126.9375" calcext:value-type="float">
            <text:p>126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Distribution match</text:p>
          </table:table-cell>
          <table:table-cell office:value-type="float" office:value="2" calcext:value-type="float">
            <text:p>2</text:p>
          </table:table-cell>
          <table:table-cell office:value-type="float" office:value="130.875" calcext:value-type="float">
            <text:p>130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Distribution match</text:p>
          </table:table-cell>
          <table:table-cell office:value-type="float" office:value="3" calcext:value-type="float">
            <text:p>3</text:p>
          </table:table-cell>
          <table:table-cell office:value-type="float" office:value="127.5" calcext:value-type="float">
            <text:p>127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Distribution match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Distribution match</text:p>
          </table:table-cell>
          <table:table-cell office:value-type="float" office:value="5" calcext:value-type="float">
            <text:p>5</text:p>
          </table:table-cell>
          <table:table-cell office:value-type="float" office:value="130.5625" calcext:value-type="float">
            <text:p>130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Distribution match</text:p>
          </table:table-cell>
          <table:table-cell office:value-type="float" office:value="6" calcext:value-type="float">
            <text:p>6</text:p>
          </table:table-cell>
          <table:table-cell office:value-type="float" office:value="128.875" calcext:value-type="float">
            <text:p>128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Distribution match</text:p>
          </table:table-cell>
          <table:table-cell office:value-type="float" office:value="7" calcext:value-type="float">
            <text:p>7</text:p>
          </table:table-cell>
          <table:table-cell office:value-type="float" office:value="131.8125" calcext:value-type="float">
            <text:p>131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Distribution match</text:p>
          </table:table-cell>
          <table:table-cell office:value-type="float" office:value="8" calcext:value-type="float">
            <text:p>8</text:p>
          </table:table-cell>
          <table:table-cell office:value-type="float" office:value="126.5" calcext:value-type="float">
            <text:p>126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Distribution match</text:p>
          </table:table-cell>
          <table:table-cell office:value-type="float" office:value="9" calcext:value-type="float">
            <text:p>9</text:p>
          </table:table-cell>
          <table:table-cell office:value-type="float" office:value="127.0625" calcext:value-type="float">
            <text:p>127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Distribution match</text:p>
          </table:table-cell>
          <table:table-cell office:value-type="float" office:value="10" calcext:value-type="float">
            <text:p>10</text:p>
          </table:table-cell>
          <table:table-cell office:value-type="float" office:value="129.8125" calcext:value-type="float">
            <text:p>129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Distribution match</text:p>
          </table:table-cell>
          <table:table-cell office:value-type="float" office:value="11" calcext:value-type="float">
            <text:p>11</text:p>
          </table:table-cell>
          <table:table-cell office:value-type="float" office:value="128.875" calcext:value-type="float">
            <text:p>128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string" calcext:value-type="string">
            <text:p>Distribution match</text:p>
          </table:table-cell>
          <table:table-cell office:value-type="float" office:value="12" calcext:value-type="float">
            <text:p>12</text:p>
          </table:table-cell>
          <table:table-cell office:value-type="float" office:value="125.5" calcext:value-type="float">
            <text:p>125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Distribution match</text:p>
          </table:table-cell>
          <table:table-cell office:value-type="float" office:value="13" calcext:value-type="float">
            <text:p>13</text:p>
          </table:table-cell>
          <table:table-cell office:value-type="float" office:value="129.875" calcext:value-type="float">
            <text:p>129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Distribution match</text:p>
          </table:table-cell>
          <table:table-cell office:value-type="float" office:value="14" calcext:value-type="float">
            <text:p>14</text:p>
          </table:table-cell>
          <table:table-cell office:value-type="float" office:value="129.4375" calcext:value-type="float">
            <text:p>129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Distribution match</text:p>
          </table:table-cell>
          <table:table-cell office:value-type="float" office:value="15" calcext:value-type="float">
            <text:p>15</text:p>
          </table:table-cell>
          <table:table-cell office:value-type="float" office:value="128.75" calcext:value-type="float">
            <text:p>128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Distribution match</text:p>
          </table:table-cell>
          <table:table-cell office:value-type="float" office:value="16" calcext:value-type="float">
            <text:p>16</text:p>
          </table:table-cell>
          <table:table-cell office:value-type="float" office:value="125.75" calcext:value-type="float">
            <text:p>125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string" calcext:value-type="string">
            <text:p>Distribution match</text:p>
          </table:table-cell>
          <table:table-cell office:value-type="float" office:value="17" calcext:value-type="float">
            <text:p>17</text:p>
          </table:table-cell>
          <table:table-cell office:value-type="float" office:value="126.0625" calcext:value-type="float">
            <text:p>126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Distribution match</text:p>
          </table:table-cell>
          <table:table-cell office:value-type="float" office:value="18" calcext:value-type="float">
            <text:p>18</text:p>
          </table:table-cell>
          <table:table-cell office:value-type="float" office:value="124.875" calcext:value-type="float">
            <text:p>124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string" calcext:value-type="string">
            <text:p>Distribution match</text:p>
          </table:table-cell>
          <table:table-cell office:value-type="float" office:value="19" calcext:value-type="float">
            <text:p>19</text:p>
          </table:table-cell>
          <table:table-cell office:value-type="float" office:value="124.625" calcext:value-type="float">
            <text:p>124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Random match</text:p>
          </table:table-cell>
          <table:table-cell office:value-type="float" office:value="0" calcext:value-type="float">
            <text:p>0</text:p>
          </table:table-cell>
          <table:table-cell office:value-type="float" office:value="2499.9375" calcext:value-type="float">
            <text:p>2499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andom match</text:p>
          </table:table-cell>
          <table:table-cell office:value-type="float" office:value="1" calcext:value-type="float">
            <text:p>1</text:p>
          </table:table-cell>
          <table:table-cell office:value-type="float" office:value="2506.125" calcext:value-type="float">
            <text:p>2506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Random match</text:p>
          </table:table-cell>
          <table:table-cell office:value-type="float" office:value="2" calcext:value-type="float">
            <text:p>2</text:p>
          </table:table-cell>
          <table:table-cell office:value-type="float" office:value="2491.4375" calcext:value-type="float">
            <text:p>2491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Random match</text:p>
          </table:table-cell>
          <table:table-cell office:value-type="float" office:value="3" calcext:value-type="float">
            <text:p>3</text:p>
          </table:table-cell>
          <table:table-cell office:value-type="float" office:value="2501.5625" calcext:value-type="float">
            <text:p>2501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Random match</text:p>
          </table:table-cell>
          <table:table-cell office:value-type="float" office:value="4" calcext:value-type="float">
            <text:p>4</text:p>
          </table:table-cell>
          <table:table-cell office:value-type="float" office:value="2491.875" calcext:value-type="float">
            <text:p>2491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Random match</text:p>
          </table:table-cell>
          <table:table-cell office:value-type="float" office:value="5" calcext:value-type="float">
            <text:p>5</text:p>
          </table:table-cell>
          <table:table-cell office:value-type="float" office:value="2504.25" calcext:value-type="float">
            <text:p>250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Random match</text:p>
          </table:table-cell>
          <table:table-cell office:value-type="float" office:value="6" calcext:value-type="float">
            <text:p>6</text:p>
          </table:table-cell>
          <table:table-cell office:value-type="float" office:value="2506.75" calcext:value-type="float">
            <text:p>2506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Random match</text:p>
          </table:table-cell>
          <table:table-cell office:value-type="float" office:value="7" calcext:value-type="float">
            <text:p>7</text:p>
          </table:table-cell>
          <table:table-cell office:value-type="float" office:value="2491.4375" calcext:value-type="float">
            <text:p>2491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Random match</text:p>
          </table:table-cell>
          <table:table-cell office:value-type="float" office:value="8" calcext:value-type="float">
            <text:p>8</text:p>
          </table:table-cell>
          <table:table-cell office:value-type="float" office:value="2503.75" calcext:value-type="float">
            <text:p>2503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Random match</text:p>
          </table:table-cell>
          <table:table-cell office:value-type="float" office:value="9" calcext:value-type="float">
            <text:p>9</text:p>
          </table:table-cell>
          <table:table-cell office:value-type="float" office:value="2489.0625" calcext:value-type="float">
            <text:p>2489.062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</table:table>
      <table:table table:name="ABM5k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6" table:default-cell-style-name="Default"/>
        <table:table-row table:style-name="ro1">
          <table:table-cell table:number-columns-repeated="2"/>
          <table:table-cell office:value-type="string" calcext:value-type="string">
            <text:p>Attractor: 0</text:p>
          </table:table-cell>
          <table:table-cell office:value-type="string" calcext:value-type="string">
            <text:p>Rejector 1</text:p>
          </table:table-cell>
          <table:table-cell office:value-type="string" calcext:value-type="string">
            <text:p>Attractor: 0.25</text:p>
          </table:table-cell>
          <table:table-cell office:value-type="string" calcext:value-type="string">
            <text:p>Rejector 0.75</text:p>
          </table:table-cell>
          <table:table-cell office:value-type="string" calcext:value-type="string">
            <text:p>Attractor: 0.5</text:p>
          </table:table-cell>
          <table:table-cell office:value-type="string" calcext:value-type="string">
            <text:p>Rejector 0.5</text:p>
          </table:table-cell>
          <table:table-cell office:value-type="string" calcext:value-type="string">
            <text:p>Attractor: 0.75</text:p>
          </table:table-cell>
          <table:table-cell office:value-type="string" calcext:value-type="string">
            <text:p>Rejector 0.25</text:p>
          </table:table-cell>
          <table:table-cell office:value-type="string" calcext:value-type="string">
            <text:p>Attractor: 1</text:p>
          </table:table-cell>
          <table:table-cell office:value-type="string" calcext:value-type="string">
            <text:p>Rejector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table:number-columns-repeated="4"/>
          <table:table-cell office:value-type="string" calcext:value-type="string">
            <text:p>Algorithm</text:p>
          </table:table-cell>
          <table:table-cell office:value-type="string" calcext:value-type="string">
            <text:p>Median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string" calcext:value-type="string">
            <text:p>Stddev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lossom V</text:p>
          </table:table-cell>
          <table:table-cell table:style-name="ce10" office:value-type="float" office:value="0.002959815" calcext:value-type="float">
            <text:p>0.0030</text:p>
          </table:table-cell>
          <table:table-cell table:style-name="ce7" office:value-type="float" office:value="28.25" calcext:value-type="float">
            <text:p>28</text:p>
          </table:table-cell>
          <table:table-cell table:style-name="ce10" office:value-type="float" office:value="0.008126938" calcext:value-type="float">
            <text:p>0.0081</text:p>
          </table:table-cell>
          <table:table-cell table:style-name="ce1" office:value-type="float" office:value="4.75" calcext:value-type="float">
            <text:p>4.75</text:p>
          </table:table-cell>
          <table:table-cell table:style-name="ce10" office:value-type="float" office:value="0.00945864" calcext:value-type="float">
            <text:p>0.0095</text:p>
          </table:table-cell>
          <table:table-cell table:style-name="ce1" office:value-type="float" office:value="4.5" calcext:value-type="float">
            <text:p>4.5</text:p>
          </table:table-cell>
          <table:table-cell table:style-name="ce10" office:value-type="float" office:value="0.00794646" calcext:value-type="float">
            <text:p>0.0079</text:p>
          </table:table-cell>
          <table:table-cell table:style-name="ce1" office:value-type="float" office:value="4.25" calcext:value-type="float">
            <text:p>4.25</text:p>
          </table:table-cell>
          <table:table-cell table:style-name="ce10" office:value-type="float" office:value="0.0002055182" calcext:value-type="float">
            <text:p>0.00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string" calcext:value-type="string">
            <text:p>Brute for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61.6086213" calcext:value-type="float">
            <text:p>6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rute force</text:p>
          </table:table-cell>
          <table:table-cell table:style-name="ce10" office:value-type="float" office:value="0.004304413" calcext:value-type="float">
            <text:p>0.0043</text:p>
          </table:table-cell>
          <table:table-cell table:style-name="ce7" office:value-type="float" office:value="37.75" calcext:value-type="float">
            <text:p>38</text:p>
          </table:table-cell>
          <table:table-cell table:style-name="ce10" office:value-type="float" office:value="0.013258825" calcext:value-type="float">
            <text:p>0.0133</text:p>
          </table:table-cell>
          <table:table-cell table:style-name="ce1" office:value-type="float" office:value="31.5" calcext:value-type="float">
            <text:p>31.5</text:p>
          </table:table-cell>
          <table:table-cell table:style-name="ce10" office:value-type="float" office:value="0.01486323" calcext:value-type="float">
            <text:p>0.0149</text:p>
          </table:table-cell>
          <table:table-cell table:style-name="ce1" office:value-type="float" office:value="30.75" calcext:value-type="float">
            <text:p>30.75</text:p>
          </table:table-cell>
          <table:table-cell table:style-name="ce10" office:value-type="float" office:value="0.01231197" calcext:value-type="float">
            <text:p>0.0123</text:p>
          </table:table-cell>
          <table:table-cell table:style-name="ce1" office:value-type="float" office:value="24.25" calcext:value-type="float">
            <text:p>24.25</text:p>
          </table:table-cell>
          <table:table-cell table:style-name="ce10" office:value-type="float" office:value="0.0007722805" calcext:value-type="float">
            <text:p>0.0008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4"/>
          <table:table-cell table:style-name="ce1" office:value-type="string" calcext:value-type="string">
            <text:p>Blossom V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.059345605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luster shuffle</text:p>
          </table:table-cell>
          <table:table-cell table:style-name="ce10" office:value-type="float" office:value="0.012104833" calcext:value-type="float">
            <text:p>0.0121</text:p>
          </table:table-cell>
          <table:table-cell table:style-name="ce7" office:value-type="float" office:value="114" calcext:value-type="float">
            <text:p>114</text:p>
          </table:table-cell>
          <table:table-cell table:style-name="ce10" office:value-type="float" office:value="0.0145766" calcext:value-type="float">
            <text:p>0.0146</text:p>
          </table:table-cell>
          <table:table-cell table:style-name="ce1" office:value-type="float" office:value="20.5" calcext:value-type="float">
            <text:p>20.5</text:p>
          </table:table-cell>
          <table:table-cell table:style-name="ce10" office:value-type="float" office:value="0.01524252" calcext:value-type="float">
            <text:p>0.0152</text:p>
          </table:table-cell>
          <table:table-cell table:style-name="ce1" office:value-type="float" office:value="12.75" calcext:value-type="float">
            <text:p>12.75</text:p>
          </table:table-cell>
          <table:table-cell table:style-name="ce10" office:value-type="float" office:value="0.0133009" calcext:value-type="float">
            <text:p>0.0133</text:p>
          </table:table-cell>
          <table:table-cell table:style-name="ce1" office:value-type="float" office:value="10.75" calcext:value-type="float">
            <text:p>10.75</text:p>
          </table:table-cell>
          <table:table-cell table:style-name="ce10" office:value-type="float" office:value="0.0004096803" calcext:value-type="float">
            <text:p>0.000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Cluster shuffle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4.4485366" calcext:value-type="float">
            <text:p>14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Weighted shuffle</text:p>
          </table:table-cell>
          <table:table-cell table:style-name="ce10" office:value-type="float" office:value="0.011330395" calcext:value-type="float">
            <text:p>0.0113</text:p>
          </table:table-cell>
          <table:table-cell table:style-name="ce7" office:value-type="float" office:value="106.25" calcext:value-type="float">
            <text:p>106</text:p>
          </table:table-cell>
          <table:table-cell table:style-name="ce10" office:value-type="float" office:value="0.0277343" calcext:value-type="float">
            <text:p>0.0277</text:p>
          </table:table-cell>
          <table:table-cell table:style-name="ce1" office:value-type="float" office:value="59.75" calcext:value-type="float">
            <text:p>59.75</text:p>
          </table:table-cell>
          <table:table-cell table:style-name="ce10" office:value-type="float" office:value="0.0315515" calcext:value-type="float">
            <text:p>0.0316</text:p>
          </table:table-cell>
          <table:table-cell table:style-name="ce1" office:value-type="float" office:value="59.25" calcext:value-type="float">
            <text:p>59.25</text:p>
          </table:table-cell>
          <table:table-cell table:style-name="ce10" office:value-type="float" office:value="0.02646655" calcext:value-type="float">
            <text:p>0.0265</text:p>
          </table:table-cell>
          <table:table-cell table:style-name="ce1" office:value-type="float" office:value="52.25" calcext:value-type="float">
            <text:p>52.25</text:p>
          </table:table-cell>
          <table:table-cell table:style-name="ce10" office:value-type="float" office:value="0.0025504275" calcext:value-type="float">
            <text:p>0.0026</text:p>
          </table:table-cell>
          <table:table-cell table:style-name="ce1" office:value-type="float" office:value="23.75" calcext:value-type="float">
            <text:p>23.75</text:p>
          </table:table-cell>
          <table:table-cell table:number-columns-repeated="4"/>
          <table:table-cell table:style-name="ce1" office:value-type="string" calcext:value-type="string">
            <text:p>Weighted shuffle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9.5" calcext:value-type="float">
            <text:p>59.5</text:p>
          </table:table-cell>
          <table:table-cell table:style-name="ce7" office:value-type="float" office:value="53.1656797" calcext:value-type="float">
            <text:p>5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andom k</text:p>
          </table:table-cell>
          <table:table-cell table:style-name="ce10" office:value-type="float" office:value="0.011135592" calcext:value-type="float">
            <text:p>0.0111</text:p>
          </table:table-cell>
          <table:table-cell table:style-name="ce7" office:value-type="float" office:value="105.25" calcext:value-type="float">
            <text:p>105</text:p>
          </table:table-cell>
          <table:table-cell table:style-name="ce10" office:value-type="float" office:value="0.0327639" calcext:value-type="float">
            <text:p>0.0328</text:p>
          </table:table-cell>
          <table:table-cell table:style-name="ce1" office:value-type="float" office:value="74.25" calcext:value-type="float">
            <text:p>74.25</text:p>
          </table:table-cell>
          <table:table-cell table:style-name="ce10" office:value-type="float" office:value="0.03685385" calcext:value-type="float">
            <text:p>0.0369</text:p>
          </table:table-cell>
          <table:table-cell table:style-name="ce1" office:value-type="float" office:value="72.75" calcext:value-type="float">
            <text:p>72.75</text:p>
          </table:table-cell>
          <table:table-cell table:style-name="ce10" office:value-type="float" office:value="0.02989123" calcext:value-type="float">
            <text:p>0.0299</text:p>
          </table:table-cell>
          <table:table-cell table:style-name="ce1" office:value-type="float" office:value="59.5" calcext:value-type="float">
            <text:p>59.5</text:p>
          </table:table-cell>
          <table:table-cell table:style-name="ce10" office:value-type="float" office:value="0.0032171625" calcext:value-type="float">
            <text:p>0.0032</text:p>
          </table:table-cell>
          <table:table-cell table:style-name="ce1" office:value-type="float" office:value="30.5" calcext:value-type="float">
            <text:p>30.5</text:p>
          </table:table-cell>
          <table:table-cell table:number-columns-repeated="4"/>
          <table:table-cell table:style-name="ce1" office:value-type="string" calcext:value-type="string">
            <text:p>Random k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81" calcext:value-type="float">
            <text:p>81</text:p>
          </table:table-cell>
          <table:table-cell table:style-name="ce7" office:value-type="float" office:value="65.37177825" calcext:value-type="float">
            <text:p>6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tribution</text:p>
          </table:table-cell>
          <table:table-cell table:style-name="ce10" office:value-type="float" office:value="0.014018275" calcext:value-type="float">
            <text:p>0.0140</text:p>
          </table:table-cell>
          <table:table-cell table:style-name="ce7" office:value-type="float" office:value="131" calcext:value-type="float">
            <text:p>131</text:p>
          </table:table-cell>
          <table:table-cell table:style-name="ce10" office:value-type="float" office:value="0.038666675" calcext:value-type="float">
            <text:p>0.0387</text:p>
          </table:table-cell>
          <table:table-cell table:style-name="ce1" office:value-type="float" office:value="113.25" calcext:value-type="float">
            <text:p>113.25</text:p>
          </table:table-cell>
          <table:table-cell table:style-name="ce10" office:value-type="float" office:value="0.04363082" calcext:value-type="float">
            <text:p>0.0436</text:p>
          </table:table-cell>
          <table:table-cell table:style-name="ce1" office:value-type="float" office:value="109" calcext:value-type="float">
            <text:p>109</text:p>
          </table:table-cell>
          <table:table-cell table:style-name="ce10" office:value-type="float" office:value="0.0397222" calcext:value-type="float">
            <text:p>0.0397</text:p>
          </table:table-cell>
          <table:table-cell table:style-name="ce1" office:value-type="float" office:value="118.5" calcext:value-type="float">
            <text:p>118.5</text:p>
          </table:table-cell>
          <table:table-cell table:style-name="ce10" office:value-type="float" office:value="0.012077975" calcext:value-type="float">
            <text:p>0.0121</text:p>
          </table:table-cell>
          <table:table-cell table:style-name="ce1" office:value-type="float" office:value="115.75" calcext:value-type="float">
            <text:p>115.75</text:p>
          </table:table-cell>
          <table:table-cell table:number-columns-repeated="4"/>
          <table:table-cell table:style-name="ce1" office:value-type="string" calcext:value-type="string">
            <text:p>Distribution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7.5" calcext:value-type="float">
            <text:p>107.5</text:p>
          </table:table-cell>
          <table:table-cell table:style-name="ce7" office:value-type="float" office:value="91.6520908" calcext:value-type="float">
            <text:p>9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table:style-name="ce10" office:value-type="float" office:value="0.3315095" calcext:value-type="float">
            <text:p>0.3315</text:p>
          </table:table-cell>
          <table:table-cell table:style-name="ce7" office:value-type="float" office:value="2495" calcext:value-type="float">
            <text:p>2,495</text:p>
          </table:table-cell>
          <table:table-cell table:style-name="ce10" office:value-type="float" office:value="0.331612" calcext:value-type="float">
            <text:p>0.3316</text:p>
          </table:table-cell>
          <table:table-cell table:style-name="ce1" office:value-type="float" office:value="2494.5" calcext:value-type="float">
            <text:p>2494.5</text:p>
          </table:table-cell>
          <table:table-cell table:style-name="ce10" office:value-type="float" office:value="0.33171475" calcext:value-type="float">
            <text:p>0.3317</text:p>
          </table:table-cell>
          <table:table-cell table:style-name="ce1" office:value-type="float" office:value="2496.75" calcext:value-type="float">
            <text:p>2496.75</text:p>
          </table:table-cell>
          <table:table-cell table:style-name="ce10" office:value-type="float" office:value="0.33181725" calcext:value-type="float">
            <text:p>0.3318</text:p>
          </table:table-cell>
          <table:table-cell table:style-name="ce1" office:value-type="float" office:value="2496.75" calcext:value-type="float">
            <text:p>2496.75</text:p>
          </table:table-cell>
          <table:table-cell table:style-name="ce10" office:value-type="float" office:value="0.33192" calcext:value-type="float">
            <text:p>0.3319</text:p>
          </table:table-cell>
          <table:table-cell table:style-name="ce1" office:value-type="float" office:value="2495.5" calcext:value-type="float">
            <text:p>2495.5</text:p>
          </table:table-cell>
          <table:table-cell table:number-columns-repeated="4"/>
          <table:table-cell table:style-name="ce1" office:value-type="string" calcext:value-type="string">
            <text:p>Random</text:p>
          </table:table-cell>
          <table:table-cell table:style-name="ce1" office:value-type="float" office:value="2476.25" calcext:value-type="float">
            <text:p>2476.25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3734" calcext:value-type="float">
            <text:p>3734</text:p>
          </table:table-cell>
          <table:table-cell table:style-name="ce7" office:value-type="float" office:value="713.6284895" calcext:value-type="float">
            <text:p>714</text:p>
          </table:table-cell>
          <table:table-cell table:number-columns-repeated="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&quot;&amp; &quot; &amp; [.C1]" office:value-type="string" office:string-value="&amp; Attractor: 0" calcext:value-type="string">
            <text:p>&amp; Attractor: 0</text:p>
          </table:table-cell>
          <table:table-cell table:formula="of:=&quot;&amp; &quot; &amp; [.D1]" office:value-type="string" office:string-value="&amp; Rejector 1" calcext:value-type="string">
            <text:p>&amp; Rejector 1</text:p>
          </table:table-cell>
          <table:table-cell table:formula="of:=&quot;&amp; &quot; &amp; [.E1]" office:value-type="string" office:string-value="&amp; Attractor: 0.25" calcext:value-type="string">
            <text:p>&amp; Attractor: 0.25</text:p>
          </table:table-cell>
          <table:table-cell table:formula="of:=&quot;&amp; &quot; &amp; [.F1]" office:value-type="string" office:string-value="&amp; Rejector 0.75" calcext:value-type="string">
            <text:p>&amp; Rejector 0.75</text:p>
          </table:table-cell>
          <table:table-cell table:formula="of:=&quot;&amp; &quot; &amp; [.G1]" office:value-type="string" office:string-value="&amp; Attractor: 0.5" calcext:value-type="string">
            <text:p>&amp; Attractor: 0.5</text:p>
          </table:table-cell>
          <table:table-cell table:formula="of:=&quot;&amp; &quot; &amp; [.H1]" office:value-type="string" office:string-value="&amp; Rejector 0.5" calcext:value-type="string">
            <text:p>&amp; Rejector 0.5</text:p>
          </table:table-cell>
          <table:table-cell table:formula="of:=&quot;&amp; &quot; &amp; [.I1]" office:value-type="string" office:string-value="&amp; Attractor: 0.75" calcext:value-type="string">
            <text:p>&amp; Attractor: 0.75</text:p>
          </table:table-cell>
          <table:table-cell table:formula="of:=&quot;&amp; &quot; &amp; [.J1]" office:value-type="string" office:string-value="&amp; Rejector 0.25" calcext:value-type="string">
            <text:p>&amp; Rejector 0.25</text:p>
          </table:table-cell>
          <table:table-cell table:formula="of:=&quot;&amp; &quot; &amp; [.K1]" office:value-type="string" office:string-value="&amp; Attractor: 1" calcext:value-type="string">
            <text:p>&amp; Attractor: 1</text:p>
          </table:table-cell>
          <table:table-cell table:formula="of:=&quot;&amp; &quot; &amp; [.L1]" office:value-type="string" office:string-value="&amp; Rejector 0" calcext:value-type="string">
            <text:p>&amp; Rejector 0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2]" office:value-type="string" office:string-value="Algorithm" calcext:value-type="string">
            <text:p>Algorithm</text:p>
          </table:table-cell>
          <table:table-cell table:style-name="ce1" office:value-type="string" calcext:value-type="string">
            <text:p>Median [IQR]</text:p>
          </table:table-cell>
          <table:table-cell table:style-name="ce1" office:value-type="string" calcext:value-type="string">
            <text:p>Std. Dev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1">
          <table:table-cell/>
          <table:table-cell table:formula="of:=[.B2]" office:value-type="string" office:string-value="Algorithm" calcext:value-type="string">
            <text:p>Algorithm</text:p>
          </table:table-cell>
          <table:table-cell table:formula="of:=&quot;&amp; &quot; &amp; [.C2]" office:value-type="string" office:string-value="&amp; Mean distance" calcext:value-type="string">
            <text:p>&amp; Mean distance</text:p>
          </table:table-cell>
          <table:table-cell table:formula="of:=&quot;&amp; &quot; &amp; [.D2]" office:value-type="string" office:string-value="&amp; Mean rank" calcext:value-type="string">
            <text:p>&amp; Mean rank</text:p>
          </table:table-cell>
          <table:table-cell table:formula="of:=&quot;&amp; &quot; &amp; [.E2]" office:value-type="string" office:string-value="&amp; Mean distance" calcext:value-type="string">
            <text:p>&amp; Mean distance</text:p>
          </table:table-cell>
          <table:table-cell table:formula="of:=&quot;&amp; &quot; &amp; [.F2]" office:value-type="string" office:string-value="&amp; Mean rank" calcext:value-type="string">
            <text:p>&amp; Mean rank</text:p>
          </table:table-cell>
          <table:table-cell table:formula="of:=&quot;&amp; &quot; &amp; [.G2]" office:value-type="string" office:string-value="&amp; Mean distance" calcext:value-type="string">
            <text:p>&amp; Mean distance</text:p>
          </table:table-cell>
          <table:table-cell table:formula="of:=&quot;&amp; &quot; &amp; [.H2]" office:value-type="string" office:string-value="&amp; Mean rank" calcext:value-type="string">
            <text:p>&amp; Mean rank</text:p>
          </table:table-cell>
          <table:table-cell table:formula="of:=&quot;&amp; &quot; &amp; [.I2]" office:value-type="string" office:string-value="&amp; Mean distance" calcext:value-type="string">
            <text:p>&amp; Mean distance</text:p>
          </table:table-cell>
          <table:table-cell table:formula="of:=&quot;&amp; &quot; &amp; [.J2]" office:value-type="string" office:string-value="&amp; Mean rank" calcext:value-type="string">
            <text:p>&amp; Mean rank</text:p>
          </table:table-cell>
          <table:table-cell table:formula="of:=&quot;&amp; &quot; &amp; [.K2]" office:value-type="string" office:string-value="&amp; Mean distance" calcext:value-type="string">
            <text:p>&amp; Mean distance</text:p>
          </table:table-cell>
          <table:table-cell table:formula="of:=&quot;&amp; &quot; &amp; [.L2]" office:value-type="string" office:string-value="&amp; Mean rank" calcext:value-type="string">
            <text:p>&amp; Mean rank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3]" office:value-type="string" office:string-value="Brute force" calcext:value-type="string">
            <text:p>Brute force</text:p>
          </table:table-cell>
          <table:table-cell table:style-name="ce1" table:formula="of:=&quot;&amp; &quot; &amp; ROUND([.R3];1) &amp; &quot; [&quot; &amp; ROUND([.S3];1) &amp; &quot;,&quot; &amp; ROUND([.T3]) &amp; &quot;]&quot;" office:value-type="string" office:string-value="&amp; 1 [0,5]" calcext:value-type="string">
            <text:p>&amp; 1 [0,5]</text:p>
          </table:table-cell>
          <table:table-cell table:style-name="ce1" table:formula="of:= &quot;&amp; &quot; &amp; ROUND([.U3])" office:value-type="string" office:string-value="&amp; 62" calcext:value-type="string">
            <text:p>&amp; 62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" office:value-type="string" calcext:value-type="string">
            <text:p>&amp; (ratio to best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4]" office:value-type="string" office:string-value="Blossom V" calcext:value-type="string">
            <text:p>Blossom V</text:p>
          </table:table-cell>
          <table:table-cell table:style-name="ce1" table:formula="of:=&quot;&amp; &quot; &amp; ROUND([.R4];1) &amp; &quot; [&quot; &amp; ROUND([.S4];1) &amp; &quot;,&quot; &amp; ROUND([.T4]) &amp; &quot;]&quot;" office:value-type="string" office:string-value="&amp; 1.5 [0,5]" calcext:value-type="string">
            <text:p>&amp; 1.5 [0,5]</text:p>
          </table:table-cell>
          <table:table-cell table:style-name="ce1" table:formula="of:= &quot;&amp; &quot; &amp; ROUND([.U4])" office:value-type="string" office:string-value="&amp; 4" calcext:value-type="string">
            <text:p>&amp; 4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1">
          <table:table-cell table:style-name="ce1"/>
          <table:table-cell table:formula="of:=[.B3]" office:value-type="string" office:string-value="Blossom V" calcext:value-type="string">
            <text:p>Blossom V</text:p>
          </table:table-cell>
          <table:table-cell table:style-name="ce1" table:formula="of:=&quot;&amp; &quot; &amp; ROUND([.C3];4) &amp; &quot; (&quot; &amp; ROUND([.C3]/[.C$3]) &amp; &quot;)&quot;" office:value-type="string" office:string-value="&amp; 0.003 (1)" calcext:value-type="string">
            <text:p>&amp; 0.003 (1)</text:p>
          </table:table-cell>
          <table:table-cell table:style-name="ce1" table:formula="of:=&quot;&amp; &quot; &amp; ROUND([.D3]) &amp; &quot; (&quot; &amp; ROUND([.D3]/[.D$3]) &amp; &quot;)&quot;" office:value-type="string" office:string-value="&amp; 28 (1)" calcext:value-type="string">
            <text:p>&amp; 28 (1)</text:p>
          </table:table-cell>
          <table:table-cell table:style-name="ce1" table:formula="of:=&quot;&amp; &quot; &amp; ROUND([.E3];4) &amp; &quot; (&quot; &amp; ROUND([.E3]/[.E$3]) &amp; &quot;)&quot;" office:value-type="string" office:string-value="&amp; 0.0081 (1)" calcext:value-type="string">
            <text:p>&amp; 0.0081 (1)</text:p>
          </table:table-cell>
          <table:table-cell table:style-name="ce1" table:formula="of:=&quot;&amp; &quot; &amp; ROUND([.F3]) &amp; &quot; (&quot; &amp; ROUND([.F3]/[.F$3]) &amp; &quot;)&quot;" office:value-type="string" office:string-value="&amp; 5 (1)" calcext:value-type="string">
            <text:p>&amp; 5 (1)</text:p>
          </table:table-cell>
          <table:table-cell table:style-name="ce1" table:formula="of:=&quot;&amp; &quot; &amp; ROUND([.G3];4) &amp; &quot; (&quot; &amp; ROUND([.G3]/[.G$3]) &amp; &quot;)&quot;" office:value-type="string" office:string-value="&amp; 0.0095 (1)" calcext:value-type="string">
            <text:p>&amp; 0.0095 (1)</text:p>
          </table:table-cell>
          <table:table-cell table:style-name="ce1" table:formula="of:=&quot;&amp; &quot; &amp; ROUND([.H3]) &amp; &quot; (&quot; &amp; ROUND([.H3]/[.H$3]) &amp; &quot;)&quot;" office:value-type="string" office:string-value="&amp; 5 (1)" calcext:value-type="string">
            <text:p>&amp; 5 (1)</text:p>
          </table:table-cell>
          <table:table-cell table:style-name="ce1" table:formula="of:=&quot;&amp; &quot; &amp; ROUND([.I3];4) &amp; &quot; (&quot; &amp; ROUND([.I3]/[.I$3]) &amp; &quot;)&quot;" office:value-type="string" office:string-value="&amp; 0.0079 (1)" calcext:value-type="string">
            <text:p>&amp; 0.0079 (1)</text:p>
          </table:table-cell>
          <table:table-cell table:style-name="ce1" table:formula="of:=&quot;&amp; &quot; &amp; ROUND([.J3]) &amp; &quot; (&quot; &amp; ROUND([.J3]/[.J$3]) &amp; &quot;)&quot;" office:value-type="string" office:string-value="&amp; 4 (1)" calcext:value-type="string">
            <text:p>&amp; 4 (1)</text:p>
          </table:table-cell>
          <table:table-cell table:style-name="ce1" table:formula="of:=&quot;&amp; &quot; &amp; ROUND([.K3];4) &amp; &quot; (&quot; &amp; ROUND([.K3]/[.K$3]) &amp; &quot;)&quot;" office:value-type="string" office:string-value="&amp; 0.0002 (1)" calcext:value-type="string">
            <text:p>&amp; 0.0002 (1)</text:p>
          </table:table-cell>
          <table:table-cell table:style-name="ce1" table:formula="of:=&quot;&amp; &quot; &amp; ROUND([.L3]) &amp; &quot; (&quot; &amp; ROUND([.L3]/[.L$3]) &amp; &quot;)&quot;" office:value-type="string" office:string-value="&amp; 1 (1)" calcext:value-type="string">
            <text:p>&amp; 1 (1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5]" office:value-type="string" office:string-value="Cluster shuffle" calcext:value-type="string">
            <text:p>Cluster shuffle</text:p>
          </table:table-cell>
          <table:table-cell table:style-name="ce1" table:formula="of:=&quot;&amp; &quot; &amp; ROUND([.R5];1) &amp; &quot; [&quot; &amp; ROUND([.S5];1) &amp; &quot;,&quot; &amp; ROUND([.T5]) &amp; &quot;]&quot;" office:value-type="string" office:string-value="&amp; 5.5 [2,12]" calcext:value-type="string">
            <text:p>&amp; 5.5 [2,12]</text:p>
          </table:table-cell>
          <table:table-cell table:style-name="ce1" table:formula="of:= &quot;&amp; &quot; &amp; ROUND([.U5])" office:value-type="string" office:string-value="&amp; 14" calcext:value-type="string">
            <text:p>&amp; 14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3">
          <table:table-cell table:style-name="ce1"/>
          <table:table-cell table:formula="of:=[.B4]" office:value-type="string" office:string-value="Brute force" calcext:value-type="string">
            <text:p>Brute force</text:p>
          </table:table-cell>
          <table:table-cell table:style-name="ce1" table:formula="of:=&quot;&amp; &quot; &amp; ROUND([.C4];4) &amp; &quot; (&quot; &amp; ROUND([.C4]/[.C$3];1) &amp; &quot;)&quot;" office:value-type="string" office:string-value="&amp; 0.0043 (1.5)" calcext:value-type="string">
            <text:p>&amp; 0.0043 (1.5)</text:p>
          </table:table-cell>
          <table:table-cell table:style-name="ce1" table:formula="of:=&quot;&amp; &quot; &amp; ROUND([.D4]) &amp; &quot; (&quot; &amp; ROUND([.D4]/[.D$3]) &amp; &quot;)&quot;" office:value-type="string" office:string-value="&amp; 38 (1)" calcext:value-type="string">
            <text:p>&amp; 38 (1)</text:p>
          </table:table-cell>
          <table:table-cell table:style-name="ce1" table:formula="of:=&quot;&amp; &quot; &amp; ROUND([.E4];4) &amp; &quot; (&quot; &amp; ROUND([.E4]/[.E$3]) &amp; &quot;)&quot;" office:value-type="string" office:string-value="&amp; 0.0133 (2)" calcext:value-type="string">
            <text:p>&amp; 0.0133 (2)</text:p>
          </table:table-cell>
          <table:table-cell table:style-name="ce1" table:formula="of:=&quot;&amp; &quot; &amp; ROUND([.F4]) &amp; &quot; (&quot; &amp; ROUND([.F4]/[.F$3]) &amp; &quot;)&quot;" office:value-type="string" office:string-value="&amp; 32 (7)" calcext:value-type="string">
            <text:p>&amp; 32 (7)</text:p>
          </table:table-cell>
          <table:table-cell table:style-name="ce1" table:formula="of:=&quot;&amp; &quot; &amp; ROUND([.G4];4) &amp; &quot; (&quot; &amp; ROUND([.G4]/[.G$3]) &amp; &quot;)&quot;" office:value-type="string" office:string-value="&amp; 0.0149 (2)" calcext:value-type="string">
            <text:p>&amp; 0.0149 (2)</text:p>
          </table:table-cell>
          <table:table-cell table:style-name="ce1" table:formula="of:=&quot;&amp; &quot; &amp; ROUND([.H4]) &amp; &quot; (&quot; &amp; ROUND([.H4]/[.H$3]) &amp; &quot;)&quot;" office:value-type="string" office:string-value="&amp; 31 (7)" calcext:value-type="string">
            <text:p>&amp; 31 (7)</text:p>
          </table:table-cell>
          <table:table-cell table:style-name="ce1" table:formula="of:=&quot;&amp; &quot; &amp; ROUND([.I4];4) &amp; &quot; (&quot; &amp; ROUND([.I4]/[.I$3]) &amp; &quot;)&quot;" office:value-type="string" office:string-value="&amp; 0.0123 (2)" calcext:value-type="string">
            <text:p>&amp; 0.0123 (2)</text:p>
          </table:table-cell>
          <table:table-cell table:style-name="ce1" table:formula="of:=&quot;&amp; &quot; &amp; ROUND([.J4]) &amp; &quot; (&quot; &amp; ROUND([.J4]/[.J$3]) &amp; &quot;)&quot;" office:value-type="string" office:string-value="&amp; 24 (6)" calcext:value-type="string">
            <text:p>&amp; 24 (6)</text:p>
          </table:table-cell>
          <table:table-cell table:style-name="ce1" table:formula="of:=&quot;&amp; &quot; &amp; ROUND([.K4];4) &amp; &quot; (&quot; &amp; ROUND([.K4]/[.K$3]) &amp; &quot;)&quot;" office:value-type="string" office:string-value="&amp; 0.0008 (4)" calcext:value-type="string">
            <text:p>&amp; 0.0008 (4)</text:p>
          </table:table-cell>
          <table:table-cell table:style-name="ce1" table:formula="of:=&quot;&amp; &quot; &amp; ROUND([.L4]) &amp; &quot; (&quot; &amp; ROUND([.L4]/[.L$3]) &amp; &quot;)&quot;" office:value-type="string" office:string-value="&amp; 6 (6)" calcext:value-type="string">
            <text:p>&amp; 6 (6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6]" office:value-type="string" office:string-value="Weighted shuffle" calcext:value-type="string">
            <text:p>Weighted shuffle</text:p>
          </table:table-cell>
          <table:table-cell table:style-name="ce1" table:formula="of:=&quot;&amp; &quot; &amp; ROUND([.R6];1) &amp; &quot; [&quot; &amp; ROUND([.S6];1) &amp; &quot;,&quot; &amp; ROUND([.T6]) &amp; &quot;]&quot;" office:value-type="string" office:string-value="&amp; 21.5 [7,60]" calcext:value-type="string">
            <text:p>&amp; 21.5 [7,60]</text:p>
          </table:table-cell>
          <table:table-cell table:style-name="ce1" table:formula="of:= &quot;&amp; &quot; &amp; ROUND([.U6])" office:value-type="string" office:string-value="&amp; 53" calcext:value-type="string">
            <text:p>&amp; 53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3">
          <table:table-cell table:style-name="ce1"/>
          <table:table-cell table:formula="of:=[.B5]" office:value-type="string" office:string-value="Cluster shuffle" calcext:value-type="string">
            <text:p>Cluster shuffle</text:p>
          </table:table-cell>
          <table:table-cell table:style-name="ce1" table:formula="of:=&quot;&amp; &quot; &amp; ROUND([.C5];4) &amp; &quot; (&quot; &amp; ROUND([.C5]/[.C$3];1) &amp; &quot;)&quot;" office:value-type="string" office:string-value="&amp; 0.0121 (4.1)" calcext:value-type="string">
            <text:p>&amp; 0.0121 (4.1)</text:p>
          </table:table-cell>
          <table:table-cell table:style-name="ce1" table:formula="of:=&quot;&amp; &quot; &amp; ROUND([.D5]) &amp; &quot; (&quot; &amp; ROUND([.D5]/[.D$3]) &amp; &quot;)&quot;" office:value-type="string" office:string-value="&amp; 114 (4)" calcext:value-type="string">
            <text:p>&amp; 114 (4)</text:p>
          </table:table-cell>
          <table:table-cell table:style-name="ce1" table:formula="of:=&quot;&amp; &quot; &amp; ROUND([.E5];4) &amp; &quot; (&quot; &amp; ROUND([.E5]/[.E$3]) &amp; &quot;)&quot;" office:value-type="string" office:string-value="&amp; 0.0146 (2)" calcext:value-type="string">
            <text:p>&amp; 0.0146 (2)</text:p>
          </table:table-cell>
          <table:table-cell table:style-name="ce1" table:formula="of:=&quot;&amp; &quot; &amp; ROUND([.F5]) &amp; &quot; (&quot; &amp; ROUND([.F5]/[.F$3]) &amp; &quot;)&quot;" office:value-type="string" office:string-value="&amp; 21 (4)" calcext:value-type="string">
            <text:p>&amp; 21 (4)</text:p>
          </table:table-cell>
          <table:table-cell table:style-name="ce1" table:formula="of:=&quot;&amp; &quot; &amp; ROUND([.G5];4) &amp; &quot; (&quot; &amp; ROUND([.G5]/[.G$3]) &amp; &quot;)&quot;" office:value-type="string" office:string-value="&amp; 0.0152 (2)" calcext:value-type="string">
            <text:p>&amp; 0.0152 (2)</text:p>
          </table:table-cell>
          <table:table-cell table:style-name="ce1" table:formula="of:=&quot;&amp; &quot; &amp; ROUND([.H5]) &amp; &quot; (&quot; &amp; ROUND([.H5]/[.H$3]) &amp; &quot;)&quot;" office:value-type="string" office:string-value="&amp; 13 (3)" calcext:value-type="string">
            <text:p>&amp; 13 (3)</text:p>
          </table:table-cell>
          <table:table-cell table:style-name="ce1" table:formula="of:=&quot;&amp; &quot; &amp; ROUND([.I5];4) &amp; &quot; (&quot; &amp; ROUND([.I5]/[.I$3]) &amp; &quot;)&quot;" office:value-type="string" office:string-value="&amp; 0.0133 (2)" calcext:value-type="string">
            <text:p>&amp; 0.0133 (2)</text:p>
          </table:table-cell>
          <table:table-cell table:style-name="ce1" table:formula="of:=&quot;&amp; &quot; &amp; ROUND([.J5]) &amp; &quot; (&quot; &amp; ROUND([.J5]/[.J$3]) &amp; &quot;)&quot;" office:value-type="string" office:string-value="&amp; 11 (3)" calcext:value-type="string">
            <text:p>&amp; 11 (3)</text:p>
          </table:table-cell>
          <table:table-cell table:style-name="ce1" table:formula="of:=&quot;&amp; &quot; &amp; ROUND([.K5];4) &amp; &quot; (&quot; &amp; ROUND([.K5]/[.K$3]) &amp; &quot;)&quot;" office:value-type="string" office:string-value="&amp; 0.0004 (2)" calcext:value-type="string">
            <text:p>&amp; 0.0004 (2)</text:p>
          </table:table-cell>
          <table:table-cell table:style-name="ce1" table:formula="of:=&quot;&amp; &quot; &amp; ROUND([.L5]) &amp; &quot; (&quot; &amp; ROUND([.L5]/[.L$3]) &amp; &quot;)&quot;" office:value-type="string" office:string-value="&amp; 3 (3)" calcext:value-type="string">
            <text:p>&amp; 3 (3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7]" office:value-type="string" office:string-value="Random k" calcext:value-type="string">
            <text:p>Random k</text:p>
          </table:table-cell>
          <table:table-cell table:style-name="ce1" table:formula="of:=&quot;&amp; &quot; &amp; ROUND([.R7];1) &amp; &quot; [&quot; &amp; ROUND([.S7];1) &amp; &quot;,&quot; &amp; ROUND([.T7]) &amp; &quot;]&quot;" office:value-type="string" office:string-value="&amp; 36.5 [13.5,81]" calcext:value-type="string">
            <text:p>&amp; 36.5 [13.5,81]</text:p>
          </table:table-cell>
          <table:table-cell table:style-name="ce1" table:formula="of:= &quot;&amp; &quot; &amp; ROUND([.U7])" office:value-type="string" office:string-value="&amp; 65" calcext:value-type="string">
            <text:p>&amp; 65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3">
          <table:table-cell table:style-name="ce1"/>
          <table:table-cell table:formula="of:=[.B6]" office:value-type="string" office:string-value="Weighted shuffle" calcext:value-type="string">
            <text:p>Weighted shuffle</text:p>
          </table:table-cell>
          <table:table-cell table:style-name="ce1" table:formula="of:=&quot;&amp; &quot; &amp; ROUND([.C6];4) &amp; &quot; (&quot; &amp; ROUND([.C6]/[.C$3];1) &amp; &quot;)&quot;" office:value-type="string" office:string-value="&amp; 0.0113 (3.8)" calcext:value-type="string">
            <text:p>&amp; 0.0113 (3.8)</text:p>
          </table:table-cell>
          <table:table-cell table:style-name="ce1" table:formula="of:=&quot;&amp; &quot; &amp; ROUND([.D6]) &amp; &quot; (&quot; &amp; ROUND([.D6]/[.D$3]) &amp; &quot;)&quot;" office:value-type="string" office:string-value="&amp; 106 (4)" calcext:value-type="string">
            <text:p>&amp; 106 (4)</text:p>
          </table:table-cell>
          <table:table-cell table:style-name="ce1" table:formula="of:=&quot;&amp; &quot; &amp; ROUND([.E6];4) &amp; &quot; (&quot; &amp; ROUND([.E6]/[.E$3]) &amp; &quot;)&quot;" office:value-type="string" office:string-value="&amp; 0.0277 (3)" calcext:value-type="string">
            <text:p>&amp; 0.0277 (3)</text:p>
          </table:table-cell>
          <table:table-cell table:style-name="ce1" table:formula="of:=&quot;&amp; &quot; &amp; ROUND([.F6]) &amp; &quot; (&quot; &amp; ROUND([.F6]/[.F$3]) &amp; &quot;)&quot;" office:value-type="string" office:string-value="&amp; 60 (13)" calcext:value-type="string">
            <text:p>&amp; 60 (13)</text:p>
          </table:table-cell>
          <table:table-cell table:style-name="ce1" table:formula="of:=&quot;&amp; &quot; &amp; ROUND([.G6];4) &amp; &quot; (&quot; &amp; ROUND([.G6]/[.G$3]) &amp; &quot;)&quot;" office:value-type="string" office:string-value="&amp; 0.0316 (3)" calcext:value-type="string">
            <text:p>&amp; 0.0316 (3)</text:p>
          </table:table-cell>
          <table:table-cell table:style-name="ce1" table:formula="of:=&quot;&amp; &quot; &amp; ROUND([.H6]) &amp; &quot; (&quot; &amp; ROUND([.H6]/[.H$3]) &amp; &quot;)&quot;" office:value-type="string" office:string-value="&amp; 59 (13)" calcext:value-type="string">
            <text:p>&amp; 59 (13)</text:p>
          </table:table-cell>
          <table:table-cell table:style-name="ce1" table:formula="of:=&quot;&amp; &quot; &amp; ROUND([.I6];4) &amp; &quot; (&quot; &amp; ROUND([.I6]/[.I$3]) &amp; &quot;)&quot;" office:value-type="string" office:string-value="&amp; 0.0265 (3)" calcext:value-type="string">
            <text:p>&amp; 0.0265 (3)</text:p>
          </table:table-cell>
          <table:table-cell table:style-name="ce1" table:formula="of:=&quot;&amp; &quot; &amp; ROUND([.J6]) &amp; &quot; (&quot; &amp; ROUND([.J6]/[.J$3]) &amp; &quot;)&quot;" office:value-type="string" office:string-value="&amp; 52 (12)" calcext:value-type="string">
            <text:p>&amp; 52 (12)</text:p>
          </table:table-cell>
          <table:table-cell table:style-name="ce1" table:formula="of:=&quot;&amp; &quot; &amp; ROUND([.K6];4) &amp; &quot; (&quot; &amp; ROUND([.K6]/[.K$3]) &amp; &quot;)&quot;" office:value-type="string" office:string-value="&amp; 0.0026 (12)" calcext:value-type="string">
            <text:p>&amp; 0.0026 (12)</text:p>
          </table:table-cell>
          <table:table-cell table:style-name="ce1" table:formula="of:=&quot;&amp; &quot; &amp; ROUND([.L6]) &amp; &quot; (&quot; &amp; ROUND([.L6]/[.L$3]) &amp; &quot;)&quot;" office:value-type="string" office:string-value="&amp; 24 (24)" calcext:value-type="string">
            <text:p>&amp; 24 (24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8]" office:value-type="string" office:string-value="Distribution" calcext:value-type="string">
            <text:p>Distribution</text:p>
          </table:table-cell>
          <table:table-cell table:style-name="ce1" table:formula="of:=&quot;&amp; &quot; &amp; ROUND([.R8];1) &amp; &quot; [&quot; &amp; ROUND([.S8];1) &amp; &quot;,&quot; &amp; ROUND([.T8]) &amp; &quot;]&quot;" office:value-type="string" office:string-value="&amp; 42.5 [15,108]" calcext:value-type="string">
            <text:p>&amp; 42.5 [15,108]</text:p>
          </table:table-cell>
          <table:table-cell table:style-name="ce1" table:formula="of:= &quot;&amp; &quot; &amp; ROUND([.U8])" office:value-type="string" office:string-value="&amp; 92" calcext:value-type="string">
            <text:p>&amp; 92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3">
          <table:table-cell table:style-name="ce1"/>
          <table:table-cell table:formula="of:=[.B7]" office:value-type="string" office:string-value="Random k" calcext:value-type="string">
            <text:p>Random k</text:p>
          </table:table-cell>
          <table:table-cell table:style-name="ce1" table:formula="of:=&quot;&amp; &quot; &amp; ROUND([.C7];4) &amp; &quot; (&quot; &amp; ROUND([.C7]/[.C$3];1) &amp; &quot;)&quot;" office:value-type="string" office:string-value="&amp; 0.0111 (3.8)" calcext:value-type="string">
            <text:p>&amp; 0.0111 (3.8)</text:p>
          </table:table-cell>
          <table:table-cell table:style-name="ce1" table:formula="of:=&quot;&amp; &quot; &amp; ROUND([.D7]) &amp; &quot; (&quot; &amp; ROUND([.D7]/[.D$3]) &amp; &quot;)&quot;" office:value-type="string" office:string-value="&amp; 105 (4)" calcext:value-type="string">
            <text:p>&amp; 105 (4)</text:p>
          </table:table-cell>
          <table:table-cell table:style-name="ce1" table:formula="of:=&quot;&amp; &quot; &amp; ROUND([.E7];4) &amp; &quot; (&quot; &amp; ROUND([.E7]/[.E$3]) &amp; &quot;)&quot;" office:value-type="string" office:string-value="&amp; 0.0328 (4)" calcext:value-type="string">
            <text:p>&amp; 0.0328 (4)</text:p>
          </table:table-cell>
          <table:table-cell table:style-name="ce1" table:formula="of:=&quot;&amp; &quot; &amp; ROUND([.F7]) &amp; &quot; (&quot; &amp; ROUND([.F7]/[.F$3]) &amp; &quot;)&quot;" office:value-type="string" office:string-value="&amp; 74 (16)" calcext:value-type="string">
            <text:p>&amp; 74 (16)</text:p>
          </table:table-cell>
          <table:table-cell table:style-name="ce1" table:formula="of:=&quot;&amp; &quot; &amp; ROUND([.G7];4) &amp; &quot; (&quot; &amp; ROUND([.G7]/[.G$3]) &amp; &quot;)&quot;" office:value-type="string" office:string-value="&amp; 0.0369 (4)" calcext:value-type="string">
            <text:p>&amp; 0.0369 (4)</text:p>
          </table:table-cell>
          <table:table-cell table:style-name="ce1" table:formula="of:=&quot;&amp; &quot; &amp; ROUND([.H7]) &amp; &quot; (&quot; &amp; ROUND([.H7]/[.H$3]) &amp; &quot;)&quot;" office:value-type="string" office:string-value="&amp; 73 (16)" calcext:value-type="string">
            <text:p>&amp; 73 (16)</text:p>
          </table:table-cell>
          <table:table-cell table:style-name="ce1" table:formula="of:=&quot;&amp; &quot; &amp; ROUND([.I7];4) &amp; &quot; (&quot; &amp; ROUND([.I7]/[.I$3]) &amp; &quot;)&quot;" office:value-type="string" office:string-value="&amp; 0.0299 (4)" calcext:value-type="string">
            <text:p>&amp; 0.0299 (4)</text:p>
          </table:table-cell>
          <table:table-cell table:style-name="ce1" table:formula="of:=&quot;&amp; &quot; &amp; ROUND([.J7]) &amp; &quot; (&quot; &amp; ROUND([.J7]/[.J$3]) &amp; &quot;)&quot;" office:value-type="string" office:string-value="&amp; 60 (14)" calcext:value-type="string">
            <text:p>&amp; 60 (14)</text:p>
          </table:table-cell>
          <table:table-cell table:style-name="ce1" table:formula="of:=&quot;&amp; &quot; &amp; ROUND([.K7];4) &amp; &quot; (&quot; &amp; ROUND([.K7]/[.K$3]) &amp; &quot;)&quot;" office:value-type="string" office:string-value="&amp; 0.0032 (16)" calcext:value-type="string">
            <text:p>&amp; 0.0032 (16)</text:p>
          </table:table-cell>
          <table:table-cell table:style-name="ce1" table:formula="of:=&quot;&amp; &quot; &amp; ROUND([.L7]) &amp; &quot; (&quot; &amp; ROUND([.L7]/[.L$3]) &amp; &quot;)&quot;" office:value-type="string" office:string-value="&amp; 31 (31)" calcext:value-type="string">
            <text:p>&amp; 31 (31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9]" office:value-type="string" office:string-value="Random" calcext:value-type="string">
            <text:p>Random</text:p>
          </table:table-cell>
          <table:table-cell table:style-name="ce1" table:formula="of:=&quot;&amp; &quot; &amp; ROUND([.R9];1) &amp; &quot; [&quot; &amp; ROUND([.S9];1) &amp; &quot;,&quot; &amp; ROUND([.T9]) &amp; &quot;]&quot;" office:value-type="string" office:string-value="&amp; 2476.3 [1251,3734]" calcext:value-type="string">
            <text:p>&amp; 2476.3 [1251,3734]</text:p>
          </table:table-cell>
          <table:table-cell table:style-name="ce1" table:formula="of:= &quot;&amp; &quot; &amp; ROUND([.U9])" office:value-type="string" office:string-value="&amp; 714" calcext:value-type="string">
            <text:p>&amp; 714</text:p>
          </table:table-cell>
          <table:table-cell table:style-name="ce1" office:value-type="string" calcext:value-type="string">
            <text:p>\\</text:p>
          </table:table-cell>
          <table:table-cell table:number-columns-repeated="10"/>
        </table:table-row>
        <table:table-row table:style-name="ro1">
          <table:table-cell table:style-name="ce1"/>
          <table:table-cell table:formula="of:=[.B8]" office:value-type="string" office:string-value="Distribution" calcext:value-type="string">
            <text:p>Distribution</text:p>
          </table:table-cell>
          <table:table-cell table:style-name="ce1" table:formula="of:=&quot;&amp; &quot; &amp; ROUND([.C8];4) &amp; &quot; (&quot; &amp; ROUND([.C8]/[.C$3];1) &amp; &quot;)&quot;" office:value-type="string" office:string-value="&amp; 0.014 (4.7)" calcext:value-type="string">
            <text:p>&amp; 0.014 (4.7)</text:p>
          </table:table-cell>
          <table:table-cell table:style-name="ce1" table:formula="of:=&quot;&amp; &quot; &amp; ROUND([.D8]) &amp; &quot; (&quot; &amp; ROUND([.D8]/[.D$3]) &amp; &quot;)&quot;" office:value-type="string" office:string-value="&amp; 131 (5)" calcext:value-type="string">
            <text:p>&amp; 131 (5)</text:p>
          </table:table-cell>
          <table:table-cell table:style-name="ce1" table:formula="of:=&quot;&amp; &quot; &amp; ROUND([.E8];4) &amp; &quot; (&quot; &amp; ROUND([.E8]/[.E$3]) &amp; &quot;)&quot;" office:value-type="string" office:string-value="&amp; 0.0387 (5)" calcext:value-type="string">
            <text:p>&amp; 0.0387 (5)</text:p>
          </table:table-cell>
          <table:table-cell table:style-name="ce1" table:formula="of:=&quot;&amp; &quot; &amp; ROUND([.F8]) &amp; &quot; (&quot; &amp; ROUND([.F8]/[.F$3]) &amp; &quot;)&quot;" office:value-type="string" office:string-value="&amp; 113 (24)" calcext:value-type="string">
            <text:p>&amp; 113 (24)</text:p>
          </table:table-cell>
          <table:table-cell table:style-name="ce1" table:formula="of:=&quot;&amp; &quot; &amp; ROUND([.G8];4) &amp; &quot; (&quot; &amp; ROUND([.G8]/[.G$3]) &amp; &quot;)&quot;" office:value-type="string" office:string-value="&amp; 0.0436 (5)" calcext:value-type="string">
            <text:p>&amp; 0.0436 (5)</text:p>
          </table:table-cell>
          <table:table-cell table:style-name="ce1" table:formula="of:=&quot;&amp; &quot; &amp; ROUND([.H8]) &amp; &quot; (&quot; &amp; ROUND([.H8]/[.H$3]) &amp; &quot;)&quot;" office:value-type="string" office:string-value="&amp; 109 (24)" calcext:value-type="string">
            <text:p>&amp; 109 (24)</text:p>
          </table:table-cell>
          <table:table-cell table:style-name="ce1" table:formula="of:=&quot;&amp; &quot; &amp; ROUND([.I8];4) &amp; &quot; (&quot; &amp; ROUND([.I8]/[.I$3]) &amp; &quot;)&quot;" office:value-type="string" office:string-value="&amp; 0.0397 (5)" calcext:value-type="string">
            <text:p>&amp; 0.0397 (5)</text:p>
          </table:table-cell>
          <table:table-cell table:style-name="ce1" table:formula="of:=&quot;&amp; &quot; &amp; ROUND([.J8]) &amp; &quot; (&quot; &amp; ROUND([.J8]/[.J$3]) &amp; &quot;)&quot;" office:value-type="string" office:string-value="&amp; 119 (28)" calcext:value-type="string">
            <text:p>&amp; 119 (28)</text:p>
          </table:table-cell>
          <table:table-cell table:style-name="ce1" table:formula="of:=&quot;&amp; &quot; &amp; ROUND([.K8];4) &amp; &quot; (&quot; &amp; ROUND([.K8]/[.K$3]) &amp; &quot;)&quot;" office:value-type="string" office:string-value="&amp; 0.0121 (59)" calcext:value-type="string">
            <text:p>&amp; 0.0121 (59)</text:p>
          </table:table-cell>
          <table:table-cell table:style-name="ce1" table:formula="of:=&quot;&amp; &quot; &amp; ROUND([.L8]) &amp; &quot; (&quot; &amp; ROUND([.L8]/[.L$3]) &amp; &quot;)&quot;" office:value-type="string" office:string-value="&amp; 116 (116)" calcext:value-type="string">
            <text:p>&amp; 116 (116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number-columns-repeated="4"/>
          <table:table-cell table:number-columns-repeated="10"/>
        </table:table-row>
        <table:table-row table:style-name="ro2">
          <table:table-cell table:style-name="ce1"/>
          <table:table-cell table:formula="of:=[.B9]" office:value-type="string" office:string-value="Random" calcext:value-type="string">
            <text:p>Random</text:p>
          </table:table-cell>
          <table:table-cell table:style-name="ce1" table:formula="of:=&quot;&amp; &quot; &amp; ROUND([.C9];4) &amp; &quot; (&quot; &amp; ROUND([.C9]/[.C$3];1) &amp; &quot;)&quot;" office:value-type="string" office:string-value="&amp; 0.3315 (112)" calcext:value-type="string">
            <text:p>&amp; 0.3315 (112)</text:p>
          </table:table-cell>
          <table:table-cell table:style-name="ce1" table:formula="of:=&quot;&amp; &quot; &amp; ROUND([.D9]) &amp; &quot; (&quot; &amp; ROUND([.D9]/[.D$3]) &amp; &quot;)&quot;" office:value-type="string" office:string-value="&amp; 2495 (88)" calcext:value-type="string">
            <text:p>&amp; 2495 (88)</text:p>
          </table:table-cell>
          <table:table-cell table:style-name="ce1" table:formula="of:=&quot;&amp; &quot; &amp; ROUND([.E9];4) &amp; &quot; (&quot; &amp; ROUND([.E9]/[.E$3]) &amp; &quot;)&quot;" office:value-type="string" office:string-value="&amp; 0.3316 (41)" calcext:value-type="string">
            <text:p>&amp; 0.3316 (41)</text:p>
          </table:table-cell>
          <table:table-cell table:style-name="ce1" table:formula="of:=&quot;&amp; &quot; &amp; ROUND([.F9]) &amp; &quot; (&quot; &amp; ROUND([.F9]/[.F$3]) &amp; &quot;)&quot;" office:value-type="string" office:string-value="&amp; 2495 (525)" calcext:value-type="string">
            <text:p>&amp; 2495 (525)</text:p>
          </table:table-cell>
          <table:table-cell table:style-name="ce1" table:formula="of:=&quot;&amp; &quot; &amp; ROUND([.G9];4) &amp; &quot; (&quot; &amp; ROUND([.G9]/[.G$3]) &amp; &quot;)&quot;" office:value-type="string" office:string-value="&amp; 0.3317 (35)" calcext:value-type="string">
            <text:p>&amp; 0.3317 (35)</text:p>
          </table:table-cell>
          <table:table-cell table:style-name="ce1" table:formula="of:=&quot;&amp; &quot; &amp; ROUND([.H9]) &amp; &quot; (&quot; &amp; ROUND([.H9]/[.H$3]) &amp; &quot;)&quot;" office:value-type="string" office:string-value="&amp; 2497 (555)" calcext:value-type="string">
            <text:p>&amp; 2497 (555)</text:p>
          </table:table-cell>
          <table:table-cell table:style-name="ce1" table:formula="of:=&quot;&amp; &quot; &amp; ROUND([.I9];4) &amp; &quot; (&quot; &amp; ROUND([.I9]/[.I$3]) &amp; &quot;)&quot;" office:value-type="string" office:string-value="&amp; 0.3318 (42)" calcext:value-type="string">
            <text:p>&amp; 0.3318 (42)</text:p>
          </table:table-cell>
          <table:table-cell table:style-name="ce1" table:formula="of:=&quot;&amp; &quot; &amp; ROUND([.J9]) &amp; &quot; (&quot; &amp; ROUND([.J9]/[.J$3]) &amp; &quot;)&quot;" office:value-type="string" office:string-value="&amp; 2497 (587)" calcext:value-type="string">
            <text:p>&amp; 2497 (587)</text:p>
          </table:table-cell>
          <table:table-cell table:style-name="ce1" table:formula="of:=&quot;&amp; &quot; &amp; ROUND([.K9];4) &amp; &quot; (&quot; &amp; ROUND([.K9]/[.K$3]) &amp; &quot;)&quot;" office:value-type="string" office:string-value="&amp; 0.3319 (1615)" calcext:value-type="string">
            <text:p>&amp; 0.3319 (1615)</text:p>
          </table:table-cell>
          <table:table-cell table:style-name="ce1" table:formula="of:=&quot;&amp; &quot; &amp; ROUND([.L9]) &amp; &quot; (&quot; &amp; ROUND([.L9]/[.L$3]) &amp; &quot;)&quot;" office:value-type="string" office:string-value="&amp; 2496 (2496)" calcext:value-type="string">
            <text:p>&amp; 2496 (2496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 table:number-columns-repeated="3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formula="of:=[.B12]" office:value-type="string" office:string-value=" " calcext:value-type="string">
            <text:p><text:s/></text:p>
          </table:table-cell>
          <table:table-cell table:formula="of:=[.C12]" office:value-type="string" office:string-value="&amp; Attractor: 0" calcext:value-type="string">
            <text:p>&amp; Attractor: 0</text:p>
          </table:table-cell>
          <table:table-cell table:formula="of:=[.E12]" office:value-type="string" office:string-value="&amp; Attractor: 0.25" calcext:value-type="string">
            <text:p>&amp; Attractor: 0.25</text:p>
          </table:table-cell>
          <table:table-cell table:formula="of:=[.G12]" office:value-type="string" office:string-value="&amp; Attractor: 0.5" calcext:value-type="string">
            <text:p>&amp; Attractor: 0.5</text:p>
          </table:table-cell>
          <table:table-cell table:formula="of:=[.I12]" office:value-type="string" office:string-value="&amp; Attractor: 0.75" calcext:value-type="string">
            <text:p>&amp; Attractor: 0.75</text:p>
          </table:table-cell>
          <table:table-cell table:formula="of:=[.K12]" office:value-type="string" office:string-value="&amp; Attractor: 1" calcext:value-type="string">
            <text:p>&amp; Attractor: 1</text:p>
          </table:table-cell>
          <table:table-cell table:formula="of:=[.M12]" office:value-type="string" office:string-value="\\" calcext:value-type="string">
            <text:p>\\</text:p>
          </table:table-cell>
          <table:table-cell table:number-columns-repeated="8"/>
          <table:table-cell table:style-name="ce1" table:number-columns-repeated="4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&amp; Rejector 1</text:p>
          </table:table-cell>
          <table:table-cell table:formula="of:=[.F1]" office:value-type="string" office:string-value="Rejector 0.75" calcext:value-type="string">
            <text:p>Rejector 0.75</text:p>
          </table:table-cell>
          <table:table-cell table:formula="of:=[.H1]" office:value-type="string" office:string-value="Rejector 0.5" calcext:value-type="string">
            <text:p>Rejector 0.5</text:p>
          </table:table-cell>
          <table:table-cell table:formula="of:=[.J1]" office:value-type="string" office:string-value="Rejector 0.25" calcext:value-type="string">
            <text:p>Rejector 0.25</text:p>
          </table:table-cell>
          <table:table-cell table:formula="of:=[.L1]" office:value-type="string" office:string-value="Rejector 0" calcext:value-type="string">
            <text:p>Rejector 0</text:p>
          </table:table-cell>
          <table:table-cell office:value-type="string" calcext:value-type="string">
            <text:p>\\</text:p>
          </table:table-cell>
          <table:table-cell table:number-columns-repeated="8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formula="of:=[.B13]" office:value-type="string" office:string-value="Algorithm" calcext:value-type="string">
            <text:p>Algorithm</text:p>
          </table:table-cell>
          <table:table-cell table:formula="of:=[.C13]" office:value-type="string" office:string-value="&amp; Mean distance" calcext:value-type="string">
            <text:p>&amp; Mean distance</text:p>
          </table:table-cell>
          <table:table-cell table:formula="of:=[.E13]" office:value-type="string" office:string-value="&amp; Mean distance" calcext:value-type="string">
            <text:p>&amp; Mean distance</text:p>
          </table:table-cell>
          <table:table-cell table:formula="of:=[.G13]" office:value-type="string" office:string-value="&amp; Mean distance" calcext:value-type="string">
            <text:p>&amp; Mean distance</text:p>
          </table:table-cell>
          <table:table-cell table:formula="of:=[.I13]" office:value-type="string" office:string-value="&amp; Mean distance" calcext:value-type="string">
            <text:p>&amp; Mean distance</text:p>
          </table:table-cell>
          <table:table-cell table:formula="of:=[.K13]" office:value-type="string" office:string-value="&amp; Mean distance" calcext:value-type="string">
            <text:p>&amp; Mean distance</text:p>
          </table:table-cell>
          <table:table-cell table:formula="of:=[.M13]" office:value-type="string" office:string-value="\\" calcext:value-type="string">
            <text:p>\\</text:p>
          </table:table-cell>
          <table:table-cell table:number-columns-repeated="8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formula="of:=[.B14]" office:value-type="string" office:string-value=" " calcext:value-type="string">
            <text:p><text:s/></text:p>
          </table:table-cell>
          <table:table-cell table:formula="of:=[.C14]" office:value-type="string" office:string-value="&amp; (ratio to best)" calcext:value-type="string">
            <text:p>&amp; (ratio to best)</text:p>
          </table:table-cell>
          <table:table-cell table:formula="of:=[.E14]" office:value-type="string" office:string-value="&amp; (ratio to best)" calcext:value-type="string">
            <text:p>&amp; (ratio to best)</text:p>
          </table:table-cell>
          <table:table-cell table:formula="of:=[.G14]" office:value-type="string" office:string-value="&amp; (ratio to best)" calcext:value-type="string">
            <text:p>&amp; (ratio to best)</text:p>
          </table:table-cell>
          <table:table-cell table:formula="of:=[.I14]" office:value-type="string" office:string-value="&amp; (ratio to best)" calcext:value-type="string">
            <text:p>&amp; (ratio to best)</text:p>
          </table:table-cell>
          <table:table-cell table:formula="of:=[.K14]" office:value-type="string" office:string-value="&amp; (ratio to best)" calcext:value-type="string">
            <text:p>&amp; (ratio to best)</text:p>
          </table:table-cell>
          <table:table-cell table:formula="of:=[.M14]" office:value-type="string" office:string-value="\\" calcext:value-type="string">
            <text:p>\\</text:p>
          </table:table-cell>
          <table:table-cell table:number-columns-repeated="8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formula="of:=[.B15]" office:value-type="string" office:string-value="Blossom V" calcext:value-type="string">
            <text:p>Blossom V</text:p>
          </table:table-cell>
          <table:table-cell table:formula="of:=[.C15]" office:value-type="string" office:string-value="&amp; 0.003 (1)" calcext:value-type="string">
            <text:p>&amp; 0.003 (1)</text:p>
          </table:table-cell>
          <table:table-cell table:formula="of:=[.E15]" office:value-type="string" office:string-value="&amp; 0.0081 (1)" calcext:value-type="string">
            <text:p>&amp; 0.0081 (1)</text:p>
          </table:table-cell>
          <table:table-cell table:formula="of:=[.G15]" office:value-type="string" office:string-value="&amp; 0.0095 (1)" calcext:value-type="string">
            <text:p>&amp; 0.0095 (1)</text:p>
          </table:table-cell>
          <table:table-cell table:formula="of:=[.I15]" office:value-type="string" office:string-value="&amp; 0.0079 (1)" calcext:value-type="string">
            <text:p>&amp; 0.0079 (1)</text:p>
          </table:table-cell>
          <table:table-cell table:formula="of:=[.K15]" office:value-type="string" office:string-value="&amp; 0.0002 (1)" calcext:value-type="string">
            <text:p>&amp; 0.0002 (1)</text:p>
          </table:table-cell>
          <table:table-cell table:formula="of:=[.M15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6]" office:value-type="string" office:string-value="Brute force" calcext:value-type="string">
            <text:p>Brute force</text:p>
          </table:table-cell>
          <table:table-cell table:formula="of:=[.C16]" office:value-type="string" office:string-value="&amp; 0.0043 (1.5)" calcext:value-type="string">
            <text:p>&amp; 0.0043 (1.5)</text:p>
          </table:table-cell>
          <table:table-cell table:formula="of:=[.E16]" office:value-type="string" office:string-value="&amp; 0.0133 (2)" calcext:value-type="string">
            <text:p>&amp; 0.0133 (2)</text:p>
          </table:table-cell>
          <table:table-cell table:formula="of:=[.G16]" office:value-type="string" office:string-value="&amp; 0.0149 (2)" calcext:value-type="string">
            <text:p>&amp; 0.0149 (2)</text:p>
          </table:table-cell>
          <table:table-cell table:formula="of:=[.I16]" office:value-type="string" office:string-value="&amp; 0.0123 (2)" calcext:value-type="string">
            <text:p>&amp; 0.0123 (2)</text:p>
          </table:table-cell>
          <table:table-cell table:formula="of:=[.K16]" office:value-type="string" office:string-value="&amp; 0.0008 (4)" calcext:value-type="string">
            <text:p>&amp; 0.0008 (4)</text:p>
          </table:table-cell>
          <table:table-cell table:formula="of:=[.M16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7]" office:value-type="string" office:string-value="Cluster shuffle" calcext:value-type="string">
            <text:p>Cluster shuffle</text:p>
          </table:table-cell>
          <table:table-cell table:formula="of:=[.C17]" office:value-type="string" office:string-value="&amp; 0.0121 (4.1)" calcext:value-type="string">
            <text:p>&amp; 0.0121 (4.1)</text:p>
          </table:table-cell>
          <table:table-cell table:formula="of:=[.E17]" office:value-type="string" office:string-value="&amp; 0.0146 (2)" calcext:value-type="string">
            <text:p>&amp; 0.0146 (2)</text:p>
          </table:table-cell>
          <table:table-cell table:formula="of:=[.G17]" office:value-type="string" office:string-value="&amp; 0.0152 (2)" calcext:value-type="string">
            <text:p>&amp; 0.0152 (2)</text:p>
          </table:table-cell>
          <table:table-cell table:formula="of:=[.I17]" office:value-type="string" office:string-value="&amp; 0.0133 (2)" calcext:value-type="string">
            <text:p>&amp; 0.0133 (2)</text:p>
          </table:table-cell>
          <table:table-cell table:formula="of:=[.K17]" office:value-type="string" office:string-value="&amp; 0.0004 (2)" calcext:value-type="string">
            <text:p>&amp; 0.0004 (2)</text:p>
          </table:table-cell>
          <table:table-cell table:formula="of:=[.M17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8]" office:value-type="string" office:string-value="Weighted shuffle" calcext:value-type="string">
            <text:p>Weighted shuffle</text:p>
          </table:table-cell>
          <table:table-cell table:formula="of:=[.C18]" office:value-type="string" office:string-value="&amp; 0.0113 (3.8)" calcext:value-type="string">
            <text:p>&amp; 0.0113 (3.8)</text:p>
          </table:table-cell>
          <table:table-cell table:formula="of:=[.E18]" office:value-type="string" office:string-value="&amp; 0.0277 (3)" calcext:value-type="string">
            <text:p>&amp; 0.0277 (3)</text:p>
          </table:table-cell>
          <table:table-cell table:formula="of:=[.G18]" office:value-type="string" office:string-value="&amp; 0.0316 (3)" calcext:value-type="string">
            <text:p>&amp; 0.0316 (3)</text:p>
          </table:table-cell>
          <table:table-cell table:formula="of:=[.I18]" office:value-type="string" office:string-value="&amp; 0.0265 (3)" calcext:value-type="string">
            <text:p>&amp; 0.0265 (3)</text:p>
          </table:table-cell>
          <table:table-cell table:formula="of:=[.K18]" office:value-type="string" office:string-value="&amp; 0.0026 (12)" calcext:value-type="string">
            <text:p>&amp; 0.0026 (12)</text:p>
          </table:table-cell>
          <table:table-cell table:formula="of:=[.M18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9]" office:value-type="string" office:string-value="Random k" calcext:value-type="string">
            <text:p>Random k</text:p>
          </table:table-cell>
          <table:table-cell table:formula="of:=[.C19]" office:value-type="string" office:string-value="&amp; 0.0111 (3.8)" calcext:value-type="string">
            <text:p>&amp; 0.0111 (3.8)</text:p>
          </table:table-cell>
          <table:table-cell table:formula="of:=[.E19]" office:value-type="string" office:string-value="&amp; 0.0328 (4)" calcext:value-type="string">
            <text:p>&amp; 0.0328 (4)</text:p>
          </table:table-cell>
          <table:table-cell table:formula="of:=[.G19]" office:value-type="string" office:string-value="&amp; 0.0369 (4)" calcext:value-type="string">
            <text:p>&amp; 0.0369 (4)</text:p>
          </table:table-cell>
          <table:table-cell table:formula="of:=[.I19]" office:value-type="string" office:string-value="&amp; 0.0299 (4)" calcext:value-type="string">
            <text:p>&amp; 0.0299 (4)</text:p>
          </table:table-cell>
          <table:table-cell table:formula="of:=[.K19]" office:value-type="string" office:string-value="&amp; 0.0032 (16)" calcext:value-type="string">
            <text:p>&amp; 0.0032 (16)</text:p>
          </table:table-cell>
          <table:table-cell table:formula="of:=[.M19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20]" office:value-type="string" office:string-value="Distribution" calcext:value-type="string">
            <text:p>Distribution</text:p>
          </table:table-cell>
          <table:table-cell table:formula="of:=[.C20]" office:value-type="string" office:string-value="&amp; 0.014 (4.7)" calcext:value-type="string">
            <text:p>&amp; 0.014 (4.7)</text:p>
          </table:table-cell>
          <table:table-cell table:formula="of:=[.E20]" office:value-type="string" office:string-value="&amp; 0.0387 (5)" calcext:value-type="string">
            <text:p>&amp; 0.0387 (5)</text:p>
          </table:table-cell>
          <table:table-cell table:formula="of:=[.G20]" office:value-type="string" office:string-value="&amp; 0.0436 (5)" calcext:value-type="string">
            <text:p>&amp; 0.0436 (5)</text:p>
          </table:table-cell>
          <table:table-cell table:formula="of:=[.I20]" office:value-type="string" office:string-value="&amp; 0.0397 (5)" calcext:value-type="string">
            <text:p>&amp; 0.0397 (5)</text:p>
          </table:table-cell>
          <table:table-cell table:formula="of:=[.K20]" office:value-type="string" office:string-value="&amp; 0.0121 (59)" calcext:value-type="string">
            <text:p>&amp; 0.0121 (59)</text:p>
          </table:table-cell>
          <table:table-cell table:formula="of:=[.M20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21]" office:value-type="string" office:string-value="Random" calcext:value-type="string">
            <text:p>Random</text:p>
          </table:table-cell>
          <table:table-cell table:formula="of:=[.C21]" office:value-type="string" office:string-value="&amp; 0.3315 (112)" calcext:value-type="string">
            <text:p>&amp; 0.3315 (112)</text:p>
          </table:table-cell>
          <table:table-cell table:formula="of:=[.E21]" office:value-type="string" office:string-value="&amp; 0.3316 (41)" calcext:value-type="string">
            <text:p>&amp; 0.3316 (41)</text:p>
          </table:table-cell>
          <table:table-cell table:formula="of:=[.G21]" office:value-type="string" office:string-value="&amp; 0.3317 (35)" calcext:value-type="string">
            <text:p>&amp; 0.3317 (35)</text:p>
          </table:table-cell>
          <table:table-cell table:formula="of:=[.I21]" office:value-type="string" office:string-value="&amp; 0.3318 (42)" calcext:value-type="string">
            <text:p>&amp; 0.3318 (42)</text:p>
          </table:table-cell>
          <table:table-cell table:formula="of:=[.K21]" office:value-type="string" office:string-value="&amp; 0.3319 (1615)" calcext:value-type="string">
            <text:p>&amp; 0.3319 (1615)</text:p>
          </table:table-cell>
          <table:table-cell table:formula="of:=[.M21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formula="of:=[.C23]" office:value-type="string" office:string-value="&amp; Attractor: 0" calcext:value-type="string">
            <text:p>&amp; Attractor: 0</text:p>
          </table:table-cell>
          <table:table-cell table:formula="of:=[.D23]" office:value-type="string" office:string-value="&amp; Attractor: 0.25" calcext:value-type="string">
            <text:p>&amp; Attractor: 0.25</text:p>
          </table:table-cell>
          <table:table-cell table:formula="of:=[.E23]" office:value-type="string" office:string-value="&amp; Attractor: 0.5" calcext:value-type="string">
            <text:p>&amp; Attractor: 0.5</text:p>
          </table:table-cell>
          <table:table-cell table:formula="of:=[.F23]" office:value-type="string" office:string-value="&amp; Attractor: 0.75" calcext:value-type="string">
            <text:p>&amp; Attractor: 0.75</text:p>
          </table:table-cell>
          <table:table-cell table:formula="of:=[.G23]" office:value-type="string" office:string-value="&amp; Attractor: 1" calcext:value-type="string">
            <text:p>&amp; Attractor: 1</text:p>
          </table:table-cell>
          <table:table-cell table:formula="of:=[.H23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2]" office:value-type="string" office:string-value=" " calcext:value-type="string">
            <text:p><text:s/></text:p>
          </table:table-cell>
          <table:table-cell table:formula="of:=[.D12]" office:value-type="string" office:string-value="&amp; Rejector 1" calcext:value-type="string">
            <text:p>&amp; Rejector 1</text:p>
          </table:table-cell>
          <table:table-cell table:formula="of:=[.F12]" office:value-type="string" office:string-value="&amp; Rejector 0.75" calcext:value-type="string">
            <text:p>&amp; Rejector 0.75</text:p>
          </table:table-cell>
          <table:table-cell table:formula="of:=[.H12]" office:value-type="string" office:string-value="&amp; Rejector 0.5" calcext:value-type="string">
            <text:p>&amp; Rejector 0.5</text:p>
          </table:table-cell>
          <table:table-cell table:formula="of:=[.J12]" office:value-type="string" office:string-value="&amp; Rejector 0.25" calcext:value-type="string">
            <text:p>&amp; Rejector 0.25</text:p>
          </table:table-cell>
          <table:table-cell table:formula="of:=[.L12]" office:value-type="string" office:string-value="&amp; Rejector 0" calcext:value-type="string">
            <text:p>&amp; Rejector 0</text:p>
          </table:table-cell>
          <table:table-cell table:formula="of:=[.M12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3]" office:value-type="string" office:string-value="Algorithm" calcext:value-type="string">
            <text:p>Algorithm</text:p>
          </table:table-cell>
          <table:table-cell table:formula="of:=[.D13]" office:value-type="string" office:string-value="&amp; Mean rank" calcext:value-type="string">
            <text:p>&amp; Mean rank</text:p>
          </table:table-cell>
          <table:table-cell table:formula="of:=[.F13]" office:value-type="string" office:string-value="&amp; Mean rank" calcext:value-type="string">
            <text:p>&amp; Mean rank</text:p>
          </table:table-cell>
          <table:table-cell table:formula="of:=[.H13]" office:value-type="string" office:string-value="&amp; Mean rank" calcext:value-type="string">
            <text:p>&amp; Mean rank</text:p>
          </table:table-cell>
          <table:table-cell table:formula="of:=[.J13]" office:value-type="string" office:string-value="&amp; Mean rank" calcext:value-type="string">
            <text:p>&amp; Mean rank</text:p>
          </table:table-cell>
          <table:table-cell table:formula="of:=[.L13]" office:value-type="string" office:string-value="&amp; Mean rank" calcext:value-type="string">
            <text:p>&amp; Mean rank</text:p>
          </table:table-cell>
          <table:table-cell table:formula="of:=[.M13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4]" office:value-type="string" office:string-value=" " calcext:value-type="string">
            <text:p><text:s/></text:p>
          </table:table-cell>
          <table:table-cell table:formula="of:=[.D14]" office:value-type="string" office:string-value="&amp; (ratio to best)" calcext:value-type="string">
            <text:p>&amp; (ratio to best)</text:p>
          </table:table-cell>
          <table:table-cell table:formula="of:=[.F14]" office:value-type="string" office:string-value="&amp; (ratio to best)" calcext:value-type="string">
            <text:p>&amp; (ratio to best)</text:p>
          </table:table-cell>
          <table:table-cell table:formula="of:=[.H14]" office:value-type="string" office:string-value="&amp; (ratio to best)" calcext:value-type="string">
            <text:p>&amp; (ratio to best)</text:p>
          </table:table-cell>
          <table:table-cell table:formula="of:=[.J14]" office:value-type="string" office:string-value="&amp; (ratio to best)" calcext:value-type="string">
            <text:p>&amp; (ratio to best)</text:p>
          </table:table-cell>
          <table:table-cell table:formula="of:=[.L14]" office:value-type="string" office:string-value="&amp; (ratio to best)" calcext:value-type="string">
            <text:p>&amp; (ratio to best)</text:p>
          </table:table-cell>
          <table:table-cell table:formula="of:=[.M14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5]" office:value-type="string" office:string-value="Blossom V" calcext:value-type="string">
            <text:p>Blossom V</text:p>
          </table:table-cell>
          <table:table-cell table:formula="of:=[.D15]" office:value-type="string" office:string-value="&amp; 28 (1)" calcext:value-type="string">
            <text:p>&amp; 28 (1)</text:p>
          </table:table-cell>
          <table:table-cell table:formula="of:=[.F15]" office:value-type="string" office:string-value="&amp; 5 (1)" calcext:value-type="string">
            <text:p>&amp; 5 (1)</text:p>
          </table:table-cell>
          <table:table-cell table:formula="of:=[.H15]" office:value-type="string" office:string-value="&amp; 5 (1)" calcext:value-type="string">
            <text:p>&amp; 5 (1)</text:p>
          </table:table-cell>
          <table:table-cell table:formula="of:=[.J15]" office:value-type="string" office:string-value="&amp; 4 (1)" calcext:value-type="string">
            <text:p>&amp; 4 (1)</text:p>
          </table:table-cell>
          <table:table-cell table:formula="of:=[.L15]" office:value-type="string" office:string-value="&amp; 1 (1)" calcext:value-type="string">
            <text:p>&amp; 1 (1)</text:p>
          </table:table-cell>
          <table:table-cell table:formula="of:=[.M15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6]" office:value-type="string" office:string-value="Brute force" calcext:value-type="string">
            <text:p>Brute force</text:p>
          </table:table-cell>
          <table:table-cell table:formula="of:=[.D16]" office:value-type="string" office:string-value="&amp; 38 (1)" calcext:value-type="string">
            <text:p>&amp; 38 (1)</text:p>
          </table:table-cell>
          <table:table-cell table:formula="of:=[.F16]" office:value-type="string" office:string-value="&amp; 32 (7)" calcext:value-type="string">
            <text:p>&amp; 32 (7)</text:p>
          </table:table-cell>
          <table:table-cell table:formula="of:=[.H16]" office:value-type="string" office:string-value="&amp; 31 (7)" calcext:value-type="string">
            <text:p>&amp; 31 (7)</text:p>
          </table:table-cell>
          <table:table-cell table:formula="of:=[.J16]" office:value-type="string" office:string-value="&amp; 24 (6)" calcext:value-type="string">
            <text:p>&amp; 24 (6)</text:p>
          </table:table-cell>
          <table:table-cell table:formula="of:=[.L16]" office:value-type="string" office:string-value="&amp; 6 (6)" calcext:value-type="string">
            <text:p>&amp; 6 (6)</text:p>
          </table:table-cell>
          <table:table-cell table:formula="of:=[.M16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7]" office:value-type="string" office:string-value="Cluster shuffle" calcext:value-type="string">
            <text:p>Cluster shuffle</text:p>
          </table:table-cell>
          <table:table-cell table:formula="of:=[.D17]" office:value-type="string" office:string-value="&amp; 114 (4)" calcext:value-type="string">
            <text:p>&amp; 114 (4)</text:p>
          </table:table-cell>
          <table:table-cell table:formula="of:=[.F17]" office:value-type="string" office:string-value="&amp; 21 (4)" calcext:value-type="string">
            <text:p>&amp; 21 (4)</text:p>
          </table:table-cell>
          <table:table-cell table:formula="of:=[.H17]" office:value-type="string" office:string-value="&amp; 13 (3)" calcext:value-type="string">
            <text:p>&amp; 13 (3)</text:p>
          </table:table-cell>
          <table:table-cell table:formula="of:=[.J17]" office:value-type="string" office:string-value="&amp; 11 (3)" calcext:value-type="string">
            <text:p>&amp; 11 (3)</text:p>
          </table:table-cell>
          <table:table-cell table:formula="of:=[.L17]" office:value-type="string" office:string-value="&amp; 3 (3)" calcext:value-type="string">
            <text:p>&amp; 3 (3)</text:p>
          </table:table-cell>
          <table:table-cell table:formula="of:=[.M17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8]" office:value-type="string" office:string-value="Weighted shuffle" calcext:value-type="string">
            <text:p>Weighted shuffle</text:p>
          </table:table-cell>
          <table:table-cell table:formula="of:=[.D18]" office:value-type="string" office:string-value="&amp; 106 (4)" calcext:value-type="string">
            <text:p>&amp; 106 (4)</text:p>
          </table:table-cell>
          <table:table-cell table:formula="of:=[.F18]" office:value-type="string" office:string-value="&amp; 60 (13)" calcext:value-type="string">
            <text:p>&amp; 60 (13)</text:p>
          </table:table-cell>
          <table:table-cell table:formula="of:=[.H18]" office:value-type="string" office:string-value="&amp; 59 (13)" calcext:value-type="string">
            <text:p>&amp; 59 (13)</text:p>
          </table:table-cell>
          <table:table-cell table:formula="of:=[.J18]" office:value-type="string" office:string-value="&amp; 52 (12)" calcext:value-type="string">
            <text:p>&amp; 52 (12)</text:p>
          </table:table-cell>
          <table:table-cell table:formula="of:=[.L18]" office:value-type="string" office:string-value="&amp; 24 (24)" calcext:value-type="string">
            <text:p>&amp; 24 (24)</text:p>
          </table:table-cell>
          <table:table-cell table:formula="of:=[.M18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9]" office:value-type="string" office:string-value="Random k" calcext:value-type="string">
            <text:p>Random k</text:p>
          </table:table-cell>
          <table:table-cell table:formula="of:=[.D19]" office:value-type="string" office:string-value="&amp; 105 (4)" calcext:value-type="string">
            <text:p>&amp; 105 (4)</text:p>
          </table:table-cell>
          <table:table-cell table:formula="of:=[.F19]" office:value-type="string" office:string-value="&amp; 74 (16)" calcext:value-type="string">
            <text:p>&amp; 74 (16)</text:p>
          </table:table-cell>
          <table:table-cell table:formula="of:=[.H19]" office:value-type="string" office:string-value="&amp; 73 (16)" calcext:value-type="string">
            <text:p>&amp; 73 (16)</text:p>
          </table:table-cell>
          <table:table-cell table:formula="of:=[.J19]" office:value-type="string" office:string-value="&amp; 60 (14)" calcext:value-type="string">
            <text:p>&amp; 60 (14)</text:p>
          </table:table-cell>
          <table:table-cell table:formula="of:=[.L19]" office:value-type="string" office:string-value="&amp; 31 (31)" calcext:value-type="string">
            <text:p>&amp; 31 (31)</text:p>
          </table:table-cell>
          <table:table-cell table:formula="of:=[.M19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20]" office:value-type="string" office:string-value="Distribution" calcext:value-type="string">
            <text:p>Distribution</text:p>
          </table:table-cell>
          <table:table-cell table:formula="of:=[.D20]" office:value-type="string" office:string-value="&amp; 131 (5)" calcext:value-type="string">
            <text:p>&amp; 131 (5)</text:p>
          </table:table-cell>
          <table:table-cell table:formula="of:=[.F20]" office:value-type="string" office:string-value="&amp; 113 (24)" calcext:value-type="string">
            <text:p>&amp; 113 (24)</text:p>
          </table:table-cell>
          <table:table-cell table:formula="of:=[.H20]" office:value-type="string" office:string-value="&amp; 109 (24)" calcext:value-type="string">
            <text:p>&amp; 109 (24)</text:p>
          </table:table-cell>
          <table:table-cell table:formula="of:=[.J20]" office:value-type="string" office:string-value="&amp; 119 (28)" calcext:value-type="string">
            <text:p>&amp; 119 (28)</text:p>
          </table:table-cell>
          <table:table-cell table:formula="of:=[.L20]" office:value-type="string" office:string-value="&amp; 116 (116)" calcext:value-type="string">
            <text:p>&amp; 116 (116)</text:p>
          </table:table-cell>
          <table:table-cell table:formula="of:=[.M20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21]" office:value-type="string" office:string-value="Random" calcext:value-type="string">
            <text:p>Random</text:p>
          </table:table-cell>
          <table:table-cell table:formula="of:=[.D21]" office:value-type="string" office:string-value="&amp; 2495 (88)" calcext:value-type="string">
            <text:p>&amp; 2495 (88)</text:p>
          </table:table-cell>
          <table:table-cell table:formula="of:=[.F21]" office:value-type="string" office:string-value="&amp; 2495 (525)" calcext:value-type="string">
            <text:p>&amp; 2495 (525)</text:p>
          </table:table-cell>
          <table:table-cell table:formula="of:=[.H21]" office:value-type="string" office:string-value="&amp; 2497 (555)" calcext:value-type="string">
            <text:p>&amp; 2497 (555)</text:p>
          </table:table-cell>
          <table:table-cell table:formula="of:=[.J21]" office:value-type="string" office:string-value="&amp; 2497 (587)" calcext:value-type="string">
            <text:p>&amp; 2497 (587)</text:p>
          </table:table-cell>
          <table:table-cell table:formula="of:=[.L21]" office:value-type="string" office:string-value="&amp; 2496 (2496)" calcext:value-type="string">
            <text:p>&amp; 2496 (2496)</text:p>
          </table:table-cell>
          <table:table-cell table:formula="of:=[.M21]" office:value-type="string" office:string-value="\\" calcext:value-type="string">
            <text:p>\\</text:p>
          </table:table-cell>
          <table:table-cell table:number-columns-repeated="22"/>
        </table:table-row>
      </table:table>
      <table:table table:name="STI20k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Distance</text:p>
          </table:table-cell>
          <table:table-cell/>
          <table:table-cell table:style-name="Default" table:number-columns-repeated="4"/>
          <table:table-cell table:number-columns-repeated="3"/>
          <table:table-cell office:value-type="string" calcext:value-type="string">
            <text:p>Rank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IQR (25%)</text:p>
          </table:table-cell>
          <table:table-cell table:style-name="Default" office:value-type="string" calcext:value-type="string">
            <text:p>IQR(75%)</text:p>
          </table:table-cell>
          <table:table-cell table:style-name="Default" office:value-type="string" calcext:value-type="string">
            <text:p>Std. Dev.</text:p>
          </table:table-cell>
          <table:table-cell table:style-name="Default" office:value-type="string" calcext:value-type="string">
            <text:p>Median</text:p>
          </table:table-cell>
          <table:table-cell table:style-name="Default" office:value-type="string" calcext:value-type="string">
            <text:p>Effectiveness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IQR (25%)</text:p>
          </table:table-cell>
          <table:table-cell office:value-type="string" calcext:value-type="string">
            <text:p>IQR(75%)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ffectiveness</text:p>
          </table:table-cell>
          <table:table-cell table:number-columns-repeated="2"/>
          <table:table-cell office:value-type="string" calcext:value-type="string">
            <text:p>Volatitlity of the da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rute force</text:p>
          </table:table-cell>
          <table:table-cell table:style-name="ce11" office:value-type="float" office:value="1.2820734" calcext:value-type="float">
            <text:p>1.3</text:p>
          </table:table-cell>
          <table:table-cell table:style-name="ce11" office:value-type="float" office:value="0.1596783" calcext:value-type="float">
            <text:p>0.2</text:p>
          </table:table-cell>
          <table:table-cell table:style-name="ce11" office:value-type="float" office:value="0.2499222" calcext:value-type="float">
            <text:p>0.2</text:p>
          </table:table-cell>
          <table:table-cell table:style-name="ce11" office:value-type="float" office:value="12.94901" calcext:value-type="float">
            <text:p>12.9</text:p>
          </table:table-cell>
          <table:table-cell table:style-name="ce11" office:value-type="float" office:value="0.1903505" calcext:value-type="float">
            <text:p>0.2</text:p>
          </table:table-cell>
          <table:table-cell table:style-name="Default" table:formula="of:=[.C3]/[.$C$3]" office:value-type="float" office:value="1" calcext:value-type="float">
            <text:p>1</text:p>
          </table:table-cell>
          <table:table-cell table:style-name="ce1" office:value-type="string" calcext:value-type="string">
            <text:p>31 minutes</text:p>
          </table:table-cell>
          <table:table-cell/>
          <table:table-cell table:style-name="ce1" office:value-type="string" calcext:value-type="string">
            <text:p>Brute force</text:p>
          </table:table-cell>
          <table:table-cell table:style-name="ce12" office:value-type="float" office:value="110.171875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025" calcext:value-type="float">
            <text:p>6</text:p>
          </table:table-cell>
          <table:table-cell table:style-name="ce7" office:value-type="float" office:value="871.5242656" calcext:value-type="float">
            <text:p>872</text:p>
          </table:table-cell>
          <table:table-cell table:style-name="ce7" office:value-type="float" office:value="1.5375" calcext:value-type="float">
            <text:p>2</text:p>
          </table:table-cell>
          <table:table-cell table:style-name="ce13" table:formula="of:=[.L3]/[.$L$3]" office:value-type="float" office:value="1" calcext:value-type="float">
            <text:p>1</text:p>
          </table:table-cell>
          <table:table-cell table:style-name="ce1"/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Mean ranking over all executions</text:p>
          </table:table-cell>
          <table:table-cell office:value-type="string" calcext:value-type="string">
            <text:p>Best mean ranking over all executions</text:p>
          </table:table-cell>
          <table:table-cell office:value-type="string" calcext:value-type="string">
            <text:p>Worst mean ranking over all executions</text:p>
          </table:table-cell>
          <table:table-cell office:value-type="string" calcext:value-type="string">
            <text:p>Standard deviation of the mean ranking over all execu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uster shuffle</text:p>
          </table:table-cell>
          <table:table-cell table:style-name="ce11" office:value-type="float" office:value="1.5499004" calcext:value-type="float">
            <text:p>1.5</text:p>
          </table:table-cell>
          <table:table-cell table:style-name="ce11" office:value-type="float" office:value="0.1860762" calcext:value-type="float">
            <text:p>0.2</text:p>
          </table:table-cell>
          <table:table-cell table:style-name="ce11" office:value-type="float" office:value="0.3569271" calcext:value-type="float">
            <text:p>0.4</text:p>
          </table:table-cell>
          <table:table-cell table:style-name="ce11" office:value-type="float" office:value="12.7077307" calcext:value-type="float">
            <text:p>12.7</text:p>
          </table:table-cell>
          <table:table-cell table:style-name="ce11" office:value-type="float" office:value="0.2511568" calcext:value-type="float">
            <text:p>0.3</text:p>
          </table:table-cell>
          <table:table-cell table:style-name="ce9" table:formula="of:=[.C4]/[.$C$3]" office:value-type="float" office:value="1.20890145603208" calcext:value-type="float">
            <text:p>1.2</text:p>
          </table:table-cell>
          <table:table-cell table:style-name="ce1" office:value-type="string" calcext:value-type="string">
            <text:p>16 seconds</text:p>
          </table:table-cell>
          <table:table-cell/>
          <table:table-cell table:style-name="ce1" office:value-type="string" calcext:value-type="string">
            <text:p>Cluster shuffle</text:p>
          </table:table-cell>
          <table:table-cell table:style-name="ce12" office:value-type="float" office:value="218.971875" calcext:value-type="float">
            <text:p>219</text:p>
          </table:table-cell>
          <table:table-cell table:style-name="ce7" office:value-type="float" office:value="2.4375" calcext:value-type="float">
            <text:p>2</text:p>
          </table:table-cell>
          <table:table-cell table:style-name="ce7" office:value-type="float" office:value="32.484375" calcext:value-type="float">
            <text:p>32</text:p>
          </table:table-cell>
          <table:table-cell table:style-name="ce7" office:value-type="float" office:value="1284.48125" calcext:value-type="float">
            <text:p>1,284</text:p>
          </table:table-cell>
          <table:table-cell table:style-name="ce7" office:value-type="float" office:value="9.93125" calcext:value-type="float">
            <text:p>10</text:p>
          </table:table-cell>
          <table:table-cell table:style-name="ce13" table:formula="of:=[.L4]/[.$L$3]" office:value-type="float" office:value="1.98754786555099" calcext:value-type="float">
            <text:p>2</text:p>
          </table:table-cell>
          <table:table-cell table:style-name="ce1"/>
          <table:table-cell/>
          <table:table-cell table:style-name="ce1" office:value-type="string" calcext:value-type="string">
            <text:p>BFPM</text:p>
          </table:table-cell>
          <table:table-cell table:style-name="ce12" office:value-type="float" office:value="110.171875" calcext:value-type="float">
            <text:p>1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2.8743" calcext:value-type="float">
            <text:p>32.87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dom k</text:p>
          </table:table-cell>
          <table:table-cell table:style-name="ce11" office:value-type="float" office:value="2.3381338" calcext:value-type="float">
            <text:p>2.3</text:p>
          </table:table-cell>
          <table:table-cell table:style-name="ce11" office:value-type="float" office:value="0.4862926" calcext:value-type="float">
            <text:p>0.5</text:p>
          </table:table-cell>
          <table:table-cell table:style-name="ce11" office:value-type="float" office:value="1.422279" calcext:value-type="float">
            <text:p>1.4</text:p>
          </table:table-cell>
          <table:table-cell table:style-name="ce11" office:value-type="float" office:value="12.3579064" calcext:value-type="float">
            <text:p>12.4</text:p>
          </table:table-cell>
          <table:table-cell table:style-name="ce11" office:value-type="float" office:value="0.7967362" calcext:value-type="float">
            <text:p>0.8</text:p>
          </table:table-cell>
          <table:table-cell table:style-name="ce9" table:formula="of:=[.C5]/[.$C$3]" office:value-type="float" office:value="1.82371290130503" calcext:value-type="float">
            <text:p>1.8</text:p>
          </table:table-cell>
          <table:table-cell table:style-name="ce1" office:value-type="string" calcext:value-type="string">
            <text:p>14 seconds</text:p>
          </table:table-cell>
          <table:table-cell/>
          <table:table-cell table:style-name="ce1" office:value-type="string" calcext:value-type="string">
            <text:p>Distribution</text:p>
          </table:table-cell>
          <table:table-cell table:style-name="ce12" office:value-type="float" office:value="491.334375" calcext:value-type="float">
            <text:p>491</text:p>
          </table:table-cell>
          <table:table-cell table:style-name="ce7" office:value-type="float" office:value="44.4375" calcext:value-type="float">
            <text:p>44</text:p>
          </table:table-cell>
          <table:table-cell table:style-name="ce7" office:value-type="float" office:value="434.990625" calcext:value-type="float">
            <text:p>435</text:p>
          </table:table-cell>
          <table:table-cell table:style-name="ce7" office:value-type="float" office:value="1138.9081563" calcext:value-type="float">
            <text:p>1,139</text:p>
          </table:table-cell>
          <table:table-cell table:style-name="ce7" office:value-type="float" office:value="140.4734375" calcext:value-type="float">
            <text:p>140</text:p>
          </table:table-cell>
          <table:table-cell table:style-name="ce13" table:formula="of:=[.L5]/[.$L$3]" office:value-type="float" office:value="4.45970784285917" calcext:value-type="float">
            <text:p>4</text:p>
          </table:table-cell>
          <table:table-cell table:style-name="ce1"/>
          <table:table-cell/>
          <table:table-cell table:style-name="ce1" office:value-type="string" calcext:value-type="string">
            <text:p>CSPM</text:p>
          </table:table-cell>
          <table:table-cell table:style-name="ce12" office:value-type="float" office:value="218.971875" calcext:value-type="float">
            <text:p>21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1.80967" calcext:value-type="float">
            <text:p>71.80967</text:p>
          </table:table-cell>
          <table:table-cell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Weighted shuffle</text:p>
          </table:table-cell>
          <table:table-cell table:style-name="ce11" office:value-type="float" office:value="2.3693989" calcext:value-type="float">
            <text:p>2.4</text:p>
          </table:table-cell>
          <table:table-cell table:style-name="ce11" office:value-type="float" office:value="0.4860412" calcext:value-type="float">
            <text:p>0.5</text:p>
          </table:table-cell>
          <table:table-cell table:style-name="ce11" office:value-type="float" office:value="1.4268556" calcext:value-type="float">
            <text:p>1.4</text:p>
          </table:table-cell>
          <table:table-cell table:style-name="ce11" office:value-type="float" office:value="12.4598699" calcext:value-type="float">
            <text:p>12.5</text:p>
          </table:table-cell>
          <table:table-cell table:style-name="ce11" office:value-type="float" office:value="0.797771" calcext:value-type="float">
            <text:p>0.8</text:p>
          </table:table-cell>
          <table:table-cell table:style-name="ce9" table:formula="of:=[.C6]/[.$C$3]" office:value-type="float" office:value="1.84809925859159" calcext:value-type="float">
            <text:p>1.8</text:p>
          </table:table-cell>
          <table:table-cell table:style-name="ce1" office:value-type="string" calcext:value-type="string">
            <text:p>15 seconds</text:p>
          </table:table-cell>
          <table:table-cell/>
          <table:table-cell table:style-name="ce1" office:value-type="string" calcext:value-type="string">
            <text:p>Random</text:p>
          </table:table-cell>
          <table:table-cell table:style-name="ce12" office:value-type="float" office:value="9996.996875" calcext:value-type="float">
            <text:p>9997</text:p>
          </table:table-cell>
          <table:table-cell table:style-name="ce7" office:value-type="float" office:value="4999.3625" calcext:value-type="float">
            <text:p>4,999</text:p>
          </table:table-cell>
          <table:table-cell table:style-name="ce7" office:value-type="float" office:value="14998.878125" calcext:value-type="float">
            <text:p>14,999</text:p>
          </table:table-cell>
          <table:table-cell table:style-name="ce7" office:value-type="float" office:value="5772.3442188" calcext:value-type="float">
            <text:p>5,772</text:p>
          </table:table-cell>
          <table:table-cell table:style-name="ce7" office:value-type="float" office:value="9992.80625" calcext:value-type="float">
            <text:p>9,993</text:p>
          </table:table-cell>
          <table:table-cell table:style-name="ce13" table:formula="of:=[.L6]/[.$L$3]" office:value-type="float" office:value="90.7400085094313" calcext:value-type="float">
            <text:p>91</text:p>
          </table:table-cell>
          <table:table-cell table:style-name="ce1"/>
          <table:table-cell/>
          <table:table-cell table:style-name="ce1" office:value-type="string" calcext:value-type="string">
            <text:p>DCPM</text:p>
          </table:table-cell>
          <table:table-cell table:style-name="ce12" office:value-type="float" office:value="491.334375" calcext:value-type="float">
            <text:p>491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82.85749" calcext:value-type="float">
            <text:p>82.85749</text:p>
          </table:table-cell>
          <table:table-cell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Distribution</text:p>
          </table:table-cell>
          <table:table-cell table:style-name="ce11" office:value-type="float" office:value="2.382888" calcext:value-type="float">
            <text:p>2.4</text:p>
          </table:table-cell>
          <table:table-cell table:style-name="ce11" office:value-type="float" office:value="0.3689045" calcext:value-type="float">
            <text:p>0.4</text:p>
          </table:table-cell>
          <table:table-cell table:style-name="ce11" office:value-type="float" office:value="1.0198161" calcext:value-type="float">
            <text:p>1.0</text:p>
          </table:table-cell>
          <table:table-cell table:style-name="ce11" office:value-type="float" office:value="13.8453323" calcext:value-type="float">
            <text:p>13.8</text:p>
          </table:table-cell>
          <table:table-cell table:style-name="ce11" office:value-type="float" office:value="0.5751931" calcext:value-type="float">
            <text:p>0.6</text:p>
          </table:table-cell>
          <table:table-cell table:style-name="ce9" table:formula="of:=[.C7]/[.$C$3]" office:value-type="float" office:value="1.85862057507784" calcext:value-type="float">
            <text:p>1.9</text:p>
          </table:table-cell>
          <table:table-cell table:style-name="ce1" office:value-type="string" calcext:value-type="string">
            <text:p>18 seconds</text:p>
          </table:table-cell>
          <table:table-cell/>
          <table:table-cell table:style-name="ce1" office:value-type="string" calcext:value-type="string">
            <text:p>Rank k</text:p>
          </table:table-cell>
          <table:table-cell table:style-name="ce12" office:value-type="float" office:value="766.671875" calcext:value-type="float">
            <text:p>767</text:p>
          </table:table-cell>
          <table:table-cell table:style-name="ce7" office:value-type="float" office:value="88.98125" calcext:value-type="float">
            <text:p>89</text:p>
          </table:table-cell>
          <table:table-cell table:style-name="ce7" office:value-type="float" office:value="795.4875" calcext:value-type="float">
            <text:p>795</text:p>
          </table:table-cell>
          <table:table-cell table:style-name="ce7" office:value-type="float" office:value="1382.3595719" calcext:value-type="float">
            <text:p>1,382</text:p>
          </table:table-cell>
          <table:table-cell table:style-name="ce7" office:value-type="float" office:value="279.528125" calcext:value-type="float">
            <text:p>280</text:p>
          </table:table-cell>
          <table:table-cell table:style-name="ce13" table:formula="of:=[.L7]/[.$L$3]" office:value-type="float" office:value="6.95887108211601" calcext:value-type="float">
            <text:p>7</text:p>
          </table:table-cell>
          <table:table-cell table:style-name="ce1"/>
          <table:table-cell/>
          <table:table-cell table:style-name="ce1" office:value-type="string" calcext:value-type="string">
            <text:p>RKPM</text:p>
          </table:table-cell>
          <table:table-cell table:style-name="ce12" office:value-type="float" office:value="766.671875" calcext:value-type="float">
            <text:p>767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1362" calcext:value-type="float">
            <text:p>1362</text:p>
          </table:table-cell>
          <table:table-cell table:style-name="ce1" office:value-type="float" office:value="212.67059" calcext:value-type="float">
            <text:p>212.67059</text:p>
          </table:table-cell>
          <table:table-cell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table:style-name="ce11" office:value-type="float" office:value="104.6811906" calcext:value-type="float">
            <text:p>104.7</text:p>
          </table:table-cell>
          <table:table-cell table:style-name="ce11" office:value-type="float" office:value="4.9558383" calcext:value-type="float">
            <text:p>5.0</text:p>
          </table:table-cell>
          <table:table-cell table:style-name="ce11" office:value-type="float" office:value="203.2788969" calcext:value-type="float">
            <text:p>203.3</text:p>
          </table:table-cell>
          <table:table-cell table:style-name="ce11" office:value-type="float" office:value="91.3022109" calcext:value-type="float">
            <text:p>91.3</text:p>
          </table:table-cell>
          <table:table-cell table:style-name="ce11" office:value-type="float" office:value="104.0679344" calcext:value-type="float">
            <text:p>104.1</text:p>
          </table:table-cell>
          <table:table-cell table:style-name="ce9" table:formula="of:=[.C8]/[.$C$3]" office:value-type="float" office:value="81.6499200435794" calcext:value-type="float">
            <text:p>81.6</text:p>
          </table:table-cell>
          <table:table-cell table:style-name="ce1" office:value-type="string" calcext:value-type="string">
            <text:p>&lt; 1 second</text:p>
          </table:table-cell>
          <table:table-cell/>
          <table:table-cell table:style-name="ce1" office:value-type="string" calcext:value-type="string">
            <text:p>Weighted shuffle</text:p>
          </table:table-cell>
          <table:table-cell table:style-name="ce12" office:value-type="float" office:value="776.453125" calcext:value-type="float">
            <text:p>776</text:p>
          </table:table-cell>
          <table:table-cell table:style-name="ce7" office:value-type="float" office:value="88.625" calcext:value-type="float">
            <text:p>89</text:p>
          </table:table-cell>
          <table:table-cell table:style-name="ce7" office:value-type="float" office:value="803.865625" calcext:value-type="float">
            <text:p>804</text:p>
          </table:table-cell>
          <table:table-cell table:style-name="ce7" office:value-type="float" office:value="1398.5296188" calcext:value-type="float">
            <text:p>1,399</text:p>
          </table:table-cell>
          <table:table-cell table:style-name="ce7" office:value-type="float" office:value="279.9234375" calcext:value-type="float">
            <text:p>280</text:p>
          </table:table-cell>
          <table:table-cell table:style-name="ce13" table:formula="of:=[.L8]/[.$L$3]" office:value-type="float" office:value="7.04765281520352" calcext:value-type="float">
            <text:p>7</text:p>
          </table:table-cell>
          <table:table-cell table:style-name="ce1"/>
          <table:table-cell/>
          <table:table-cell table:style-name="ce1" office:value-type="string" calcext:value-type="string">
            <text:p>WSPM</text:p>
          </table:table-cell>
          <table:table-cell table:style-name="ce12" office:value-type="float" office:value="776.453125" calcext:value-type="float">
            <text:p>776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1383" calcext:value-type="float">
            <text:p>1383</text:p>
          </table:table-cell>
          <table:table-cell table:style-name="ce1" office:value-type="float" office:value="214.27139" calcext:value-type="float">
            <text:p>214.27139</text:p>
          </table:table-cell>
          <table:table-cell/>
          <table:table-cell table:style-name="ce1" table:number-columns-repeated="3"/>
        </table:table-row>
        <table:table-row table:style-name="ro1">
          <table:table-cell table:number-columns-repeated="2"/>
          <table:table-cell table:style-name="ce11" table:number-columns-repeated="5"/>
          <table:table-cell table:style-name="ce9"/>
          <table:table-cell table:style-name="ce1"/>
          <table:table-cell table:number-columns-repeated="10"/>
          <table:table-cell table:style-name="ce1" office:value-type="string" calcext:value-type="string">
            <text:p>RPM</text:p>
          </table:table-cell>
          <table:table-cell table:style-name="ce12" office:value-type="float" office:value="9996.996875" calcext:value-type="float">
            <text:p>9997</text:p>
          </table:table-cell>
          <table:table-cell table:style-name="ce1" office:value-type="float" office:value="9834" calcext:value-type="float">
            <text:p>9834</text:p>
          </table:table-cell>
          <table:table-cell table:style-name="ce1" office:value-type="float" office:value="10138" calcext:value-type="float">
            <text:p>10138</text:p>
          </table:table-cell>
          <table:table-cell table:style-name="ce1" office:value-type="float" office:value="56.67625" calcext:value-type="float">
            <text:p>56.67625</text:p>
          </table:table-cell>
          <table:table-cell/>
          <table:table-cell table:style-name="ce1" table:number-columns-repeated="3"/>
        </table:table-row>
        <table:table-row table:style-name="ro2">
          <table:table-cell/>
          <table:table-cell table:formula="of:=[.B2]" office:value-type="string" office:string-value="Algorithm" calcext:value-type="string">
            <text:p>Algorithm</text:p>
          </table:table-cell>
          <table:table-cell table:style-name="ce11" table:formula="of:=&quot;&amp; &quot; &amp;[.C2]" office:value-type="string" office:string-value="&amp; Mean" calcext:value-type="string">
            <text:p>&amp; Mean</text:p>
          </table:table-cell>
          <table:table-cell table:style-name="ce11" table:formula="of:=&quot;&amp; &quot; &amp;[.F2]" office:value-type="string" office:string-value="&amp; Std. Dev." calcext:value-type="string">
            <text:p>&amp; Std. Dev.</text:p>
          </table:table-cell>
          <table:table-cell table:style-name="ce11" table:formula="of:=&quot;&amp; &quot; &amp;[.G2]" office:value-type="string" office:string-value="&amp; Median" calcext:value-type="string">
            <text:p>&amp; Median</text:p>
          </table:table-cell>
          <table:table-cell table:style-name="ce11" table:formula="of:=&quot;&amp; &quot; &amp;[.H2]" office:value-type="string" office:string-value="&amp; Effectiveness" calcext:value-type="string">
            <text:p>&amp; Effectiveness</text:p>
          </table:table-cell>
          <table:table-cell table:style-name="ce11" table:formula="of:=&quot;&amp; &quot; &amp;[.I2]" office:value-type="string" office:string-value="&amp; Speed" calcext:value-type="string">
            <text:p>&amp; Speed</text:p>
          </table:table-cell>
          <table:table-cell table:style-name="Default" office:value-type="string" calcext:value-type="string">
            <text:p>\\</text:p>
          </table:table-cell>
          <table:table-cell table:number-columns-repeated="2"/>
          <table:table-cell table:formula="of:=[.K2]" office:value-type="string" office:string-value="Algorithm" calcext:value-type="string">
            <text:p>Algorithm</text:p>
          </table:table-cell>
          <table:table-cell table:style-name="ce11" table:formula="of:=&quot;&amp; &quot; &amp;[.L2]" office:value-type="string" office:string-value="&amp; Mean" calcext:value-type="string">
            <text:p>&amp; Mean</text:p>
          </table:table-cell>
          <table:table-cell table:style-name="ce11" table:formula="of:=&quot;&amp; &quot; &amp;[.O2]" office:value-type="string" office:string-value="&amp; Std. Dev." calcext:value-type="string">
            <text:p>&amp; Std. Dev.</text:p>
          </table:table-cell>
          <table:table-cell table:style-name="ce11" table:formula="of:=&quot;&amp; &quot; &amp;[.P2]" office:value-type="string" office:string-value="&amp; Median" calcext:value-type="string">
            <text:p>&amp; Median</text:p>
          </table:table-cell>
          <table:table-cell table:style-name="ce11" table:formula="of:=&quot;&amp; &quot; &amp;[.Q2]" office:value-type="string" office:string-value="&amp; Effectiveness" calcext:value-type="string">
            <text:p>&amp; Effectiveness</text:p>
          </table:table-cell>
          <table:table-cell table:style-name="ce11" table:formula="of:=&quot;&amp; &quot; &amp;[.R2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 table:number-columns-repeated="8"/>
          <table:table-cell table:style-name="ce1" table:number-columns-repeated="3"/>
        </table:table-row>
        <table:table-row table:style-name="ro1">
          <table:table-cell table:number-columns-repeated="4"/>
          <table:table-cell table:style-name="ce11" office:value-type="string" calcext:value-type="string">
            <text:p>&amp; [IQR]</text:p>
          </table:table-cell>
          <table:table-cell table:style-name="Default"/>
          <table:table-cell table:style-name="ce11"/>
          <table:table-cell table:style-name="Default" office:value-type="string" calcext:value-type="string">
            <text:p>\\</text:p>
          </table:table-cell>
          <table:table-cell table:style-name="ce1"/>
          <table:table-cell table:number-columns-repeated="2"/>
          <table:table-cell table:style-name="ce11" office:value-type="string" calcext:value-type="string">
            <text:p>&amp;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amp; [IQR]</text:p>
          </table:table-cell>
          <table:table-cell/>
          <table:table-cell table:style-name="ce11"/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3">
          <table:table-cell/>
          <table:table-cell table:formula="of:=[.B3]" office:value-type="string" office:string-value="Brute force" calcext:value-type="string">
            <text:p>Brute force</text:p>
          </table:table-cell>
          <table:table-cell table:style-name="ce11" table:formula="of:=&quot;&amp; &quot; &amp; ROUND([.C3];1)" office:value-type="string" office:string-value="&amp; 1.3" calcext:value-type="string">
            <text:p>&amp; 1.3</text:p>
          </table:table-cell>
          <table:table-cell table:style-name="ce11" table:formula="of:=&quot;&amp; &quot; &amp; ROUND([.F3];1)" office:value-type="string" office:string-value="&amp; 12.9" calcext:value-type="string">
            <text:p>&amp; 12.9</text:p>
          </table:table-cell>
          <table:table-cell table:style-name="ce11" table:formula="of:=&quot;&amp; &quot; &amp; ROUND([.G3];1) &amp; &quot; [&quot; &amp; ROUND([.D3];2) &amp; &quot;,&quot; &amp; ROUND([.E3];2) &amp; &quot;]&quot;" office:value-type="string" office:string-value="&amp; 0.2 [0.16,0.25]" calcext:value-type="string">
            <text:p>&amp; 0.2 [0.16,0.25]</text:p>
          </table:table-cell>
          <table:table-cell table:style-name="ce11" table:formula="of:=&quot;&amp; &quot; &amp; ROUND([.H3];1)" office:value-type="string" office:string-value="&amp; 1" calcext:value-type="string">
            <text:p>&amp; 1</text:p>
          </table:table-cell>
          <table:table-cell table:style-name="ce11" table:formula="of:=&quot;&amp; &quot; &amp; [.I3]" office:value-type="string" office:string-value="&amp; 31 minutes" calcext:value-type="string">
            <text:p>&amp; 31 minute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3]" office:value-type="string" office:string-value="Brute force" calcext:value-type="string">
            <text:p>Brute force</text:p>
          </table:table-cell>
          <table:table-cell table:style-name="ce11" table:formula="of:=&quot;&amp; &quot; &amp; ROUND([.L3];0)" office:value-type="string" office:string-value="&amp; 110" calcext:value-type="string">
            <text:p>&amp; 110</text:p>
          </table:table-cell>
          <table:table-cell table:style-name="ce11" table:formula="of:=&quot;&amp; &quot; &amp; ROUND([.O3])" office:value-type="string" office:string-value="&amp; 872" calcext:value-type="string">
            <text:p>&amp; 872</text:p>
          </table:table-cell>
          <table:table-cell table:style-name="ce11" table:formula="of:=&quot;&amp; &quot; &amp; ROUND([.P3]) &amp; &quot; [&quot; &amp; ROUND([.M3]) &amp; &quot;,&quot; &amp; ROUND([.N3]) &amp; &quot;]&quot;" office:value-type="string" office:string-value="&amp; 2 [0,6]" calcext:value-type="string">
            <text:p>&amp; 2 [0,6]</text:p>
          </table:table-cell>
          <table:table-cell table:style-name="ce11" table:formula="of:=&quot;&amp; &quot; &amp; ROUND([.Q3];1)" office:value-type="string" office:string-value="&amp; 1" calcext:value-type="string">
            <text:p>&amp; 1</text:p>
          </table:table-cell>
          <table:table-cell table:style-name="ce11" table:formula="of:=&quot;&amp; &quot; &amp; [.R3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ce1" table:formula="of:=[.T2]" office:value-type="string" office:string-value="Volatitlity of the data" calcext:value-type="string">
            <text:p>Volatitlity of the data</text:p>
          </table:table-cell>
          <table:table-cell table:number-columns-repeated="4"/>
          <table:table-cell table:style-name="ce1" office:value-type="string" calcext:value-type="string">
            <text:p>\\</text:p>
          </table:table-cell>
          <table:table-cell table:style-name="ce1"/>
          <table:table-cell table:number-columns-repeated="2"/>
        </table:table-row>
        <table:table-row table:style-name="ro5">
          <table:table-cell/>
          <table:table-cell table:formula="of:=[.B4]" office:value-type="string" office:string-value="Cluster shuffle" calcext:value-type="string">
            <text:p>Cluster shuffle</text:p>
          </table:table-cell>
          <table:table-cell table:style-name="ce11" table:formula="of:=&quot;&amp; &quot; &amp; ROUND([.C4];1)" office:value-type="string" office:string-value="&amp; 1.5" calcext:value-type="string">
            <text:p>&amp; 1.5</text:p>
          </table:table-cell>
          <table:table-cell table:style-name="ce11" table:formula="of:=&quot;&amp; &quot; &amp; ROUND([.F4];1)" office:value-type="string" office:string-value="&amp; 12.7" calcext:value-type="string">
            <text:p>&amp; 12.7</text:p>
          </table:table-cell>
          <table:table-cell table:style-name="ce11" table:formula="of:=&quot;&amp; &quot; &amp; ROUND([.G4];1) &amp; &quot; [&quot; &amp; ROUND([.D4];2) &amp; &quot;,&quot; &amp; ROUND([.E4];2) &amp; &quot;]&quot;" office:value-type="string" office:string-value="&amp; 0.3 [0.19,0.36]" calcext:value-type="string">
            <text:p>&amp; 0.3 [0.19,0.36]</text:p>
          </table:table-cell>
          <table:table-cell table:style-name="ce11" table:formula="of:=&quot;&amp; &quot; &amp; ROUND([.H4];1)" office:value-type="string" office:string-value="&amp; 1.2" calcext:value-type="string">
            <text:p>&amp; 1.2</text:p>
          </table:table-cell>
          <table:table-cell table:style-name="ce11" table:formula="of:=&quot;&amp; &quot; &amp; [.I4]" office:value-type="string" office:string-value="&amp; 16 seconds" calcext:value-type="string">
            <text:p>&amp; 16 second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4]" office:value-type="string" office:string-value="Cluster shuffle" calcext:value-type="string">
            <text:p>Cluster shuffle</text:p>
          </table:table-cell>
          <table:table-cell table:style-name="ce11" table:formula="of:=&quot;&amp; &quot; &amp; ROUND([.L4];0)" office:value-type="string" office:string-value="&amp; 219" calcext:value-type="string">
            <text:p>&amp; 219</text:p>
          </table:table-cell>
          <table:table-cell table:style-name="ce11" table:formula="of:=&quot;&amp; &quot; &amp; ROUND([.O4])" office:value-type="string" office:string-value="&amp; 1284" calcext:value-type="string">
            <text:p>&amp; 1284</text:p>
          </table:table-cell>
          <table:table-cell table:style-name="ce11" table:formula="of:=&quot;&amp; &quot; &amp; ROUND([.P4]) &amp; &quot; [&quot; &amp; ROUND([.M4]) &amp; &quot;,&quot; &amp; ROUND([.N4]) &amp; &quot;]&quot;" office:value-type="string" office:string-value="&amp; 10 [2,32]" calcext:value-type="string">
            <text:p>&amp; 10 [2,32]</text:p>
          </table:table-cell>
          <table:table-cell table:style-name="ce11" table:formula="of:=&quot;&amp; &quot; &amp; ROUND([.Q4];1)" office:value-type="string" office:string-value="&amp; 2" calcext:value-type="string">
            <text:p>&amp; 2</text:p>
          </table:table-cell>
          <table:table-cell table:style-name="ce11" table:formula="of:=&quot;&amp; &quot; &amp; [.R4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ce1" table:formula="of:=[.T3]" office:value-type="string" office:string-value="Algorithm" calcext:value-type="string">
            <text:p>Algorithm</text:p>
          </table:table-cell>
          <table:table-cell table:style-name="ce1" table:formula="of:=&quot;&amp; &quot; &amp;[.U3]" office:value-type="string" office:string-value="&amp; Mean ranking over all executions" calcext:value-type="string">
            <text:p>&amp; Mean ranking over all executions</text:p>
          </table:table-cell>
          <table:table-cell table:style-name="ce1" table:formula="of:=&quot;&amp; &quot; &amp;[.V3]" office:value-type="string" office:string-value="&amp; Best mean ranking over all executions" calcext:value-type="string">
            <text:p>&amp; Best mean ranking over all executions</text:p>
          </table:table-cell>
          <table:table-cell table:style-name="ce1" table:formula="of:=&quot;&amp; &quot; &amp;[.W3]" office:value-type="string" office:string-value="&amp; Worst mean ranking over all executions" calcext:value-type="string">
            <text:p>&amp; Worst mean ranking over all executions</text:p>
          </table:table-cell>
          <table:table-cell table:style-name="ce1" table:formula="of:=&quot;&amp; &quot; &amp;[.X3]" office:value-type="string" office:string-value="&amp; Standard deviation of the mean ranking over all executions" calcext:value-type="string">
            <text:p>&amp; Standard deviation of the mean ranking over all executions</text:p>
          </table:table-cell>
          <table:table-cell table:style-name="ce1" office:value-type="string" calcext:value-type="string">
            <text:p>\\</text:p>
          </table:table-cell>
          <table:table-cell table:style-name="ce1"/>
          <table:table-cell table:number-columns-repeated="2"/>
        </table:table-row>
        <table:table-row table:style-name="ro3">
          <table:table-cell/>
          <table:table-cell table:formula="of:=[.B5]" office:value-type="string" office:string-value="Random k" calcext:value-type="string">
            <text:p>Random k</text:p>
          </table:table-cell>
          <table:table-cell table:style-name="ce11" table:formula="of:=&quot;&amp; &quot; &amp; ROUND([.C5];1)" office:value-type="string" office:string-value="&amp; 2.3" calcext:value-type="string">
            <text:p>&amp; 2.3</text:p>
          </table:table-cell>
          <table:table-cell table:style-name="ce11" table:formula="of:=&quot;&amp; &quot; &amp; ROUND([.F5];1)" office:value-type="string" office:string-value="&amp; 12.4" calcext:value-type="string">
            <text:p>&amp; 12.4</text:p>
          </table:table-cell>
          <table:table-cell table:style-name="ce11" table:formula="of:=&quot;&amp; &quot; &amp; ROUND([.G5];1) &amp; &quot; [&quot; &amp; ROUND([.D5];2) &amp; &quot;,&quot; &amp; ROUND([.E5];2) &amp; &quot;]&quot;" office:value-type="string" office:string-value="&amp; 0.8 [0.49,1.42]" calcext:value-type="string">
            <text:p>&amp; 0.8 [0.49,1.42]</text:p>
          </table:table-cell>
          <table:table-cell table:style-name="ce11" table:formula="of:=&quot;&amp; &quot; &amp; ROUND([.H5];1)" office:value-type="string" office:string-value="&amp; 1.8" calcext:value-type="string">
            <text:p>&amp; 1.8</text:p>
          </table:table-cell>
          <table:table-cell table:style-name="ce11" table:formula="of:=&quot;&amp; &quot; &amp; [.I5]" office:value-type="string" office:string-value="&amp; 14 seconds" calcext:value-type="string">
            <text:p>&amp; 14 second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5]" office:value-type="string" office:string-value="Distribution" calcext:value-type="string">
            <text:p>Distribution</text:p>
          </table:table-cell>
          <table:table-cell table:style-name="ce11" table:formula="of:=&quot;&amp; &quot; &amp; ROUND([.L5];0)" office:value-type="string" office:string-value="&amp; 491" calcext:value-type="string">
            <text:p>&amp; 491</text:p>
          </table:table-cell>
          <table:table-cell table:style-name="ce11" table:formula="of:=&quot;&amp; &quot; &amp; ROUND([.O5])" office:value-type="string" office:string-value="&amp; 1139" calcext:value-type="string">
            <text:p>&amp; 1139</text:p>
          </table:table-cell>
          <table:table-cell table:style-name="ce11" table:formula="of:=&quot;&amp; &quot; &amp; ROUND([.P5]) &amp; &quot; [&quot; &amp; ROUND([.M5]) &amp; &quot;,&quot; &amp; ROUND([.N5]) &amp; &quot;]&quot;" office:value-type="string" office:string-value="&amp; 140 [44,435]" calcext:value-type="string">
            <text:p>&amp; 140 [44,435]</text:p>
          </table:table-cell>
          <table:table-cell table:style-name="ce11" table:formula="of:=&quot;&amp; &quot; &amp; ROUND([.Q5];1)" office:value-type="string" office:string-value="&amp; 4.5" calcext:value-type="string">
            <text:p>&amp; 4.5</text:p>
          </table:table-cell>
          <table:table-cell table:style-name="ce11" table:formula="of:=&quot;&amp; &quot; &amp; [.R5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ce1" table:formula="of:=[.T4]" office:value-type="string" office:string-value="BFPM" calcext:value-type="string">
            <text:p>BFPM</text:p>
          </table:table-cell>
          <table:table-cell table:style-name="ce1" table:formula="of:=&quot;&amp; &quot; &amp;ROUND([.U4])" office:value-type="string" office:string-value="&amp; 110" calcext:value-type="string">
            <text:p>&amp; 110</text:p>
          </table:table-cell>
          <table:table-cell table:style-name="ce1" table:formula="of:=&quot;&amp; &quot; &amp;ROUND([.V4])" office:value-type="string" office:string-value="&amp; 58" calcext:value-type="string">
            <text:p>&amp; 58</text:p>
          </table:table-cell>
          <table:table-cell table:style-name="ce1" table:formula="of:=&quot;&amp; &quot; &amp;ROUND([.W4])" office:value-type="string" office:string-value="&amp; 189" calcext:value-type="string">
            <text:p>&amp; 189</text:p>
          </table:table-cell>
          <table:table-cell table:style-name="ce1" table:formula="of:=&quot;&amp; &quot; &amp;ROUND([.X4])" office:value-type="string" office:string-value="&amp; 33" calcext:value-type="string">
            <text:p>&amp; 33</text:p>
          </table:table-cell>
          <table:table-cell table:style-name="ce1" office:value-type="string" calcext:value-type="string">
            <text:p>\\</text:p>
          </table:table-cell>
          <table:table-cell table:style-name="ce1"/>
          <table:table-cell table:number-columns-repeated="2"/>
        </table:table-row>
        <table:table-row table:style-name="ro3">
          <table:table-cell/>
          <table:table-cell table:formula="of:=[.B6]" office:value-type="string" office:string-value="Weighted shuffle" calcext:value-type="string">
            <text:p>Weighted shuffle</text:p>
          </table:table-cell>
          <table:table-cell table:style-name="ce11" table:formula="of:=&quot;&amp; &quot; &amp; ROUND([.C6];1)" office:value-type="string" office:string-value="&amp; 2.4" calcext:value-type="string">
            <text:p>&amp; 2.4</text:p>
          </table:table-cell>
          <table:table-cell table:style-name="ce11" table:formula="of:=&quot;&amp; &quot; &amp; ROUND([.F6];1)" office:value-type="string" office:string-value="&amp; 12.5" calcext:value-type="string">
            <text:p>&amp; 12.5</text:p>
          </table:table-cell>
          <table:table-cell table:style-name="ce11" table:formula="of:=&quot;&amp; &quot; &amp; ROUND([.G6];1) &amp; &quot; [&quot; &amp; ROUND([.D6];2) &amp; &quot;,&quot; &amp; ROUND([.E6];2) &amp; &quot;]&quot;" office:value-type="string" office:string-value="&amp; 0.8 [0.49,1.43]" calcext:value-type="string">
            <text:p>&amp; 0.8 [0.49,1.43]</text:p>
          </table:table-cell>
          <table:table-cell table:style-name="ce11" table:formula="of:=&quot;&amp; &quot; &amp; ROUND([.H6];1)" office:value-type="string" office:string-value="&amp; 1.8" calcext:value-type="string">
            <text:p>&amp; 1.8</text:p>
          </table:table-cell>
          <table:table-cell table:style-name="ce11" table:formula="of:=&quot;&amp; &quot; &amp; [.I6]" office:value-type="string" office:string-value="&amp; 15 seconds" calcext:value-type="string">
            <text:p>&amp; 15 second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6]" office:value-type="string" office:string-value="Random" calcext:value-type="string">
            <text:p>Random</text:p>
          </table:table-cell>
          <table:table-cell table:style-name="ce11" table:formula="of:=&quot;&amp; &quot; &amp; ROUND([.L6];0)" office:value-type="string" office:string-value="&amp; 9997" calcext:value-type="string">
            <text:p>&amp; 9997</text:p>
          </table:table-cell>
          <table:table-cell table:style-name="ce11" table:formula="of:=&quot;&amp; &quot; &amp; ROUND([.O6])" office:value-type="string" office:string-value="&amp; 5772" calcext:value-type="string">
            <text:p>&amp; 5772</text:p>
          </table:table-cell>
          <table:table-cell table:style-name="ce11" table:formula="of:=&quot;&amp; &quot; &amp; ROUND([.P6]) &amp; &quot; [&quot; &amp; ROUND([.M6]) &amp; &quot;,&quot; &amp; ROUND([.N6]) &amp; &quot;]&quot;" office:value-type="string" office:string-value="&amp; 9993 [4999,14999]" calcext:value-type="string">
            <text:p>&amp; 9993 [4999,14999]</text:p>
          </table:table-cell>
          <table:table-cell table:style-name="ce11" table:formula="of:=&quot;&amp; &quot; &amp; ROUND([.Q6];1)" office:value-type="string" office:string-value="&amp; 90.7" calcext:value-type="string">
            <text:p>&amp; 90.7</text:p>
          </table:table-cell>
          <table:table-cell table:style-name="ce11" table:formula="of:=&quot;&amp; &quot; &amp; [.R6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ce1" table:formula="of:=[.T5]" office:value-type="string" office:string-value="CSPM" calcext:value-type="string">
            <text:p>CSPM</text:p>
          </table:table-cell>
          <table:table-cell table:style-name="ce1" table:formula="of:=&quot;&amp; &quot; &amp;ROUND([.U5])" office:value-type="string" office:string-value="&amp; 219" calcext:value-type="string">
            <text:p>&amp; 219</text:p>
          </table:table-cell>
          <table:table-cell table:style-name="ce1" table:formula="of:=&quot;&amp; &quot; &amp;ROUND([.V5])" office:value-type="string" office:string-value="&amp; 98" calcext:value-type="string">
            <text:p>&amp; 98</text:p>
          </table:table-cell>
          <table:table-cell table:style-name="ce1" table:formula="of:=&quot;&amp; &quot; &amp;ROUND([.W5])" office:value-type="string" office:string-value="&amp; 368" calcext:value-type="string">
            <text:p>&amp; 368</text:p>
          </table:table-cell>
          <table:table-cell table:style-name="ce1" table:formula="of:=&quot;&amp; &quot; &amp;ROUND([.X5])" office:value-type="string" office:string-value="&amp; 72" calcext:value-type="string">
            <text:p>&amp; 72</text:p>
          </table:table-cell>
          <table:table-cell table:style-name="ce1" office:value-type="string" calcext:value-type="string">
            <text:p>\\</text:p>
          </table:table-cell>
          <table:table-cell table:style-name="ce1"/>
          <table:table-cell table:number-columns-repeated="2"/>
        </table:table-row>
        <table:table-row table:style-name="ro3">
          <table:table-cell/>
          <table:table-cell table:formula="of:=[.B7]" office:value-type="string" office:string-value="Distribution" calcext:value-type="string">
            <text:p>Distribution</text:p>
          </table:table-cell>
          <table:table-cell table:style-name="ce11" table:formula="of:=&quot;&amp; &quot; &amp; ROUND([.C7];1)" office:value-type="string" office:string-value="&amp; 2.4" calcext:value-type="string">
            <text:p>&amp; 2.4</text:p>
          </table:table-cell>
          <table:table-cell table:style-name="ce11" table:formula="of:=&quot;&amp; &quot; &amp; ROUND([.F7];1)" office:value-type="string" office:string-value="&amp; 13.8" calcext:value-type="string">
            <text:p>&amp; 13.8</text:p>
          </table:table-cell>
          <table:table-cell table:style-name="ce11" table:formula="of:=&quot;&amp; &quot; &amp; ROUND([.G7];1) &amp; &quot; [&quot; &amp; ROUND([.D7];2) &amp; &quot;,&quot; &amp; ROUND([.E7];2) &amp; &quot;]&quot;" office:value-type="string" office:string-value="&amp; 0.6 [0.37,1.02]" calcext:value-type="string">
            <text:p>&amp; 0.6 [0.37,1.02]</text:p>
          </table:table-cell>
          <table:table-cell table:style-name="ce11" table:formula="of:=&quot;&amp; &quot; &amp; ROUND([.H7];1)" office:value-type="string" office:string-value="&amp; 1.9" calcext:value-type="string">
            <text:p>&amp; 1.9</text:p>
          </table:table-cell>
          <table:table-cell table:style-name="ce11" table:formula="of:=&quot;&amp; &quot; &amp; [.I7]" office:value-type="string" office:string-value="&amp; 18 seconds" calcext:value-type="string">
            <text:p>&amp; 18 second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7]" office:value-type="string" office:string-value="Rank k" calcext:value-type="string">
            <text:p>Rank k</text:p>
          </table:table-cell>
          <table:table-cell table:style-name="ce11" table:formula="of:=&quot;&amp; &quot; &amp; ROUND([.L7];0)" office:value-type="string" office:string-value="&amp; 767" calcext:value-type="string">
            <text:p>&amp; 767</text:p>
          </table:table-cell>
          <table:table-cell table:style-name="ce11" table:formula="of:=&quot;&amp; &quot; &amp; ROUND([.O7])" office:value-type="string" office:string-value="&amp; 1382" calcext:value-type="string">
            <text:p>&amp; 1382</text:p>
          </table:table-cell>
          <table:table-cell table:style-name="ce11" table:formula="of:=&quot;&amp; &quot; &amp; ROUND([.P7]) &amp; &quot; [&quot; &amp; ROUND([.M7]) &amp; &quot;,&quot; &amp; ROUND([.N7]) &amp; &quot;]&quot;" office:value-type="string" office:string-value="&amp; 280 [89,795]" calcext:value-type="string">
            <text:p>&amp; 280 [89,795]</text:p>
          </table:table-cell>
          <table:table-cell table:style-name="ce11" table:formula="of:=&quot;&amp; &quot; &amp; ROUND([.Q7];1)" office:value-type="string" office:string-value="&amp; 7" calcext:value-type="string">
            <text:p>&amp; 7</text:p>
          </table:table-cell>
          <table:table-cell table:style-name="ce11" table:formula="of:=&quot;&amp; &quot; &amp; [.R7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ce1" table:formula="of:=[.T6]" office:value-type="string" office:string-value="DCPM" calcext:value-type="string">
            <text:p>DCPM</text:p>
          </table:table-cell>
          <table:table-cell table:style-name="ce1" table:formula="of:=&quot;&amp; &quot; &amp;ROUND([.U6])" office:value-type="string" office:string-value="&amp; 491" calcext:value-type="string">
            <text:p>&amp; 491</text:p>
          </table:table-cell>
          <table:table-cell table:style-name="ce1" table:formula="of:=&quot;&amp; &quot; &amp;ROUND([.V6])" office:value-type="string" office:string-value="&amp; 318" calcext:value-type="string">
            <text:p>&amp; 318</text:p>
          </table:table-cell>
          <table:table-cell table:style-name="ce1" table:formula="of:=&quot;&amp; &quot; &amp;ROUND([.W6])" office:value-type="string" office:string-value="&amp; 753" calcext:value-type="string">
            <text:p>&amp; 753</text:p>
          </table:table-cell>
          <table:table-cell table:style-name="ce1" table:formula="of:=&quot;&amp; &quot; &amp;ROUND([.X6])" office:value-type="string" office:string-value="&amp; 83" calcext:value-type="string">
            <text:p>&amp; 83</text:p>
          </table:table-cell>
          <table:table-cell table:style-name="ce1" office:value-type="string" calcext:value-type="string">
            <text:p>\\</text:p>
          </table:table-cell>
          <table:table-cell table:style-name="ce1"/>
          <table:table-cell table:number-columns-repeated="2"/>
        </table:table-row>
        <table:table-row table:style-name="ro3">
          <table:table-cell/>
          <table:table-cell table:formula="of:=[.B8]" office:value-type="string" office:string-value="Random" calcext:value-type="string">
            <text:p>Random</text:p>
          </table:table-cell>
          <table:table-cell table:style-name="ce11" table:formula="of:=&quot;&amp; &quot; &amp; ROUND([.C8];1)" office:value-type="string" office:string-value="&amp; 104.7" calcext:value-type="string">
            <text:p>&amp; 104.7</text:p>
          </table:table-cell>
          <table:table-cell table:style-name="ce11" table:formula="of:=&quot;&amp; &quot; &amp; ROUND([.F8];1)" office:value-type="string" office:string-value="&amp; 91.3" calcext:value-type="string">
            <text:p>&amp; 91.3</text:p>
          </table:table-cell>
          <table:table-cell table:style-name="ce11" table:formula="of:=&quot;&amp; &quot; &amp; ROUND([.G8];1) &amp; &quot; [&quot; &amp; ROUND([.D8];2) &amp; &quot;,&quot; &amp; ROUND([.E8];2) &amp; &quot;]&quot;" office:value-type="string" office:string-value="&amp; 104.1 [4.96,203.28]" calcext:value-type="string">
            <text:p>&amp; 104.1 [4.96,203.28]</text:p>
          </table:table-cell>
          <table:table-cell table:style-name="ce11" table:formula="of:=&quot;&amp; &quot; &amp; ROUND([.H8];1)" office:value-type="string" office:string-value="&amp; 81.6" calcext:value-type="string">
            <text:p>&amp; 81.6</text:p>
          </table:table-cell>
          <table:table-cell table:style-name="ce11" table:formula="of:=&quot;&amp; &quot; &amp; [.I8]" office:value-type="string" office:string-value="&amp; &lt; 1 second" calcext:value-type="string">
            <text:p>&amp; &lt; 1 second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8]" office:value-type="string" office:string-value="Weighted shuffle" calcext:value-type="string">
            <text:p>Weighted shuffle</text:p>
          </table:table-cell>
          <table:table-cell table:style-name="ce11" table:formula="of:=&quot;&amp; &quot; &amp; ROUND([.L8];0)" office:value-type="string" office:string-value="&amp; 776" calcext:value-type="string">
            <text:p>&amp; 776</text:p>
          </table:table-cell>
          <table:table-cell table:style-name="ce11" table:formula="of:=&quot;&amp; &quot; &amp; ROUND([.O8])" office:value-type="string" office:string-value="&amp; 1399" calcext:value-type="string">
            <text:p>&amp; 1399</text:p>
          </table:table-cell>
          <table:table-cell table:style-name="ce11" table:formula="of:=&quot;&amp; &quot; &amp; ROUND([.P8]) &amp; &quot; [&quot; &amp; ROUND([.M8]) &amp; &quot;,&quot; &amp; ROUND([.N8]) &amp; &quot;]&quot;" office:value-type="string" office:string-value="&amp; 280 [89,804]" calcext:value-type="string">
            <text:p>&amp; 280 [89,804]</text:p>
          </table:table-cell>
          <table:table-cell table:style-name="ce11" table:formula="of:=&quot;&amp; &quot; &amp; ROUND([.Q8];1)" office:value-type="string" office:string-value="&amp; 7" calcext:value-type="string">
            <text:p>&amp; 7</text:p>
          </table:table-cell>
          <table:table-cell table:style-name="ce11" table:formula="of:=&quot;&amp; &quot; &amp; [.R8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ce1" table:formula="of:=[.T7]" office:value-type="string" office:string-value="RKPM" calcext:value-type="string">
            <text:p>RKPM</text:p>
          </table:table-cell>
          <table:table-cell table:style-name="ce1" table:formula="of:=&quot;&amp; &quot; &amp;ROUND([.U7])" office:value-type="string" office:string-value="&amp; 767" calcext:value-type="string">
            <text:p>&amp; 767</text:p>
          </table:table-cell>
          <table:table-cell table:style-name="ce1" table:formula="of:=&quot;&amp; &quot; &amp;ROUND([.V7])" office:value-type="string" office:string-value="&amp; 346" calcext:value-type="string">
            <text:p>&amp; 346</text:p>
          </table:table-cell>
          <table:table-cell table:style-name="ce1" table:formula="of:=&quot;&amp; &quot; &amp;ROUND([.W7])" office:value-type="string" office:string-value="&amp; 1362" calcext:value-type="string">
            <text:p>&amp; 1362</text:p>
          </table:table-cell>
          <table:table-cell table:style-name="ce1" table:formula="of:=&quot;&amp; &quot; &amp;ROUND([.X7])" office:value-type="string" office:string-value="&amp; 213" calcext:value-type="string">
            <text:p>&amp; 213</text:p>
          </table:table-cell>
          <table:table-cell table:style-name="ce1" office:value-type="string" calcext:value-type="string">
            <text:p>\\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1" table:number-columns-repeated="5"/>
          <table:table-cell table:style-name="ce9"/>
          <table:table-cell table:style-name="ce1"/>
          <table:table-cell table:number-columns-repeated="10"/>
          <table:table-cell table:style-name="ce1" table:formula="of:=[.T8]" office:value-type="string" office:string-value="WSPM" calcext:value-type="string">
            <text:p>WSPM</text:p>
          </table:table-cell>
          <table:table-cell table:style-name="ce1" table:formula="of:=&quot;&amp; &quot; &amp;ROUND([.U8])" office:value-type="string" office:string-value="&amp; 776" calcext:value-type="string">
            <text:p>&amp; 776</text:p>
          </table:table-cell>
          <table:table-cell table:style-name="ce1" table:formula="of:=&quot;&amp; &quot; &amp;ROUND([.V8])" office:value-type="string" office:string-value="&amp; 369" calcext:value-type="string">
            <text:p>&amp; 369</text:p>
          </table:table-cell>
          <table:table-cell table:style-name="ce1" table:formula="of:=&quot;&amp; &quot; &amp;ROUND([.W8])" office:value-type="string" office:string-value="&amp; 1383" calcext:value-type="string">
            <text:p>&amp; 1383</text:p>
          </table:table-cell>
          <table:table-cell table:style-name="ce1" table:formula="of:=&quot;&amp; &quot; &amp;ROUND([.X8])" office:value-type="string" office:string-value="&amp; 214" calcext:value-type="string">
            <text:p>&amp; 214</text:p>
          </table:table-cell>
          <table:table-cell table:style-name="ce1"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table:number-columns-repeated="5"/>
          <table:table-cell table:style-name="ce9"/>
          <table:table-cell table:style-name="ce1"/>
          <table:table-cell table:number-columns-repeated="10"/>
          <table:table-cell table:style-name="ce1" table:formula="of:=[.T9]" office:value-type="string" office:string-value="RPM" calcext:value-type="string">
            <text:p>RPM</text:p>
          </table:table-cell>
          <table:table-cell table:style-name="ce1" table:formula="of:=&quot;&amp; &quot; &amp;ROUND([.U9])" office:value-type="string" office:string-value="&amp; 9997" calcext:value-type="string">
            <text:p>&amp; 9997</text:p>
          </table:table-cell>
          <table:table-cell table:style-name="ce1" table:formula="of:=&quot;&amp; &quot; &amp;ROUND([.V9])" office:value-type="string" office:string-value="&amp; 9834" calcext:value-type="string">
            <text:p>&amp; 9834</text:p>
          </table:table-cell>
          <table:table-cell table:style-name="ce1" table:formula="of:=&quot;&amp; &quot; &amp;ROUND([.W9])" office:value-type="string" office:string-value="&amp; 10138" calcext:value-type="string">
            <text:p>&amp; 10138</text:p>
          </table:table-cell>
          <table:table-cell table:style-name="ce1" table:formula="of:=&quot;&amp; &quot; &amp;ROUND([.X9])" office:value-type="string" office:string-value="&amp; 57" calcext:value-type="string">
            <text:p>&amp; 57</text:p>
          </table:table-cell>
          <table:table-cell table:style-name="ce1" office:value-type="string" calcext:value-type="string">
            <text:p>\\</text:p>
          </table:table-cell>
          <table:table-cell table:number-columns-repeated="3"/>
        </table:table-row>
        <table:table-row table:style-name="ro1" table:number-rows-repeated="6">
          <table:table-cell table:number-columns-repeated="2"/>
          <table:table-cell table:style-name="ce11" table:number-columns-repeated="5"/>
          <table:table-cell table:style-name="ce9"/>
          <table:table-cell table:style-name="ce1"/>
          <table:table-cell table:number-columns-repeated="19"/>
        </table:table-row>
        <table:table-row table:style-name="ro1" table:number-rows-repeated="6">
          <table:table-cell table:number-columns-repeated="4"/>
          <table:table-cell table:style-name="Default" table:number-columns-repeated="4"/>
          <table:table-cell table:number-columns-repeated="20"/>
        </table:table-row>
        <table:table-row table:style-name="ro2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an distance</text:p>
          </table:table-cell>
          <table:table-cell office:value-type="float" office:value="1.2820734" calcext:value-type="float">
            <text:p>1.282073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5858.9625" calcext:value-type="float">
            <text:p>5858.9625</text:p>
          </table:table-cell>
          <table:table-cell table:number-columns-repeated="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1596783" calcext:value-type="float">
            <text:p>0.15967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an distance</text:p>
          </table:table-cell>
          <table:table-cell office:value-type="float" office:value="1.5499004" calcext:value-type="float">
            <text:p>1.5499004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49.103125" calcext:value-type="float">
            <text:p>49.103125</text:p>
          </table:table-cell>
          <table:table-cell table:number-columns-repeated="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1860762" calcext:value-type="float">
            <text:p>0.18607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an distance</text:p>
          </table:table-cell>
          <table:table-cell office:value-type="float" office:value="2.382888" calcext:value-type="float">
            <text:p>2.382888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55.70625" calcext:value-type="float">
            <text:p>55.70625</text:p>
          </table:table-cell>
          <table:table-cell table:number-columns-repeated="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3689045" calcext:value-type="float">
            <text:p>0.36890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an distance</text:p>
          </table:table-cell>
          <table:table-cell office:value-type="float" office:value="104.6811906" calcext:value-type="float">
            <text:p>104.6811906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2.1410658" calcext:value-type="float">
            <text:p>2.1410658</text:p>
          </table:table-cell>
          <table:table-cell table:number-columns-repeated="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4.9558383" calcext:value-type="float">
            <text:p>4.955838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an distance</text:p>
          </table:table-cell>
          <table:table-cell office:value-type="float" office:value="2.3381338" calcext:value-type="float">
            <text:p>2.3381338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43.871875" calcext:value-type="float">
            <text:p>43.871875</text:p>
          </table:table-cell>
          <table:table-cell table:number-columns-repeated="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4862926" calcext:value-type="float">
            <text:p>0.48629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an distance</text:p>
          </table:table-cell>
          <table:table-cell office:value-type="float" office:value="2.3693989" calcext:value-type="float">
            <text:p>2.3693989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47.059375" calcext:value-type="float">
            <text:p>47.059375</text:p>
          </table:table-cell>
          <table:table-cell table:number-columns-repeated="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4860412" calcext:value-type="float">
            <text:p>0.48604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an rank</text:p>
          </table:table-cell>
          <table:table-cell office:value-type="float" office:value="110.171875" calcext:value-type="float">
            <text:p>110.171875</text:p>
          </table:table-cell>
          <table:table-cell table:number-columns-repeated="2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an rank</text:p>
          </table:table-cell>
          <table:table-cell office:value-type="float" office:value="218.971875" calcext:value-type="float">
            <text:p>218.97187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874868" calcext:value-type="float">
            <text:p>1874868</text:p>
          </table:table-cell>
          <table:table-cell table:formula="of:=[.M39]/1000" office:value-type="float" office:value="1874.868" calcext:value-type="float">
            <text:p>1874.868</text:p>
          </table:table-cell>
          <table:table-cell table:formula="of:=[.N39]/60" office:value-type="float" office:value="31.2478" calcext:value-type="float">
            <text:p>31.2478</text:p>
          </table:table-cell>
          <table:table-cell table:number-columns-repeated="13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2.4375" calcext:value-type="float">
            <text:p>2.43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an rank</text:p>
          </table:table-cell>
          <table:table-cell office:value-type="float" office:value="491.334375" calcext:value-type="float">
            <text:p>491.334375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5713" calcext:value-type="float">
            <text:p>15713</text:p>
          </table:table-cell>
          <table:table-cell table:formula="of:=[.M40]/1000" office:value-type="float" office:value="15.713" calcext:value-type="float">
            <text:p>15.713</text:p>
          </table:table-cell>
          <table:table-cell table:formula="of:=[.N40]/60" office:value-type="float" office:value="0.261883333333333" calcext:value-type="float">
            <text:p>0.2618833333</text:p>
          </table:table-cell>
          <table:table-cell table:number-columns-repeated="13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44.4375" calcext:value-type="float">
            <text:p>44.43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an rank</text:p>
          </table:table-cell>
          <table:table-cell office:value-type="float" office:value="9996.996875" calcext:value-type="float">
            <text:p>9996.996875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7826" calcext:value-type="float">
            <text:p>17826</text:p>
          </table:table-cell>
          <table:table-cell table:formula="of:=[.M41]/1000" office:value-type="float" office:value="17.826" calcext:value-type="float">
            <text:p>17.826</text:p>
          </table:table-cell>
          <table:table-cell table:formula="of:=[.N41]/60" office:value-type="float" office:value="0.2971" calcext:value-type="float">
            <text:p>0.2971</text:p>
          </table:table-cell>
          <table:table-cell table:number-columns-repeated="13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4999.3625" calcext:value-type="float">
            <text:p>4999.36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an rank</text:p>
          </table:table-cell>
          <table:table-cell office:value-type="float" office:value="766.671875" calcext:value-type="float">
            <text:p>766.671875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683" calcext:value-type="float">
            <text:p>683</text:p>
          </table:table-cell>
          <table:table-cell table:formula="of:=[.M42]/1000" office:value-type="float" office:value="0.683" calcext:value-type="float">
            <text:p>0.683</text:p>
          </table:table-cell>
          <table:table-cell table:formula="of:=[.N42]/60" office:value-type="float" office:value="0.0113833333333333" calcext:value-type="float">
            <text:p>0.0113833333</text:p>
          </table:table-cell>
          <table:table-cell table:number-columns-repeated="13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88.98125" calcext:value-type="float">
            <text:p>88.981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an rank</text:p>
          </table:table-cell>
          <table:table-cell office:value-type="float" office:value="776.453125" calcext:value-type="float">
            <text:p>776.453125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4039" calcext:value-type="float">
            <text:p>14039</text:p>
          </table:table-cell>
          <table:table-cell table:formula="of:=[.M43]/1000" office:value-type="float" office:value="14.039" calcext:value-type="float">
            <text:p>14.039</text:p>
          </table:table-cell>
          <table:table-cell table:formula="of:=[.N43]/60" office:value-type="float" office:value="0.233983333333333" calcext:value-type="float">
            <text:p>0.2339833333</text:p>
          </table:table-cell>
          <table:table-cell table:number-columns-repeated="13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88.625" calcext:value-type="float">
            <text:p>88.6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dian distance</text:p>
          </table:table-cell>
          <table:table-cell office:value-type="float" office:value="0.1903505" calcext:value-type="float">
            <text:p>0.190350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5059" calcext:value-type="float">
            <text:p>15059</text:p>
          </table:table-cell>
          <table:table-cell table:formula="of:=[.M44]/1000" office:value-type="float" office:value="15.059" calcext:value-type="float">
            <text:p>15.059</text:p>
          </table:table-cell>
          <table:table-cell table:formula="of:=[.N44]/60" office:value-type="float" office:value="0.250983333333333" calcext:value-type="float">
            <text:p>0.2509833333</text:p>
          </table:table-cell>
          <table:table-cell table:number-columns-repeated="13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0.2499222" calcext:value-type="float">
            <text:p>0.24992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dian distance</text:p>
          </table:table-cell>
          <table:table-cell office:value-type="float" office:value="0.2511568" calcext:value-type="float">
            <text:p>0.2511568</text:p>
          </table:table-cell>
          <table:table-cell table:number-columns-repeated="20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0.3569271" calcext:value-type="float">
            <text:p>0.35692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dian distance</text:p>
          </table:table-cell>
          <table:table-cell office:value-type="float" office:value="0.5751931" calcext:value-type="float">
            <text:p>0.5751931</text:p>
          </table:table-cell>
          <table:table-cell table:number-columns-repeated="2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1.0198161" calcext:value-type="float">
            <text:p>1.01981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dian distance</text:p>
          </table:table-cell>
          <table:table-cell office:value-type="float" office:value="104.0679344" calcext:value-type="float">
            <text:p>104.0679344</text:p>
          </table:table-cell>
          <table:table-cell table:number-columns-repeated="2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203.2788969" calcext:value-type="float">
            <text:p>203.27889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dian distance</text:p>
          </table:table-cell>
          <table:table-cell office:value-type="float" office:value="0.7967362" calcext:value-type="float">
            <text:p>0.7967362</text:p>
          </table:table-cell>
          <table:table-cell table:number-columns-repeated="20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1.422279" calcext:value-type="float">
            <text:p>1.4222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dian distance</text:p>
          </table:table-cell>
          <table:table-cell office:value-type="float" office:value="0.797771" calcext:value-type="float">
            <text:p>0.797771</text:p>
          </table:table-cell>
          <table:table-cell table:number-columns-repeated="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1.4268556" calcext:value-type="float">
            <text:p>1.42685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dian rank</text:p>
          </table:table-cell>
          <table:table-cell office:value-type="float" office:value="1.5375" calcext:value-type="float">
            <text:p>1.5375</text:p>
          </table:table-cell>
          <table:table-cell table:number-columns-repeated="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6.025" calcext:value-type="float">
            <text:p>6.0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dian rank</text:p>
          </table:table-cell>
          <table:table-cell office:value-type="float" office:value="9.93125" calcext:value-type="float">
            <text:p>9.93125</text:p>
          </table:table-cell>
          <table:table-cell table:number-columns-repeated="20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32.484375" calcext:value-type="float">
            <text:p>32.4843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dian rank</text:p>
          </table:table-cell>
          <table:table-cell office:value-type="float" office:value="140.4734375" calcext:value-type="float">
            <text:p>140.4734375</text:p>
          </table:table-cell>
          <table:table-cell table:number-columns-repeated="20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434.990625" calcext:value-type="float">
            <text:p>434.9906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dian rank</text:p>
          </table:table-cell>
          <table:table-cell office:value-type="float" office:value="9992.80625" calcext:value-type="float">
            <text:p>9992.80625</text:p>
          </table:table-cell>
          <table:table-cell table:number-columns-repeated="20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14998.878125" calcext:value-type="float">
            <text:p>14998.8781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dian rank</text:p>
          </table:table-cell>
          <table:table-cell office:value-type="float" office:value="279.528125" calcext:value-type="float">
            <text:p>279.528125</text:p>
          </table:table-cell>
          <table:table-cell table:number-columns-repeated="20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795.4875" calcext:value-type="float">
            <text:p>795.48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dian rank</text:p>
          </table:table-cell>
          <table:table-cell office:value-type="float" office:value="279.9234375" calcext:value-type="float">
            <text:p>279.9234375</text:p>
          </table:table-cell>
          <table:table-cell table:number-columns-repeated="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803.865625" calcext:value-type="float">
            <text:p>803.8656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ranker time</text:p>
          </table:table-cell>
          <table:table-cell office:value-type="float" office:value="26363.29375" calcext:value-type="float">
            <text:p>26363.29375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ranker time</text:p>
          </table:table-cell>
          <table:table-cell office:value-type="float" office:value="30506.284375" calcext:value-type="float">
            <text:p>30506.284375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ranker time</text:p>
          </table:table-cell>
          <table:table-cell office:value-type="float" office:value="29315.78125" calcext:value-type="float">
            <text:p>29315.78125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ranker time</text:p>
          </table:table-cell>
          <table:table-cell office:value-type="float" office:value="31294.796875" calcext:value-type="float">
            <text:p>31294.796875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ranker time</text:p>
          </table:table-cell>
          <table:table-cell office:value-type="float" office:value="30251.790625" calcext:value-type="float">
            <text:p>30251.790625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ranker time</text:p>
          </table:table-cell>
          <table:table-cell office:value-type="float" office:value="29998.390625" calcext:value-type="float">
            <text:p>29998.390625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stddev distance</text:p>
          </table:table-cell>
          <table:table-cell office:value-type="float" office:value="12.94901" calcext:value-type="float">
            <text:p>12.94901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stddev distance</text:p>
          </table:table-cell>
          <table:table-cell office:value-type="float" office:value="12.7077307" calcext:value-type="float">
            <text:p>12.7077307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63" calcext:value-type="float">
            <text:p>6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stddev distance</text:p>
          </table:table-cell>
          <table:table-cell office:value-type="float" office:value="13.8453323" calcext:value-type="float">
            <text:p>13.8453323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64" calcext:value-type="float">
            <text:p>6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stddev distance</text:p>
          </table:table-cell>
          <table:table-cell office:value-type="float" office:value="91.3022109" calcext:value-type="float">
            <text:p>91.3022109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stddev distance</text:p>
          </table:table-cell>
          <table:table-cell office:value-type="float" office:value="12.3579064" calcext:value-type="float">
            <text:p>12.3579064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stddev distance</text:p>
          </table:table-cell>
          <table:table-cell office:value-type="float" office:value="12.4598699" calcext:value-type="float">
            <text:p>12.4598699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stddev rank</text:p>
          </table:table-cell>
          <table:table-cell office:value-type="float" office:value="871.5242656" calcext:value-type="float">
            <text:p>871.5242656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stddev rank</text:p>
          </table:table-cell>
          <table:table-cell office:value-type="float" office:value="1284.48125" calcext:value-type="float">
            <text:p>1284.48125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69" calcext:value-type="float">
            <text:p>6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stddev rank</text:p>
          </table:table-cell>
          <table:table-cell office:value-type="float" office:value="1138.9081563" calcext:value-type="float">
            <text:p>1138.9081563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stddev rank</text:p>
          </table:table-cell>
          <table:table-cell office:value-type="float" office:value="5772.3442188" calcext:value-type="float">
            <text:p>5772.3442188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71" calcext:value-type="float">
            <text:p>7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stddev rank</text:p>
          </table:table-cell>
          <table:table-cell office:value-type="float" office:value="1382.3595719" calcext:value-type="float">
            <text:p>1382.3595719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stddev rank</text:p>
          </table:table-cell>
          <table:table-cell office:value-type="float" office:value="1398.5296188" calcext:value-type="float">
            <text:p>1398.5296188</text:p>
          </table:table-cell>
          <table:table-cell table:number-columns-repeated="20"/>
        </table:table-row>
      </table:table>
      <table:table table:name="ABM20k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ank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Algorithm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Median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td. Dev</text:p>
          </table:table-cell>
          <table:table-cell office:value-type="string" calcext:value-type="string">
            <text:p>Effectivenes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Cluster shuffle</text:p>
          </table:table-cell>
          <table:table-cell table:style-name="ce7" office:value-type="float" office:value="68.5" calcext:value-type="float">
            <text:p>69</text:p>
          </table:table-cell>
          <table:table-cell table:style-name="ce7" office:value-type="float" office:value="9.25" calcext:value-type="float">
            <text:p>9</text:p>
          </table:table-cell>
          <table:table-cell table:style-name="ce7" office:value-type="float" office:value="2.75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6.3009" calcext:value-type="float">
            <text:p>326</text:p>
          </table:table-cell>
          <table:table-cell table:style-name="ce8" table:formula="of:=[.E3]/[.$E$3]" office:value-type="float" office:value="1" calcext:value-type="float">
            <text:p>1.0</text:p>
          </table:table-cell>
          <table:table-cell table:style-name="ce7" office:value-type="float" office:value="14.5" calcext:value-type="float">
            <text:p>15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Brute force</text:p>
          </table:table-cell>
          <table:table-cell table:style-name="ce7" office:value-type="float" office:value="84.75" calcext:value-type="float">
            <text:p>8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25" calcext:value-type="float">
            <text:p>5</text:p>
          </table:table-cell>
          <table:table-cell table:style-name="ce7" office:value-type="float" office:value="708.21625" calcext:value-type="float">
            <text:p>708</text:p>
          </table:table-cell>
          <table:table-cell table:style-name="ce8" table:formula="of:=[.E4]/[.$E$3]" office:value-type="float" office:value="1.23722627737226" calcext:value-type="float">
            <text:p>1.2</text:p>
          </table:table-cell>
          <table:table-cell table:style-name="ce7" office:value-type="float" office:value="1154.75" calcext:value-type="float">
            <text:p>1,155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Weighted shuffle</text:p>
          </table:table-cell>
          <table:table-cell table:style-name="ce7" office:value-type="float" office:value="255.5" calcext:value-type="float">
            <text:p>256</text:p>
          </table:table-cell>
          <table:table-cell table:style-name="ce7" office:value-type="float" office:value="104.25" calcext:value-type="float">
            <text:p>104</text:p>
          </table:table-cell>
          <table:table-cell table:style-name="ce7" office:value-type="float" office:value="34.5" calcext:value-type="float">
            <text:p>35</text:p>
          </table:table-cell>
          <table:table-cell table:style-name="ce7" office:value-type="float" office:value="276.5" calcext:value-type="float">
            <text:p>277</text:p>
          </table:table-cell>
          <table:table-cell table:style-name="ce7" office:value-type="float" office:value="535.8335" calcext:value-type="float">
            <text:p>536</text:p>
          </table:table-cell>
          <table:table-cell table:style-name="ce8" table:formula="of:=[.E5]/[.$E$3]" office:value-type="float" office:value="3.72992700729927" calcext:value-type="float">
            <text:p>3.7</text:p>
          </table:table-cell>
          <table:table-cell table:style-name="ce7" office:value-type="float" office:value="13.5" calcext:value-type="float">
            <text:p>14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andom k</text:p>
          </table:table-cell>
          <table:table-cell table:style-name="ce7" office:value-type="float" office:value="295.25" calcext:value-type="float">
            <text:p>295</text:p>
          </table:table-cell>
          <table:table-cell table:style-name="ce7" office:value-type="float" office:value="156.25" calcext:value-type="float">
            <text:p>156</text:p>
          </table:table-cell>
          <table:table-cell table:style-name="ce7" office:value-type="float" office:value="60.25" calcext:value-type="float">
            <text:p>60</text:p>
          </table:table-cell>
          <table:table-cell table:style-name="ce7" office:value-type="float" office:value="355.75" calcext:value-type="float">
            <text:p>356</text:p>
          </table:table-cell>
          <table:table-cell table:style-name="ce7" office:value-type="float" office:value="519.1115" calcext:value-type="float">
            <text:p>519</text:p>
          </table:table-cell>
          <table:table-cell table:style-name="ce8" table:formula="of:=[.E6]/[.$E$3]" office:value-type="float" office:value="4.31021897810219" calcext:value-type="float">
            <text:p>4.3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Distribution match</text:p>
          </table:table-cell>
          <table:table-cell table:style-name="ce7" office:value-type="float" office:value="470.25" calcext:value-type="float">
            <text:p>470</text:p>
          </table:table-cell>
          <table:table-cell table:style-name="ce7" office:value-type="float" office:value="197.25" calcext:value-type="float">
            <text:p>197</text:p>
          </table:table-cell>
          <table:table-cell table:style-name="ce7" office:value-type="float" office:value="69.25" calcext:value-type="float">
            <text:p>69</text:p>
          </table:table-cell>
          <table:table-cell table:style-name="ce7" office:value-type="float" office:value="503.5" calcext:value-type="float">
            <text:p>504</text:p>
          </table:table-cell>
          <table:table-cell table:style-name="ce7" office:value-type="float" office:value="932.518" calcext:value-type="float">
            <text:p>933</text:p>
          </table:table-cell>
          <table:table-cell table:style-name="ce8" table:formula="of:=[.E7]/[.$E$3]" office:value-type="float" office:value="6.86496350364964" calcext:value-type="float">
            <text:p>6.9</text:p>
          </table:table-cell>
          <table:table-cell table:style-name="ce7" office:value-type="float" office:value="15.75" calcext:value-type="float">
            <text:p>16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andom</text:p>
          </table:table-cell>
          <table:table-cell table:style-name="ce7" office:value-type="float" office:value="10004" calcext:value-type="float">
            <text:p>10,004</text:p>
          </table:table-cell>
          <table:table-cell table:style-name="ce7" office:value-type="float" office:value="9999.375" calcext:value-type="float">
            <text:p>9,999</text:p>
          </table:table-cell>
          <table:table-cell table:style-name="ce7" office:value-type="float" office:value="4990.5" calcext:value-type="float">
            <text:p>4,991</text:p>
          </table:table-cell>
          <table:table-cell table:style-name="ce7" office:value-type="float" office:value="15013" calcext:value-type="float">
            <text:p>15,013</text:p>
          </table:table-cell>
          <table:table-cell table:style-name="ce7" office:value-type="float" office:value="5768.0075" calcext:value-type="float">
            <text:p>5,768</text:p>
          </table:table-cell>
          <table:table-cell table:style-name="ce8" table:formula="of:=[.E8]/[.$E$3]" office:value-type="float" office:value="146.043795620438" calcext:value-type="float">
            <text:p>146.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Attractor=Rejector=0.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25% distance</text:p>
          </table:table-cell>
          <table:table-cell office:value-type="float" office:value="0.002060295" calcext:value-type="float">
            <text:p>0.0020602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25% distance</text:p>
          </table:table-cell>
          <table:table-cell office:value-type="float" office:value="0.004569915" calcext:value-type="float">
            <text:p>0.0045699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25% distance</text:p>
          </table:table-cell>
          <table:table-cell office:value-type="float" office:value="0.021241225" calcext:value-type="float">
            <text:p>0.0212412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25% distance</text:p>
          </table:table-cell>
          <table:table-cell office:value-type="float" office:value="0.20632825" calcext:value-type="float">
            <text:p>0.206328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25% distance</text:p>
          </table:table-cell>
          <table:table-cell office:value-type="float" office:value="0.019828025" calcext:value-type="float">
            <text:p>0.0198280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25% distance</text:p>
          </table:table-cell>
          <table:table-cell office:value-type="float" office:value="0.015010025" calcext:value-type="float">
            <text:p>0.0150100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25% ran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25% rank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25% rank</text:p>
          </table:table-cell>
          <table:table-cell office:value-type="float" office:value="69.25" calcext:value-type="float">
            <text:p>69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25% rank</text:p>
          </table:table-cell>
          <table:table-cell office:value-type="float" office:value="4990.5" calcext:value-type="float">
            <text:p>4990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25% rank</text:p>
          </table:table-cell>
          <table:table-cell office:value-type="float" office:value="60.25" calcext:value-type="float">
            <text:p>60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25% rank</text:p>
          </table:table-cell>
          <table:table-cell office:value-type="float" office:value="34.5" calcext:value-type="float">
            <text:p>34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75% distance</text:p>
          </table:table-cell>
          <table:table-cell office:value-type="float" office:value="0.00636259" calcext:value-type="float">
            <text:p>0.006362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75% distance</text:p>
          </table:table-cell>
          <table:table-cell office:value-type="float" office:value="0.0139938" calcext:value-type="float">
            <text:p>0.01399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75% distance</text:p>
          </table:table-cell>
          <table:table-cell office:value-type="float" office:value="0.05860145" calcext:value-type="float">
            <text:p>0.058601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75% distance</text:p>
          </table:table-cell>
          <table:table-cell office:value-type="float" office:value="0.44633575" calcext:value-type="float">
            <text:p>0.446335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75% distance</text:p>
          </table:table-cell>
          <table:table-cell office:value-type="float" office:value="0.04895355" calcext:value-type="float">
            <text:p>0.048953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75% distance</text:p>
          </table:table-cell>
          <table:table-cell office:value-type="float" office:value="0.04272495" calcext:value-type="float">
            <text:p>0.042724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75% rank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75% rank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75% rank</text:p>
          </table:table-cell>
          <table:table-cell office:value-type="float" office:value="503.5" calcext:value-type="float">
            <text:p>503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75% rank</text:p>
          </table:table-cell>
          <table:table-cell office:value-type="float" office:value="15013" calcext:value-type="float">
            <text:p>150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75% rank</text:p>
          </table:table-cell>
          <table:table-cell office:value-type="float" office:value="355.75" calcext:value-type="float">
            <text:p>355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75% rank</text:p>
          </table:table-cell>
          <table:table-cell office:value-type="float" office:value="276.5" calcext:value-type="float">
            <text:p>276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algorithm time</text:p>
          </table:table-cell>
          <table:table-cell office:value-type="float" office:value="1154.75" calcext:value-type="float">
            <text:p>1154.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algorithm time</text:p>
          </table:table-cell>
          <table:table-cell office:value-type="float" office:value="14.5" calcext:value-type="float">
            <text:p>14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algorithm time</text:p>
          </table:table-cell>
          <table:table-cell office:value-type="float" office:value="15.75" calcext:value-type="float">
            <text:p>15.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algorithm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algorithm tim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algorithm time</text:p>
          </table:table-cell>
          <table:table-cell office:value-type="float" office:value="13.5" calcext:value-type="float">
            <text:p>13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an distance</text:p>
          </table:table-cell>
          <table:table-cell office:value-type="float" office:value="0.008912962" calcext:value-type="float">
            <text:p>0.0089129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an distance</text:p>
          </table:table-cell>
          <table:table-cell office:value-type="float" office:value="0.012928343" calcext:value-type="float">
            <text:p>0.0129283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an distance</text:p>
          </table:table-cell>
          <table:table-cell office:value-type="float" office:value="0.045842475" calcext:value-type="float">
            <text:p>0.0458424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an distance</text:p>
          </table:table-cell>
          <table:table-cell office:value-type="float" office:value="0.333253" calcext:value-type="float">
            <text:p>0.3332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an distance</text:p>
          </table:table-cell>
          <table:table-cell office:value-type="float" office:value="0.03777525" calcext:value-type="float">
            <text:p>0.037775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an distance</text:p>
          </table:table-cell>
          <table:table-cell office:value-type="float" office:value="0.033081625" calcext:value-type="float">
            <text:p>0.033081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an rank</text:p>
          </table:table-cell>
          <table:table-cell office:value-type="float" office:value="84.75" calcext:value-type="float">
            <text:p>84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an rank</text:p>
          </table:table-cell>
          <table:table-cell office:value-type="float" office:value="68.5" calcext:value-type="float">
            <text:p>68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an rank</text:p>
          </table:table-cell>
          <table:table-cell office:value-type="float" office:value="470.25" calcext:value-type="float">
            <text:p>470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an rank</text:p>
          </table:table-cell>
          <table:table-cell office:value-type="float" office:value="10004" calcext:value-type="float">
            <text:p>100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an rank</text:p>
          </table:table-cell>
          <table:table-cell office:value-type="float" office:value="295.25" calcext:value-type="float">
            <text:p>295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an rank</text:p>
          </table:table-cell>
          <table:table-cell office:value-type="float" office:value="255.5" calcext:value-type="float">
            <text:p>255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dian distance</text:p>
          </table:table-cell>
          <table:table-cell office:value-type="float" office:value="0.003501595" calcext:value-type="float">
            <text:p>0.00350159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dian distance</text:p>
          </table:table-cell>
          <table:table-cell office:value-type="float" office:value="0.007884157" calcext:value-type="float">
            <text:p>0.00788415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dian distance</text:p>
          </table:table-cell>
          <table:table-cell office:value-type="float" office:value="0.036138075" calcext:value-type="float">
            <text:p>0.0361380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dian distance</text:p>
          </table:table-cell>
          <table:table-cell office:value-type="float" office:value="0.32005875" calcext:value-type="float">
            <text:p>0.320058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dian distance</text:p>
          </table:table-cell>
          <table:table-cell office:value-type="float" office:value="0.03208635" calcext:value-type="float">
            <text:p>0.0320863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dian distance</text:p>
          </table:table-cell>
          <table:table-cell office:value-type="float" office:value="0.026051375" calcext:value-type="float">
            <text:p>0.0260513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dian ran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dian rank</text:p>
          </table:table-cell>
          <table:table-cell office:value-type="float" office:value="9.25" calcext:value-type="float">
            <text:p>9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dian rank</text:p>
          </table:table-cell>
          <table:table-cell office:value-type="float" office:value="197.25" calcext:value-type="float">
            <text:p>197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dian rank</text:p>
          </table:table-cell>
          <table:table-cell office:value-type="float" office:value="9999.375" calcext:value-type="float">
            <text:p>9999.3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dian rank</text:p>
          </table:table-cell>
          <table:table-cell office:value-type="float" office:value="156.25" calcext:value-type="float">
            <text:p>156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dian rank</text:p>
          </table:table-cell>
          <table:table-cell office:value-type="float" office:value="104.25" calcext:value-type="float">
            <text:p>104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ranker time</text:p>
          </table:table-cell>
          <table:table-cell office:value-type="float" office:value="2759.75" calcext:value-type="float">
            <text:p>2759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ranker time</text:p>
          </table:table-cell>
          <table:table-cell office:value-type="float" office:value="2795.25" calcext:value-type="float">
            <text:p>2795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ranker time</text:p>
          </table:table-cell>
          <table:table-cell office:value-type="float" office:value="2794.5" calcext:value-type="float">
            <text:p>2794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ranker time</text:p>
          </table:table-cell>
          <table:table-cell office:value-type="float" office:value="2788.5" calcext:value-type="float">
            <text:p>2788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ranker time</text:p>
          </table:table-cell>
          <table:table-cell office:value-type="float" office:value="2794" calcext:value-type="float">
            <text:p>27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ranker time</text:p>
          </table:table-cell>
          <table:table-cell office:value-type="float" office:value="2793.5" calcext:value-type="float">
            <text:p>2793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stddev distance</text:p>
          </table:table-cell>
          <table:table-cell office:value-type="float" office:value="0.027166325" calcext:value-type="float">
            <text:p>0.0271663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stddev distance</text:p>
          </table:table-cell>
          <table:table-cell office:value-type="float" office:value="0.01967405" calcext:value-type="float">
            <text:p>0.0196740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stddev distance</text:p>
          </table:table-cell>
          <table:table-cell office:value-type="float" office:value="0.039074875" calcext:value-type="float">
            <text:p>0.0390748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stddev distance</text:p>
          </table:table-cell>
          <table:table-cell office:value-type="float" office:value="0.1665405" calcext:value-type="float">
            <text:p>0.166540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stddev distance</text:p>
          </table:table-cell>
          <table:table-cell office:value-type="float" office:value="0.027257925" calcext:value-type="float">
            <text:p>0.0272579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stddev distance</text:p>
          </table:table-cell>
          <table:table-cell office:value-type="float" office:value="0.028609925" calcext:value-type="float">
            <text:p>0.0286099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stddev rank</text:p>
          </table:table-cell>
          <table:table-cell office:value-type="float" office:value="708.21625" calcext:value-type="float">
            <text:p>708.21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stddev rank</text:p>
          </table:table-cell>
          <table:table-cell office:value-type="float" office:value="326.3009" calcext:value-type="float">
            <text:p>326.3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stddev rank</text:p>
          </table:table-cell>
          <table:table-cell office:value-type="float" office:value="932.518" calcext:value-type="float">
            <text:p>932.5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stddev rank</text:p>
          </table:table-cell>
          <table:table-cell office:value-type="float" office:value="5768.0075" calcext:value-type="float">
            <text:p>5768.00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stddev rank</text:p>
          </table:table-cell>
          <table:table-cell office:value-type="float" office:value="519.1115" calcext:value-type="float">
            <text:p>519.11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stddev rank</text:p>
          </table:table-cell>
          <table:table-cell office:value-type="float" office:value="535.8335" calcext:value-type="float">
            <text:p>535.8335</text:p>
          </table:table-cell>
          <table:table-cell table:number-columns-repeated="5"/>
        </table:table-row>
      </table:table>
      <table:table table:name="K tests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mean ranking</text:p>
          </table:table-cell>
          <table:table-cell table:style-name="Default" table:formula="of:=[.B1]" office:value-type="string" office:string-value="k" calcext:value-type="string">
            <text:p>k</text:p>
          </table:table-cell>
          <table:table-cell table:style-name="Default" table:formula="of:=&quot;&amp; &quot; &amp;[.C1]" office:value-type="string" office:string-value="&amp; mean ranking" calcext:value-type="string">
            <text:p>&amp; mean ranking</text:p>
          </table:table-cell>
          <table:table-cell table:style-name="Default" office:value-type="string" calcext:value-type="string">
            <text:p>\\</text:p>
          </table:table-cell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float" office:value="286.3" calcext:value-type="float">
            <text:p>286.3</text:p>
          </table:table-cell>
          <table:table-cell table:style-name="Default" table:formula="of:=[.B2]" office:value-type="float" office:value="50" calcext:value-type="float">
            <text:p>50</text:p>
          </table:table-cell>
          <table:table-cell table:style-name="Default" table:formula="of:=&quot;&amp; &quot; &amp; ROUND([.C2])" office:value-type="string" office:string-value="&amp; 286" calcext:value-type="string">
            <text:p>&amp; 286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Cluster shuffle 100 100</text:p>
          </table:table-cell>
          <table:table-cell office:value-type="string" calcext:value-type="string">
            <text:p>mean rank</text:p>
          </table:table-cell>
          <table:table-cell office:value-type="float" office:value="183.2" calcext:value-type="float">
            <text:p>183.2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183.2" calcext:value-type="float">
            <text:p>183.2</text:p>
          </table:table-cell>
          <table:table-cell table:style-name="Default" table:formula="of:=[.B3]" office:value-type="float" office:value="100" calcext:value-type="float">
            <text:p>100</text:p>
          </table:table-cell>
          <table:table-cell table:style-name="Default" table:formula="of:=&quot;&amp; &quot; &amp; ROUND([.C3])" office:value-type="string" office:string-value="&amp; 183" calcext:value-type="string">
            <text:p>&amp; 183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Cluster shuffle 150 100</text:p>
          </table:table-cell>
          <table:table-cell office:value-type="string" calcext:value-type="string">
            <text:p>mean rank</text:p>
          </table:table-cell>
          <table:table-cell office:value-type="float" office:value="213.65" calcext:value-type="float">
            <text:p>213.6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office:value-type="float" office:value="213.65" calcext:value-type="float">
            <text:p>213.65</text:p>
          </table:table-cell>
          <table:table-cell table:style-name="Default" table:formula="of:=[.B4]" office:value-type="float" office:value="150" calcext:value-type="float">
            <text:p>150</text:p>
          </table:table-cell>
          <table:table-cell table:style-name="Default" table:formula="of:=&quot;&amp; &quot; &amp; ROUND([.C4])" office:value-type="string" office:string-value="&amp; 214" calcext:value-type="string">
            <text:p>&amp; 214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Cluster shuffle 200 100</text:p>
          </table:table-cell>
          <table:table-cell office:value-type="string" calcext:value-type="string">
            <text:p>mean rank</text:p>
          </table:table-cell>
          <table:table-cell office:value-type="float" office:value="225.7" calcext:value-type="float">
            <text:p>225.7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office:value-type="float" office:value="225.7" calcext:value-type="float">
            <text:p>225.7</text:p>
          </table:table-cell>
          <table:table-cell table:style-name="Default" table:formula="of:=[.B5]" office:value-type="float" office:value="200" calcext:value-type="float">
            <text:p>200</text:p>
          </table:table-cell>
          <table:table-cell table:style-name="Default" table:formula="of:=&quot;&amp; &quot; &amp; ROUND([.C5])" office:value-type="string" office:string-value="&amp; 226" calcext:value-type="string">
            <text:p>&amp; 226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Cluster shuffle 250 100</text:p>
          </table:table-cell>
          <table:table-cell office:value-type="string" calcext:value-type="string">
            <text:p>mean rank</text:p>
          </table:table-cell>
          <table:table-cell office:value-type="float" office:value="227.125" calcext:value-type="float">
            <text:p>227.12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250" calcext:value-type="float">
            <text:p>250</text:p>
          </table:table-cell>
          <table:table-cell office:value-type="float" office:value="227.125" calcext:value-type="float">
            <text:p>227.125</text:p>
          </table:table-cell>
          <table:table-cell table:style-name="Default" table:formula="of:=[.B6]" office:value-type="float" office:value="250" calcext:value-type="float">
            <text:p>250</text:p>
          </table:table-cell>
          <table:table-cell table:style-name="Default" table:formula="of:=&quot;&amp; &quot; &amp; ROUND([.C6])" office:value-type="string" office:string-value="&amp; 227" calcext:value-type="string">
            <text:p>&amp; 227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Cluster shuffle 950 100</text:p>
          </table:table-cell>
          <table:table-cell office:value-type="string" calcext:value-type="string">
            <text:p>mean rank</text:p>
          </table:table-cell>
          <table:table-cell office:value-type="float" office:value="234.475" calcext:value-type="float">
            <text:p>234.47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300" calcext:value-type="float">
            <text:p>300</text:p>
          </table:table-cell>
          <table:table-cell office:value-type="float" office:value="238.475" calcext:value-type="float">
            <text:p>238.475</text:p>
          </table:table-cell>
          <table:table-cell table:style-name="Default" table:formula="of:=[.B7]" office:value-type="float" office:value="300" calcext:value-type="float">
            <text:p>300</text:p>
          </table:table-cell>
          <table:table-cell table:style-name="Default" table:formula="of:=&quot;&amp; &quot; &amp; ROUND([.C7])" office:value-type="string" office:string-value="&amp; 238" calcext:value-type="string">
            <text:p>&amp; 238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Cluster shuffle 300 100</text:p>
          </table:table-cell>
          <table:table-cell office:value-type="string" calcext:value-type="string">
            <text:p>mean rank</text:p>
          </table:table-cell>
          <table:table-cell office:value-type="float" office:value="238.475" calcext:value-type="float">
            <text:p>238.47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350" calcext:value-type="float">
            <text:p>350</text:p>
          </table:table-cell>
          <table:table-cell office:value-type="float" office:value="251.825" calcext:value-type="float">
            <text:p>251.825</text:p>
          </table:table-cell>
          <table:table-cell table:style-name="Default" table:formula="of:=[.B8]" office:value-type="float" office:value="350" calcext:value-type="float">
            <text:p>350</text:p>
          </table:table-cell>
          <table:table-cell table:style-name="Default" table:formula="of:=&quot;&amp; &quot; &amp; ROUND([.C8])" office:value-type="string" office:string-value="&amp; 252" calcext:value-type="string">
            <text:p>&amp; 252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Cluster shuffle 1000 100</text:p>
          </table:table-cell>
          <table:table-cell office:value-type="string" calcext:value-type="string">
            <text:p>mean rank</text:p>
          </table:table-cell>
          <table:table-cell office:value-type="float" office:value="242.375" calcext:value-type="float">
            <text:p>242.37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400" calcext:value-type="float">
            <text:p>400</text:p>
          </table:table-cell>
          <table:table-cell office:value-type="float" office:value="264.55" calcext:value-type="float">
            <text:p>264.55</text:p>
          </table:table-cell>
          <table:table-cell table:style-name="Default" table:formula="of:=[.B9]" office:value-type="float" office:value="400" calcext:value-type="float">
            <text:p>400</text:p>
          </table:table-cell>
          <table:table-cell table:style-name="Default" table:formula="of:=&quot;&amp; &quot; &amp; ROUND([.C9])" office:value-type="string" office:string-value="&amp; 265" calcext:value-type="string">
            <text:p>&amp; 265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Cluster shuffle 850 100</text:p>
          </table:table-cell>
          <table:table-cell office:value-type="string" calcext:value-type="string">
            <text:p>mean rank</text:p>
          </table:table-cell>
          <table:table-cell office:value-type="float" office:value="242.55" calcext:value-type="float">
            <text:p>242.5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450" calcext:value-type="float">
            <text:p>450</text:p>
          </table:table-cell>
          <table:table-cell office:value-type="float" office:value="262.75" calcext:value-type="float">
            <text:p>262.75</text:p>
          </table:table-cell>
          <table:table-cell table:style-name="Default" table:formula="of:=[.B10]" office:value-type="float" office:value="450" calcext:value-type="float">
            <text:p>450</text:p>
          </table:table-cell>
          <table:table-cell table:style-name="Default" table:formula="of:=&quot;&amp; &quot; &amp; ROUND([.C10])" office:value-type="string" office:string-value="&amp; 263" calcext:value-type="string">
            <text:p>&amp; 263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Cluster shuffle 350 100</text:p>
          </table:table-cell>
          <table:table-cell office:value-type="string" calcext:value-type="string">
            <text:p>mean rank</text:p>
          </table:table-cell>
          <table:table-cell office:value-type="float" office:value="251.825" calcext:value-type="float">
            <text:p>251.82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500" calcext:value-type="float">
            <text:p>500</text:p>
          </table:table-cell>
          <table:table-cell office:value-type="float" office:value="257.525" calcext:value-type="float">
            <text:p>257.525</text:p>
          </table:table-cell>
          <table:table-cell table:style-name="Default" table:formula="of:=[.B11]" office:value-type="float" office:value="500" calcext:value-type="float">
            <text:p>500</text:p>
          </table:table-cell>
          <table:table-cell table:style-name="Default" table:formula="of:=&quot;&amp; &quot; &amp; ROUND([.C11])" office:value-type="string" office:string-value="&amp; 258" calcext:value-type="string">
            <text:p>&amp; 258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Cluster shuffle 900 100</text:p>
          </table:table-cell>
          <table:table-cell office:value-type="string" calcext:value-type="string">
            <text:p>mean rank</text:p>
          </table:table-cell>
          <table:table-cell office:value-type="float" office:value="252.55" calcext:value-type="float">
            <text:p>252.5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550" calcext:value-type="float">
            <text:p>550</text:p>
          </table:table-cell>
          <table:table-cell office:value-type="float" office:value="287.525" calcext:value-type="float">
            <text:p>287.525</text:p>
          </table:table-cell>
          <table:table-cell table:style-name="Default" table:formula="of:=[.B12]" office:value-type="float" office:value="550" calcext:value-type="float">
            <text:p>550</text:p>
          </table:table-cell>
          <table:table-cell table:style-name="Default" table:formula="of:=&quot;&amp; &quot; &amp; ROUND([.C12])" office:value-type="string" office:string-value="&amp; 288" calcext:value-type="string">
            <text:p>&amp; 288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Cluster shuffle 500 100</text:p>
          </table:table-cell>
          <table:table-cell office:value-type="string" calcext:value-type="string">
            <text:p>mean rank</text:p>
          </table:table-cell>
          <table:table-cell office:value-type="float" office:value="257.525" calcext:value-type="float">
            <text:p>257.52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600" calcext:value-type="float">
            <text:p>600</text:p>
          </table:table-cell>
          <table:table-cell office:value-type="float" office:value="267.4" calcext:value-type="float">
            <text:p>267.4</text:p>
          </table:table-cell>
          <table:table-cell table:style-name="Default" table:formula="of:=[.B13]" office:value-type="float" office:value="600" calcext:value-type="float">
            <text:p>600</text:p>
          </table:table-cell>
          <table:table-cell table:style-name="Default" table:formula="of:=&quot;&amp; &quot; &amp; ROUND([.C13])" office:value-type="string" office:string-value="&amp; 267" calcext:value-type="string">
            <text:p>&amp; 267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Cluster shuffle 450 100</text:p>
          </table:table-cell>
          <table:table-cell office:value-type="string" calcext:value-type="string">
            <text:p>mean rank</text:p>
          </table:table-cell>
          <table:table-cell office:value-type="float" office:value="262.75" calcext:value-type="float">
            <text:p>262.7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650" calcext:value-type="float">
            <text:p>650</text:p>
          </table:table-cell>
          <table:table-cell office:value-type="float" office:value="263.7" calcext:value-type="float">
            <text:p>263.7</text:p>
          </table:table-cell>
          <table:table-cell table:style-name="Default" table:formula="of:=[.B14]" office:value-type="float" office:value="650" calcext:value-type="float">
            <text:p>650</text:p>
          </table:table-cell>
          <table:table-cell table:style-name="Default" table:formula="of:=&quot;&amp; &quot; &amp; ROUND([.C14])" office:value-type="string" office:string-value="&amp; 264" calcext:value-type="string">
            <text:p>&amp; 264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Cluster shuffle 650 100</text:p>
          </table:table-cell>
          <table:table-cell office:value-type="string" calcext:value-type="string">
            <text:p>mean rank</text:p>
          </table:table-cell>
          <table:table-cell office:value-type="float" office:value="263.7" calcext:value-type="float">
            <text:p>263.7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700" calcext:value-type="float">
            <text:p>700</text:p>
          </table:table-cell>
          <table:table-cell office:value-type="float" office:value="267.05" calcext:value-type="float">
            <text:p>267.05</text:p>
          </table:table-cell>
          <table:table-cell table:style-name="Default" table:formula="of:=[.B15]" office:value-type="float" office:value="700" calcext:value-type="float">
            <text:p>700</text:p>
          </table:table-cell>
          <table:table-cell table:style-name="Default" table:formula="of:=&quot;&amp; &quot; &amp; ROUND([.C15])" office:value-type="string" office:string-value="&amp; 267" calcext:value-type="string">
            <text:p>&amp; 267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Cluster shuffle 400 100</text:p>
          </table:table-cell>
          <table:table-cell office:value-type="string" calcext:value-type="string">
            <text:p>mean rank</text:p>
          </table:table-cell>
          <table:table-cell office:value-type="float" office:value="264.55" calcext:value-type="float">
            <text:p>264.5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750" calcext:value-type="float">
            <text:p>750</text:p>
          </table:table-cell>
          <table:table-cell office:value-type="float" office:value="284.05" calcext:value-type="float">
            <text:p>284.05</text:p>
          </table:table-cell>
          <table:table-cell table:style-name="Default" table:formula="of:=[.B16]" office:value-type="float" office:value="750" calcext:value-type="float">
            <text:p>750</text:p>
          </table:table-cell>
          <table:table-cell table:style-name="Default" table:formula="of:=&quot;&amp; &quot; &amp; ROUND([.C16])" office:value-type="string" office:string-value="&amp; 284" calcext:value-type="string">
            <text:p>&amp; 284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Cluster shuffle 700 100</text:p>
          </table:table-cell>
          <table:table-cell office:value-type="string" calcext:value-type="string">
            <text:p>mean rank</text:p>
          </table:table-cell>
          <table:table-cell office:value-type="float" office:value="267.05" calcext:value-type="float">
            <text:p>267.0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800" calcext:value-type="float">
            <text:p>800</text:p>
          </table:table-cell>
          <table:table-cell office:value-type="float" office:value="322.5" calcext:value-type="float">
            <text:p>322.5</text:p>
          </table:table-cell>
          <table:table-cell table:style-name="Default" table:formula="of:=[.B17]" office:value-type="float" office:value="800" calcext:value-type="float">
            <text:p>800</text:p>
          </table:table-cell>
          <table:table-cell table:style-name="Default" table:formula="of:=&quot;&amp; &quot; &amp; ROUND([.C17])" office:value-type="string" office:string-value="&amp; 323" calcext:value-type="string">
            <text:p>&amp; 323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Cluster shuffle 600 100</text:p>
          </table:table-cell>
          <table:table-cell office:value-type="string" calcext:value-type="string">
            <text:p>mean rank</text:p>
          </table:table-cell>
          <table:table-cell office:value-type="float" office:value="267.4" calcext:value-type="float">
            <text:p>267.4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850" calcext:value-type="float">
            <text:p>850</text:p>
          </table:table-cell>
          <table:table-cell office:value-type="float" office:value="242.55" calcext:value-type="float">
            <text:p>242.55</text:p>
          </table:table-cell>
          <table:table-cell table:style-name="Default" table:formula="of:=[.B18]" office:value-type="float" office:value="850" calcext:value-type="float">
            <text:p>850</text:p>
          </table:table-cell>
          <table:table-cell table:style-name="Default" table:formula="of:=&quot;&amp; &quot; &amp; ROUND([.C18])" office:value-type="string" office:string-value="&amp; 243" calcext:value-type="string">
            <text:p>&amp; 243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Cluster shuffle 750 100</text:p>
          </table:table-cell>
          <table:table-cell office:value-type="string" calcext:value-type="string">
            <text:p>mean rank</text:p>
          </table:table-cell>
          <table:table-cell office:value-type="float" office:value="284.05" calcext:value-type="float">
            <text:p>284.0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900" calcext:value-type="float">
            <text:p>900</text:p>
          </table:table-cell>
          <table:table-cell office:value-type="float" office:value="252.55" calcext:value-type="float">
            <text:p>252.55</text:p>
          </table:table-cell>
          <table:table-cell table:style-name="Default" table:formula="of:=[.B19]" office:value-type="float" office:value="900" calcext:value-type="float">
            <text:p>900</text:p>
          </table:table-cell>
          <table:table-cell table:style-name="Default" table:formula="of:=&quot;&amp; &quot; &amp; ROUND([.C19])" office:value-type="string" office:string-value="&amp; 253" calcext:value-type="string">
            <text:p>&amp; 253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Cluster shuffle 50 100</text:p>
          </table:table-cell>
          <table:table-cell office:value-type="string" calcext:value-type="string">
            <text:p>mean rank</text:p>
          </table:table-cell>
          <table:table-cell office:value-type="float" office:value="286.3" calcext:value-type="float">
            <text:p>286.3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950" calcext:value-type="float">
            <text:p>950</text:p>
          </table:table-cell>
          <table:table-cell office:value-type="float" office:value="234.475" calcext:value-type="float">
            <text:p>234.475</text:p>
          </table:table-cell>
          <table:table-cell table:style-name="Default" table:formula="of:=[.B20]" office:value-type="float" office:value="950" calcext:value-type="float">
            <text:p>950</text:p>
          </table:table-cell>
          <table:table-cell table:style-name="Default" table:formula="of:=&quot;&amp; &quot; &amp; ROUND([.C20])" office:value-type="string" office:string-value="&amp; 234" calcext:value-type="string">
            <text:p>&amp; 234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Cluster shuffle 550 100</text:p>
          </table:table-cell>
          <table:table-cell office:value-type="string" calcext:value-type="string">
            <text:p>mean rank</text:p>
          </table:table-cell>
          <table:table-cell office:value-type="float" office:value="287.525" calcext:value-type="float">
            <text:p>287.525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242.375" calcext:value-type="float">
            <text:p>242.375</text:p>
          </table:table-cell>
          <table:table-cell table:style-name="Default" table:formula="of:=[.B21]" office:value-type="float" office:value="1000" calcext:value-type="float">
            <text:p>1000</text:p>
          </table:table-cell>
          <table:table-cell table:style-name="Default" table:formula="of:=&quot;&amp; &quot; &amp; ROUND([.C21])" office:value-type="string" office:string-value="&amp; 242" calcext:value-type="string">
            <text:p>&amp; 242</text:p>
          </table:table-cell>
          <table:table-cell table:style-name="Default" office:value-type="string" calcext:value-type="string">
            <text:p>\\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Cluster shuffle 800 100</text:p>
          </table:table-cell>
          <table:table-cell office:value-type="string" calcext:value-type="string">
            <text:p>mean rank</text:p>
          </table:table-cell>
          <table:table-cell office:value-type="float" office:value="322.5" calcext:value-type="float">
            <text:p>322.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</table:table-row>
        <table:table-row table:style-name="ro1" table:number-rows-repeated="8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TI5k.K2:STI5k.Q9">
          <table:sort>
            <table:sort-by table:field-number="6" table:data-type="automatic"/>
          </table:sort>
        </table:database-range>
        <table:database-range table:name="__Anonymous_Sheet_DB__1" table:target-range-address="ABM5k.Q2:ABM5k.U9">
          <table:sort>
            <table:sort-by table:field-number="1" table:data-type="automatic"/>
          </table:sort>
        </table:database-range>
        <table:database-range table:name="__Anonymous_Sheet_DB__2" table:target-range-address="STI20k.T3:STI20k.X9">
          <table:sort>
            <table:sort-by table:field-number="1" table:data-type="automatic"/>
          </table:sort>
        </table:database-range>
        <table:database-range table:name="__Anonymous_Sheet_DB__3" table:target-range-address="ABM20k.D2:ABM20k.K8">
          <table:sort>
            <table:sort-by table:field-number="1" table:data-type="automatic"/>
          </table:sort>
        </table:database-range>
        <table:database-range table:name="__Anonymous_Sheet_DB__4" table:target-range-address="'K tests'.B1:'K tests'.C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00/00/00</text:date>, <text:time style:data-style-name="N2" text:time-value="15:43:03.369036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06:56:09.370231860</meta:creation-date>
    <dc:date>2016-09-12T16:51:32.250974624</dc:date>
    <meta:editing-duration>PT11H12M39S</meta:editing-duration>
    <meta:editing-cycles>26</meta:editing-cycles>
    <meta:generator>LibreOffice/5.1.4.2$Linux_X86_64 LibreOffice_project/10m0$Build-2</meta:generator>
    <meta:document-statistic meta:table-count="5" meta:cell-count="2289" meta:object-count="0"/>
  </office:meta>
</office:document-meta>
</file>